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0.586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12.612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3.958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958cm"/>
    </style:style>
    <style:style style:name="co14" style:family="table-column">
      <style:table-column-properties fo:break-before="auto" style:column-width="5.175cm"/>
    </style:style>
    <style:style style:name="co15" style:family="table-column">
      <style:table-column-properties fo:break-before="auto" style:column-width="1.886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5.313cm"/>
    </style:style>
    <style:style style:name="co18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7.939cm"/>
    </style:style>
    <style:style style:name="co21" style:family="table-column">
      <style:table-column-properties fo:break-before="auto" style:column-width="4.062cm"/>
    </style:style>
    <style:style style:name="co22" style:family="table-column">
      <style:table-column-properties fo:break-before="auto" style:column-width="0.972cm"/>
    </style:style>
    <style:style style:name="co23" style:family="table-column">
      <style:table-column-properties fo:break-before="auto" style:column-width="6.17cm"/>
    </style:style>
    <style:style style:name="co24" style:family="table-column">
      <style:table-column-properties fo:break-before="auto" style:column-width="4.036cm"/>
    </style:style>
    <style:style style:name="co25" style:family="table-column">
      <style:table-column-properties fo:break-before="auto" style:column-width="5.114cm"/>
    </style:style>
    <style:style style:name="co26" style:family="table-column">
      <style:table-column-properties fo:break-before="auto" style:column-width="5.921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6.225cm"/>
    </style:style>
    <style:style style:name="co29" style:family="table-column">
      <style:table-column-properties fo:break-before="auto" style:column-width="4.671cm"/>
    </style:style>
    <style:style style:name="co30" style:family="table-column">
      <style:table-column-properties fo:break-before="auto" style:column-width="6.888cm"/>
    </style:style>
    <style:style style:name="co31" style:family="table-column">
      <style:table-column-properties fo:break-before="auto" style:column-width="5.639cm"/>
    </style:style>
    <style:style style:name="co32" style:family="table-column">
      <style:table-column-properties fo:break-before="auto" style:column-width="5.867cm"/>
    </style:style>
    <style:style style:name="co33" style:family="table-column">
      <style:table-column-properties fo:break-before="auto" style:column-width="6.939cm"/>
    </style:style>
    <style:style style:name="co34" style:family="table-column">
      <style:table-column-properties fo:break-before="auto" style:column-width="8.983cm"/>
    </style:style>
    <style:style style:name="co35" style:family="table-column">
      <style:table-column-properties fo:break-before="auto" style:column-width="3.074cm"/>
    </style:style>
    <style:style style:name="co36" style:family="table-column">
      <style:table-column-properties fo:break-before="auto" style:column-width="2.992cm"/>
    </style:style>
    <style:style style:name="co37" style:family="table-column">
      <style:table-column-properties fo:break-before="auto" style:column-width="3.875cm"/>
    </style:style>
    <style:style style:name="co38" style:family="table-column">
      <style:table-column-properties fo:break-before="auto" style:column-width="3.572cm"/>
    </style:style>
    <style:style style:name="co39" style:family="table-column">
      <style:table-column-properties fo:break-before="auto" style:column-width="3.821cm"/>
    </style:style>
    <style:style style:name="co40" style:family="table-column">
      <style:table-column-properties fo:break-before="auto" style:column-width="3.018cm"/>
    </style:style>
    <style:style style:name="co41" style:family="table-column">
      <style:table-column-properties fo:break-before="auto" style:column-width="4.29cm"/>
    </style:style>
    <style:style style:name="co42" style:family="table-column">
      <style:table-column-properties fo:break-before="auto" style:column-width="3.598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798cm"/>
    </style:style>
    <style:style style:name="co45" style:family="table-column">
      <style:table-column-properties fo:break-before="auto" style:column-width="0.697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3.544cm"/>
    </style:style>
    <style:style style:name="co48" style:family="table-column">
      <style:table-column-properties fo:break-before="auto" style:column-width="4.5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5"/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user_id)" table:allow-empty-cell="true" table:display-list="unsorted" table:base-cell-address="background_picture.A2">
          <table:error-message table:message-type="stop" table:display="true"/>
        </table:content-validation>
        <table:content-validation table:name="val2" table:condition="of:cell-content-is-in-list(user_id)" table:allow-empty-cell="true" table:display-list="unsorted" table:base-cell-address="request.E2">
          <table:error-message table:message-type="stop" table:display="true"/>
        </table:content-validation>
        <table:content-validation table:name="val3" table:condition="of:cell-content-is-in-list(user_id)" table:allow-empty-cell="true" table:display-list="unsorted" table:base-cell-address="tag.B2">
          <table:error-message table:message-type="stop" table:display="true"/>
        </table:content-validation>
      </table:content-validations>
      <table:table table:name="authorities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OLE_ADMIN</text:p>
          </table:table-cell>
        </table:table-row>
        <table:table-row table:style-name="ro1">
          <table:table-cell office:value-type="string" calcext:value-type="string">
            <text:p>ROLE_USER</text:p>
          </table:table-cell>
        </table:table-row>
      </table:table>
      <table:table table:name="users_authoriti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it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LE_USER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lang_ke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biograp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2a$10$mE.qmcV0mFU5NcKh73TZx.z4ueI/.bDWbj0T1BYyqP481kGGarKLG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em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User</text:p>
          </table:table-cell>
          <table:table-cell office:value-type="string" calcext:value-type="string">
            <text:p>$2a$10$j8S5d7Sr7.8VTOYNviDPOeWX8KcYILUVJBsYV83Y5NtECayypx9l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onymous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$2a$10$gSAhZrxMllrbgj/kkK9UceBPpChGWJA7SYIb1Mqo.n5aNLq1/oRrC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ad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2a$10$VEjxo0jq2YG9Rbk2HmX9S.k1uZBGYUHdUcid3g/vfiEl7lwWgOH/K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Surname 001</text:p>
          </table:table-cell>
          <table:table-cell office:value-type="string" calcext:value-type="string">
            <text:p>user00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Surname 002</text:p>
          </table:table-cell>
          <table:table-cell office:value-type="string" calcext:value-type="string">
            <text:p>user00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Surname 003</text:p>
          </table:table-cell>
          <table:table-cell office:value-type="string" calcext:value-type="string">
            <text:p>user00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4</text:p>
          </table:table-cell>
          <table:table-cell office:value-type="string" calcext:value-type="string">
            <text:p>Surname 004</text:p>
          </table:table-cell>
          <table:table-cell office:value-type="string" calcext:value-type="string">
            <text:p>user00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00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5</text:p>
          </table:table-cell>
          <table:table-cell office:value-type="string" calcext:value-type="string">
            <text:p>Surname 005</text:p>
          </table:table-cell>
          <table:table-cell office:value-type="string" calcext:value-type="string">
            <text:p>user00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00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6</text:p>
          </table:table-cell>
          <table:table-cell office:value-type="string" calcext:value-type="string">
            <text:p>Surname 006</text:p>
          </table:table-cell>
          <table:table-cell office:value-type="string" calcext:value-type="string">
            <text:p>user00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007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7</text:p>
          </table:table-cell>
          <table:table-cell office:value-type="string" calcext:value-type="string">
            <text:p>Surname 007</text:p>
          </table:table-cell>
          <table:table-cell office:value-type="string" calcext:value-type="string">
            <text:p>user007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008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8</text:p>
          </table:table-cell>
          <table:table-cell office:value-type="string" calcext:value-type="string">
            <text:p>Surname 008</text:p>
          </table:table-cell>
          <table:table-cell office:value-type="string" calcext:value-type="string">
            <text:p>user008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009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9</text:p>
          </table:table-cell>
          <table:table-cell office:value-type="string" calcext:value-type="string">
            <text:p>Surname 009</text:p>
          </table:table-cell>
          <table:table-cell office:value-type="string" calcext:value-type="string">
            <text:p>user009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010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0</text:p>
          </table:table-cell>
          <table:table-cell office:value-type="string" calcext:value-type="string">
            <text:p>Surname 010</text:p>
          </table:table-cell>
          <table:table-cell office:value-type="string" calcext:value-type="string">
            <text:p>user010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01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1</text:p>
          </table:table-cell>
          <table:table-cell office:value-type="string" calcext:value-type="string">
            <text:p>Surname 011</text:p>
          </table:table-cell>
          <table:table-cell office:value-type="string" calcext:value-type="string">
            <text:p>user01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01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2</text:p>
          </table:table-cell>
          <table:table-cell office:value-type="string" calcext:value-type="string">
            <text:p>Surname 012</text:p>
          </table:table-cell>
          <table:table-cell office:value-type="string" calcext:value-type="string">
            <text:p>user01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er01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3</text:p>
          </table:table-cell>
          <table:table-cell office:value-type="string" calcext:value-type="string">
            <text:p>Surname 013</text:p>
          </table:table-cell>
          <table:table-cell office:value-type="string" calcext:value-type="string">
            <text:p>user01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r01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4</text:p>
          </table:table-cell>
          <table:table-cell office:value-type="string" calcext:value-type="string">
            <text:p>Surname 014</text:p>
          </table:table-cell>
          <table:table-cell office:value-type="string" calcext:value-type="string">
            <text:p>user01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er01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5</text:p>
          </table:table-cell>
          <table:table-cell office:value-type="string" calcext:value-type="string">
            <text:p>Surname 015</text:p>
          </table:table-cell>
          <table:table-cell office:value-type="string" calcext:value-type="string">
            <text:p>user01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01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6</text:p>
          </table:table-cell>
          <table:table-cell office:value-type="string" calcext:value-type="string">
            <text:p>Surname 016</text:p>
          </table:table-cell>
          <table:table-cell office:value-type="string" calcext:value-type="string">
            <text:p>user01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6</text:p>
          </table:table-cell>
        </table:table-row>
      </table:table>
      <table:table table:name="background_picture" table:style-name="ta1"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CONCATENATE(&quot;Usuario &quot;; [users.B2])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CONCATENATE(&quot;Usuario &quot;; [users.B4])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CONCATENATE(&quot;Usuario &quot;; [users.B5])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CONCATENATE(&quot;Usuario &quot;; [users.B6])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CONCATENATE(&quot;Usuario &quot;; [users.B7])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CONCATENATE(&quot;Usuario &quot;; [users.B8])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CONCATENATE(&quot;Usuario &quot;; [users.B9])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CONCATENATE(&quot;Usuario &quot;; [users.B10])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CONCATENATE(&quot;Usuario &quot;; [users.B11])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CONCATENATE(&quot;Usuario &quot;; [users.B12])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CONCATENATE(&quot;Usuario &quot;; [users.B13])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CONCATENATE(&quot;Usuario &quot;; [users.B14])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CONCATENATE(&quot;Usuario &quot;; [users.B15])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CONCATENATE(&quot;Usuario &quot;; [users.B16])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CONCATENATE(&quot;Usuario &quot;; [users.B17])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CONCATENATE(&quot;Usuario &quot;; [users.B18])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CONCATENATE(&quot;Usuario &quot;; [users.B19])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CONCATENATE(&quot;Usuario &quot;; [users.B20])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CONCATENATE(&quot;Usuario &quot;; [users.B21])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profile_picture" table:style-name="ta1">
        <table:table-column table:style-name="co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[background_picture.B2]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[background_picture.B3]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[background_picture.B4]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[background_picture.B5]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[background_picture.B6]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[background_picture.B7]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[background_picture.B8]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[background_picture.B9]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[background_picture.B10]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[background_picture.B11]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[background_picture.B12]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[background_picture.B13]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[background_picture.B14]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[background_picture.B15]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[background_picture.B16]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[background_picture.B17]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[background_picture.B18]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[background_picture.B19]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[background_picture.B20]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4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style-name="ce1"/>
          <table:table-cell/>
        </table:table-row>
        <table:table-row table:style-name="ro1" table:number-rows-repeated="15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request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accepted <text:s text:c="4"/></text:p>
          </table:table-cell>
          <table:table-cell office:value-type="string" calcext:value-type="string">
            <text:p>locked <text:s text:c="6"/></text:p>
          </table:table-cell>
          <table:table-cell office:value-type="string" calcext:value-type="string">
            <text:p>ignored <text:s text:c="5"/></text:p>
          </table:table-cell>
          <table:table-cell office:value-type="string" calcext:value-type="string">
            <text:p>follower_id <text:s/></text:p>
          </table:table-cell>
          <table:table-cell office:value-type="string" calcext:value-type="string">
            <text:p>followed_id </text:p>
          </table:table-cell>
        </table:table-row>
        <table:table-row table:style-name="ro1">
          <table:table-cell table:style-name="ce2" office:value-type="date" office:date-value="2014-10-12T10:20:13" calcext:value-type="date">
            <text:p>2014-10-1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14-10-13T10:20:13" calcext:value-type="date">
            <text:p>2014-10-1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4-10-14T10:20:13" calcext:value-type="date">
            <text:p>2014-10-14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15T10:20:13" calcext:value-type="date">
            <text:p>2014-10-15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16T10:20:13" calcext:value-type="date">
            <text:p>2014-10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17T10:20:13" calcext:value-type="date">
            <text:p>2014-10-17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14-10-18T10:20:13" calcext:value-type="date">
            <text:p>2014-10-18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9" calcext:value-type="float">
            <text:p>19</text:p>
          </table:table-cell>
          <table:table-cell table:content-validation-name="val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date" office:date-value="2014-10-19T10:20:13" calcext:value-type="date">
            <text:p>2014-10-19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20" calcext:value-type="float">
            <text:p>2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20T10:20:13" calcext:value-type="date">
            <text:p>2014-10-20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9" calcext:value-type="float">
            <text:p>9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1T10:20:13" calcext:value-type="date">
            <text:p>2014-10-21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4-10-22T10:20:13" calcext:value-type="date">
            <text:p>2014-10-2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3T10:20:13" calcext:value-type="date">
            <text:p>2014-10-2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4T10:20:13" calcext:value-type="date">
            <text:p>2014-10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25T10:20:13" calcext:value-type="date">
            <text:p>2014-10-25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4-10-26T10:20:13" calcext:value-type="date">
            <text:p>2014-10-26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3" calcext:value-type="float">
            <text:p>13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4-10-27T10:20:13" calcext:value-type="date">
            <text:p>2014-10-27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4" calcext:value-type="float">
            <text:p>14</text:p>
          </table:table-cell>
          <table:table-cell table:content-validation-name="val2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  <table:table-cell table:content-validation-name="val2" table:number-columns-repeated="2"/>
        </table:table-row>
        <table:table-row table:style-name="ro1" table:number-rows-repeated="12">
          <table:table-cell table:number-columns-repeated="5"/>
          <table:table-cell table:content-validation-name="val2"/>
        </table:table-row>
        <table:table-row table:style-name="ro1">
          <table:table-cell table:number-columns-repeated="5"/>
          <table:table-cell table:content-validation-name="val2"/>
        </table:table-row>
      </table:table>
      <table:table table:name="ta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g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g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g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g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g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g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g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g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g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g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g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g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g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g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g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g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g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g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g020</text:p>
          </table:table-cell>
        </table:table-row>
      </table:table>
      <table:table table:name="social_picture" table:style-name="ta1">
        <table:table-column table:style-name="co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cialPicture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cialPicture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alPicture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cialPicture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alPicture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alPicture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cialPicture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cialPicture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Picture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alPicture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cialPicture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cialPicture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alPicture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ialPicture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cialPicture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ialPicture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cialPicture01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cialPicture01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ialPicture01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cialPicture02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cialPicture0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cialPicture0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cialPicture02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cialPicture02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cialPicture02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cialPicture02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cialPicture02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cialPicture02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cialPicture02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cialPicture03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cialPicture03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cialPicture03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cialPicture0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cialPicture03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cialPicture03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cialPicture03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cialPicture03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cialPicture03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cialPicture03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cialPicture04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cialPicture04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ialPicture04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ialPicture04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ialPicture04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cialPicture04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cialPicture04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cialPicture04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cialPicture04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cialPicture04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cialPicture05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</table:table>
      <table:table table:name="food_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BLANCO" calcext:value-type="string">
            <text:p>ARROZBLANCO</text:p>
          </table:table-cell>
          <table:table-cell office:value-type="string" calcext:value-type="string">
            <text:p>Arroz blanco 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INTEGRAL" calcext:value-type="string">
            <text:p>ARROZINTEGRAL</text:p>
          </table:table-cell>
          <table:table-cell office:value-type="string" calcext:value-type="string">
            <text:p>Arroz integral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NA" calcext:value-type="string">
            <text:p>AVENA</text:p>
          </table:table-cell>
          <table:table-cell office:value-type="string" calcext:value-type="string">
            <text:p>Avena 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ADA" calcext:value-type="string">
            <text:p>CEBADA</text:p>
          </table:table-cell>
          <table:table-cell office:value-type="string" calcext:value-type="string">
            <text:p>Ceb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NTENO" calcext:value-type="string">
            <text:p>CENTENO</text:p>
          </table:table-cell>
          <table:table-cell office:value-type="string" calcext:value-type="string">
            <text:p>Centeno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CONCHOCOLATE" calcext:value-type="string">
            <text:p>CEREALESCONCHOCOLATE</text:p>
          </table:table-cell>
          <table:table-cell office:value-type="string" calcext:value-type="string">
            <text:p>Cereales con chocolate 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DESAYUNO,CONMIEL" calcext:value-type="string">
            <text:p>CEREALESDESAYUNO,CONMIEL</text:p>
          </table:table-cell>
          <table:table-cell office:value-type="string" calcext:value-type="string">
            <text:p>Cereales desayuno, con miel 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POSDEMAIZ" calcext:value-type="string">
            <text:p>COPOSDEMAIZ</text:p>
          </table:table-cell>
          <table:table-cell office:value-type="string" calcext:value-type="string">
            <text:p>Copos de maíz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MAIZ" calcext:value-type="string">
            <text:p>HARINADEMAIZ</text:p>
          </table:table-cell>
          <table:table-cell office:value-type="string" calcext:value-type="string">
            <text:p>Harina de maíz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INTEGRAL" calcext:value-type="string">
            <text:p>HARINADETRIGOINTEGRAL</text:p>
          </table:table-cell>
          <table:table-cell office:value-type="string" calcext:value-type="string">
            <text:p>Harina de trigo integral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REFINADA" calcext:value-type="string">
            <text:p>HARINADETRIGOREFINADA</text:p>
          </table:table-cell>
          <table:table-cell office:value-type="string" calcext:value-type="string">
            <text:p>Harina de trigo refinada 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CENTENO" calcext:value-type="string">
            <text:p>PANDECENTENO</text:p>
          </table:table-cell>
          <table:table-cell office:value-type="string" calcext:value-type="string">
            <text:p>Pan de centeno 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BLANCO" calcext:value-type="string">
            <text:p>PANDETRIGOBLANCO</text:p>
          </table:table-cell>
          <table:table-cell office:value-type="string" calcext:value-type="string">
            <text:p>Pan de trigo blanco 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INTEGRAL" calcext:value-type="string">
            <text:p>PANDETRIGOINTEGRAL</text:p>
          </table:table-cell>
          <table:table-cell office:value-type="string" calcext:value-type="string">
            <text:p>Pan de trigo integral 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BLANCO" calcext:value-type="string">
            <text:p>PANDETRIGOMOLDEBLANCO</text:p>
          </table:table-cell>
          <table:table-cell office:value-type="string" calcext:value-type="string">
            <text:p>Pan de trigo molde blanco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INTEGRAL" calcext:value-type="string">
            <text:p>PANDETRIGOMOLDEINTEGRAL</text:p>
          </table:table-cell>
          <table:table-cell office:value-type="string" calcext:value-type="string">
            <text:p>Pan de trigo molde integral 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ALHUEVO" calcext:value-type="string">
            <text:p>PASTAALHUEVO</text:p>
          </table:table-cell>
          <table:table-cell office:value-type="string" calcext:value-type="string">
            <text:p>Pasta al huev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SEMOLA" calcext:value-type="string">
            <text:p>PASTADESEMOLA</text:p>
          </table:table-cell>
          <table:table-cell office:value-type="string" calcext:value-type="string">
            <text:p>Pasta de sémola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ENTA" calcext:value-type="string">
            <text:p>POLENTA</text:p>
          </table:table-cell>
          <table:table-cell office:value-type="string" calcext:value-type="string">
            <text:p>Polenta 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DETRIGO" calcext:value-type="string">
            <text:p>SEMOLADETRIGO</text:p>
          </table:table-cell>
          <table:table-cell office:value-type="string" calcext:value-type="string">
            <text:p>Sémola de trig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UCA" calcext:value-type="string">
            <text:p>YUCA</text:p>
          </table:table-cell>
          <table:table-cell office:value-type="string" calcext:value-type="string">
            <text:p>Yuca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SECAS" calcext:value-type="string">
            <text:p>ARVEJASSECAS</text:p>
          </table:table-cell>
          <table:table-cell office:value-type="string" calcext:value-type="string">
            <text:p>Arvejas secas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RBANZOS" calcext:value-type="string">
            <text:p>GARBANZOS</text:p>
          </table:table-cell>
          <table:table-cell office:value-type="string" calcext:value-type="string">
            <text:p>Garbanzos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SECAS" calcext:value-type="string">
            <text:p>HABASSECAS</text:p>
          </table:table-cell>
          <table:table-cell office:value-type="string" calcext:value-type="string">
            <text:p>Habas secas 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TEJAS" calcext:value-type="string">
            <text:p>LENTEJAS</text:p>
          </table:table-cell>
          <table:table-cell office:value-type="string" calcext:value-type="string">
            <text:p>Lentejas 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" calcext:value-type="string">
            <text:p>POROTO</text:p>
          </table:table-cell>
          <table:table-cell office:value-type="string" calcext:value-type="string">
            <text:p>Poroto 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ENGRANO" calcext:value-type="string">
            <text:p>SOJAENGRANO</text:p>
          </table:table-cell>
          <table:table-cell office:value-type="string" calcext:value-type="string">
            <text:p>Soja en grano 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LARA" calcext:value-type="string">
            <text:p>CLARA</text:p>
          </table:table-cell>
          <table:table-cell office:value-type="string" calcext:value-type="string">
            <text:p>Clara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DURO" calcext:value-type="string">
            <text:p>HUEVODURO</text:p>
          </table:table-cell>
          <table:table-cell office:value-type="string" calcext:value-type="string">
            <text:p>Huevo duro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ENTERO" calcext:value-type="string">
            <text:p>HUEVOENTERO</text:p>
          </table:table-cell>
          <table:table-cell office:value-type="string" calcext:value-type="string">
            <text:p>Huevo entero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EMA" calcext:value-type="string">
            <text:p>YEMA</text:p>
          </table:table-cell>
          <table:table-cell office:value-type="string" calcext:value-type="string">
            <text:p>Yema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IZCOCHO" calcext:value-type="string">
            <text:p>BIZCOCHO</text:p>
          </table:table-cell>
          <table:table-cell office:value-type="string" calcext:value-type="string">
            <text:p>Bizcocho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CHOCOLATE" calcext:value-type="string">
            <text:p>CROISSANTCHOCOLATE</text:p>
          </table:table-cell>
          <table:table-cell office:value-type="string" calcext:value-type="string">
            <text:p>Croissant chocolate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,DONUT" calcext:value-type="string">
            <text:p>CROISSANT,DONUT</text:p>
          </table:table-cell>
          <table:table-cell office:value-type="string" calcext:value-type="string">
            <text:p>Croissant, donut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CHOCOLATE" calcext:value-type="string">
            <text:p>GALLETASDECHOCOLATE</text:p>
          </table:table-cell>
          <table:table-cell office:value-type="string" calcext:value-type="string">
            <text:p>Galletas de chocolate 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MANTEQUILLATIPO“DANESAS”" calcext:value-type="string">
            <text:p>GALLETASDEMANTEQUILLATIPO“DANESAS”</text:p>
          </table:table-cell>
          <table:table-cell office:value-type="string" calcext:value-type="string">
            <text:p>Galletas de mantequilla tipo “Danesas” 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SALADAS" calcext:value-type="string">
            <text:p>GALLETASSALADAS</text:p>
          </table:table-cell>
          <table:table-cell office:value-type="string" calcext:value-type="string">
            <text:p>Galletas saladas 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GDALENAS" calcext:value-type="string">
            <text:p>MAGDALENAS</text:p>
          </table:table-cell>
          <table:table-cell office:value-type="string" calcext:value-type="string">
            <text:p>Magdalenas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HOJALDRECOCIDA" calcext:value-type="string">
            <text:p>PASTADEHOJALDRECOCIDA</text:p>
          </table:table-cell>
          <table:table-cell office:value-type="string" calcext:value-type="string">
            <text:p>Pasta de hojaldre cocida 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" calcext:value-type="string">
            <text:p>PASTELDEMANZANA</text:p>
          </table:table-cell>
          <table:table-cell office:value-type="string" calcext:value-type="string">
            <text:p>Pastel de manzana 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,MASAHOJALDRE" calcext:value-type="string">
            <text:p>PASTELDEMANZANA,MASAHOJALDRE</text:p>
          </table:table-cell>
          <table:table-cell office:value-type="string" calcext:value-type="string">
            <text:p>Pastel de manzana, masa hojaldre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QUESO" calcext:value-type="string">
            <text:p>PASTELDEQUESO</text:p>
          </table:table-cell>
          <table:table-cell office:value-type="string" calcext:value-type="string">
            <text:p>Pastel de queso 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ZUCAR" calcext:value-type="string">
            <text:p>AZUCAR</text:p>
          </table:table-cell>
          <table:table-cell office:value-type="string" calcext:value-type="string">
            <text:p>Azúcar 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CONAZUCARINSTANTANEO" calcext:value-type="string">
            <text:p>CACAOENPOLVOCONAZUCARINSTANTANEO</text:p>
          </table:table-cell>
          <table:table-cell office:value-type="string" calcext:value-type="string">
            <text:p>Cacao en polvo con azúcar instantáneo 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RAMELOS" calcext:value-type="string">
            <text:p>CARAMELOS</text:p>
          </table:table-cell>
          <table:table-cell office:value-type="string" calcext:value-type="string">
            <text:p>Caramelos 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CONLECHE" calcext:value-type="string">
            <text:p>CHOCOLATECONLECHE</text:p>
          </table:table-cell>
          <table:table-cell office:value-type="string" calcext:value-type="string">
            <text:p>Chocolate con leche 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SINLECHE" calcext:value-type="string">
            <text:p>CHOCOLATESINLECHE</text:p>
          </table:table-cell>
          <table:table-cell office:value-type="string" calcext:value-type="string">
            <text:p>Chocolate sin leche 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CHOCOLATECONAVELLANAS" calcext:value-type="string">
            <text:p>CREMACHOCOLATECONAVELLANAS</text:p>
          </table:table-cell>
          <table:table-cell office:value-type="string" calcext:value-type="string">
            <text:p>Crema chocolate con avellanas 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LCEDEMEMBRILLO" calcext:value-type="string">
            <text:p>DULCEDEMEMBRILLO</text:p>
          </table:table-cell>
          <table:table-cell office:value-type="string" calcext:value-type="string">
            <text:p>Dulce de membrillo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OMASDEFRUTA" calcext:value-type="string">
            <text:p>GOMASDEFRUTA</text:p>
          </table:table-cell>
          <table:table-cell office:value-type="string" calcext:value-type="string">
            <text:p>Gomas de fruta </text:p>
          </table:table-cell>
          <table:table-cell office:value-type="float" office:value="172" calcext:value-type="float">
            <text:p>172</text:p>
          </table:table-cell>
        </table:table-row>
      </table:table>
      <table:table table:name="food_2" table:style-name="ta1">
        <table:table-column table:style-name="co5" table:default-cell-style-name="Default"/>
        <table:table-column table:style-name="co23" table:default-cell-style-name="Default"/>
        <table:table-column table:style-name="co24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SUBSTITUTE(SUBSTITUTE( SUBSTITUTE( SUBSTITUTE( SUBSTITUTE( SUBSTITUTE( SUBSTITUTE( SUBSTITUTE( SUBSTITUTE( SUBSTITUTE( SUBSTITUTE([food_2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DEAGUA" calcext:value-type="string">
            <text:p>HELADOSDEAGUA</text:p>
          </table:table-cell>
          <table:table-cell office:value-type="string" calcext:value-type="string">
            <text:p>Helados de agua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SUBSTITUTE(SUBSTITUTE( SUBSTITUTE( SUBSTITUTE( SUBSTITUTE( SUBSTITUTE( SUBSTITUTE( SUBSTITUTE( SUBSTITUTE( SUBSTITUTE( SUBSTITUTE([food_2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CONAZUCAR" calcext:value-type="string">
            <text:p>MERMELADASCONAZUCAR</text:p>
          </table:table-cell>
          <table:table-cell office:value-type="string" calcext:value-type="string">
            <text:p>Mermeladas con azúcar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SUBSTITUTE(SUBSTITUTE( SUBSTITUTE( SUBSTITUTE( SUBSTITUTE( SUBSTITUTE( SUBSTITUTE( SUBSTITUTE( SUBSTITUTE( SUBSTITUTE( SUBSTITUTE([food_2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SINAZUCAR" calcext:value-type="string">
            <text:p>MERMELADASSINAZUCAR</text:p>
          </table:table-cell>
          <table:table-cell office:value-type="string" calcext:value-type="string">
            <text:p>Mermeladas sin azúcar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SUBSTITUTE(SUBSTITUTE( SUBSTITUTE( SUBSTITUTE( SUBSTITUTE( SUBSTITUTE( SUBSTITUTE( SUBSTITUTE( SUBSTITUTE( SUBSTITUTE( SUBSTITUTE([food_2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IEL" calcext:value-type="string">
            <text:p>MIEL</text:p>
          </table:table-cell>
          <table:table-cell office:value-type="string" calcext:value-type="string">
            <text:p>Miel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SUBSTITUTE(SUBSTITUTE( SUBSTITUTE( SUBSTITUTE( SUBSTITUTE( SUBSTITUTE( SUBSTITUTE( SUBSTITUTE( SUBSTITUTE( SUBSTITUTE( SUBSTITUTE([food_2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NEGRAS" calcext:value-type="string">
            <text:p>ACEITUNASNEGRAS</text:p>
          </table:table-cell>
          <table:table-cell office:value-type="string" calcext:value-type="string">
            <text:p>Aceitunas negras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SUBSTITUTE(SUBSTITUTE( SUBSTITUTE( SUBSTITUTE( SUBSTITUTE( SUBSTITUTE( SUBSTITUTE( SUBSTITUTE( SUBSTITUTE( SUBSTITUTE( SUBSTITUTE([food_2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VERDES" calcext:value-type="string">
            <text:p>ACEITUNASVERDES</text:p>
          </table:table-cell>
          <table:table-cell office:value-type="string" calcext:value-type="string">
            <text:p>Aceitunas verdes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SUBSTITUTE(SUBSTITUTE( SUBSTITUTE( SUBSTITUTE( SUBSTITUTE( SUBSTITUTE( SUBSTITUTE( SUBSTITUTE( SUBSTITUTE( SUBSTITUTE( SUBSTITUTE([food_2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LGAS" calcext:value-type="string">
            <text:p>ACELGAS</text:p>
          </table:table-cell>
          <table:table-cell office:value-type="string" calcext:value-type="string">
            <text:p>Acelgas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SUBSTITUTE(SUBSTITUTE( SUBSTITUTE( SUBSTITUTE( SUBSTITUTE( SUBSTITUTE( SUBSTITUTE( SUBSTITUTE( SUBSTITUTE( SUBSTITUTE( SUBSTITUTE([food_2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JOS" calcext:value-type="string">
            <text:p>AJOS</text:p>
          </table:table-cell>
          <table:table-cell office:value-type="string" calcext:value-type="string">
            <text:p>Ajos 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SUBSTITUTE(SUBSTITUTE( SUBSTITUTE( SUBSTITUTE( SUBSTITUTE( SUBSTITUTE( SUBSTITUTE( SUBSTITUTE( SUBSTITUTE( SUBSTITUTE( SUBSTITUTE([food_2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CACHOFAS" calcext:value-type="string">
            <text:p>ALCACHOFAS</text:p>
          </table:table-cell>
          <table:table-cell office:value-type="string" calcext:value-type="string">
            <text:p>Alcachof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SUBSTITUTE(SUBSTITUTE( SUBSTITUTE( SUBSTITUTE( SUBSTITUTE( SUBSTITUTE( SUBSTITUTE( SUBSTITUTE( SUBSTITUTE( SUBSTITUTE( SUBSTITUTE([food_2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PIO" calcext:value-type="string">
            <text:p>APIO</text:p>
          </table:table-cell>
          <table:table-cell office:value-type="string" calcext:value-type="string">
            <text:p>Apio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SUBSTITUTE(SUBSTITUTE( SUBSTITUTE( SUBSTITUTE( SUBSTITUTE( SUBSTITUTE( SUBSTITUTE( SUBSTITUTE( SUBSTITUTE( SUBSTITUTE( SUBSTITUTE([food_2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" calcext:value-type="string">
            <text:p>ARVEJAS</text:p>
          </table:table-cell>
          <table:table-cell office:value-type="string" calcext:value-type="string">
            <text:p>Arvejas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SUBSTITUTE(SUBSTITUTE( SUBSTITUTE( SUBSTITUTE( SUBSTITUTE( SUBSTITUTE( SUBSTITUTE( SUBSTITUTE( SUBSTITUTE( SUBSTITUTE( SUBSTITUTE([food_2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CONGELADAS" calcext:value-type="string">
            <text:p>ARVEJASCONGELADAS</text:p>
          </table:table-cell>
          <table:table-cell office:value-type="string" calcext:value-type="string">
            <text:p>Arvejas congeladas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SUBSTITUTE(SUBSTITUTE( SUBSTITUTE( SUBSTITUTE( SUBSTITUTE( SUBSTITUTE( SUBSTITUTE( SUBSTITUTE( SUBSTITUTE( SUBSTITUTE( SUBSTITUTE([food_2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ENJENA" calcext:value-type="string">
            <text:p>BERENJENA</text:p>
          </table:table-cell>
          <table:table-cell office:value-type="string" calcext:value-type="string">
            <text:p>Berenjena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SUBSTITUTE(SUBSTITUTE( SUBSTITUTE( SUBSTITUTE( SUBSTITUTE( SUBSTITUTE( SUBSTITUTE( SUBSTITUTE( SUBSTITUTE( SUBSTITUTE( SUBSTITUTE([food_2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ROS" calcext:value-type="string">
            <text:p>BERROS</text:p>
          </table:table-cell>
          <table:table-cell office:value-type="string" calcext:value-type="string">
            <text:p>Berro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SUBSTITUTE(SUBSTITUTE( SUBSTITUTE( SUBSTITUTE( SUBSTITUTE( SUBSTITUTE( SUBSTITUTE( SUBSTITUTE( SUBSTITUTE( SUBSTITUTE( SUBSTITUTE([food_2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OCOLI" calcext:value-type="string">
            <text:p>BROCOLI</text:p>
          </table:table-cell>
          <table:table-cell office:value-type="string" calcext:value-type="string">
            <text:p>Brócoli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SUBSTITUTE(SUBSTITUTE( SUBSTITUTE( SUBSTITUTE( SUBSTITUTE( SUBSTITUTE( SUBSTITUTE( SUBSTITUTE( SUBSTITUTE( SUBSTITUTE( SUBSTITUTE([food_2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CIN" calcext:value-type="string">
            <text:p>CALABACIN</text:p>
          </table:table-cell>
          <table:table-cell office:value-type="string" calcext:value-type="string">
            <text:p>Calabací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SUBSTITUTE(SUBSTITUTE( SUBSTITUTE( SUBSTITUTE( SUBSTITUTE( SUBSTITUTE( SUBSTITUTE( SUBSTITUTE( SUBSTITUTE( SUBSTITUTE( SUBSTITUTE([food_2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ZA" calcext:value-type="string">
            <text:p>CALABAZA</text:p>
          </table:table-cell>
          <table:table-cell office:value-type="string" calcext:value-type="string">
            <text:p>Calabaz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SUBSTITUTE(SUBSTITUTE( SUBSTITUTE( SUBSTITUTE( SUBSTITUTE( SUBSTITUTE( SUBSTITUTE( SUBSTITUTE( SUBSTITUTE( SUBSTITUTE( SUBSTITUTE([food_2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" calcext:value-type="string">
            <text:p>CEBOLLA</text:p>
          </table:table-cell>
          <table:table-cell office:value-type="string" calcext:value-type="string">
            <text:p>Ceboll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SUBSTITUTE(SUBSTITUTE( SUBSTITUTE( SUBSTITUTE( SUBSTITUTE( SUBSTITUTE( SUBSTITUTE( SUBSTITUTE( SUBSTITUTE( SUBSTITUTE( SUBSTITUTE([food_2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TIERNA" calcext:value-type="string">
            <text:p>CEBOLLATIERNA</text:p>
          </table:table-cell>
          <table:table-cell office:value-type="string" calcext:value-type="string">
            <text:p>Cebolla tiern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SUBSTITUTE(SUBSTITUTE( SUBSTITUTE( SUBSTITUTE( SUBSTITUTE( SUBSTITUTE( SUBSTITUTE( SUBSTITUTE( SUBSTITUTE( SUBSTITUTE( SUBSTITUTE([food_2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IÑONYOTRASCETAS" calcext:value-type="string">
            <text:p>CHAMPIÑONYOTRASCETAS</text:p>
          </table:table-cell>
          <table:table-cell office:value-type="string" calcext:value-type="string">
            <text:p>Champiñón y otras cetas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SUBSTITUTE(SUBSTITUTE( SUBSTITUTE( SUBSTITUTE( SUBSTITUTE( SUBSTITUTE( SUBSTITUTE( SUBSTITUTE( SUBSTITUTE( SUBSTITUTE( SUBSTITUTE([food_2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LO" calcext:value-type="string">
            <text:p>CHOCLO</text:p>
          </table:table-cell>
          <table:table-cell office:value-type="string" calcext:value-type="string">
            <text:p>Chocl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SUBSTITUTE(SUBSTITUTE( SUBSTITUTE( SUBSTITUTE( SUBSTITUTE( SUBSTITUTE( SUBSTITUTE( SUBSTITUTE( SUBSTITUTE( SUBSTITUTE( SUBSTITUTE([food_2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HAYUYO" calcext:value-type="string">
            <text:p>COCHAYUYO</text:p>
          </table:table-cell>
          <table:table-cell office:value-type="string" calcext:value-type="string">
            <text:p>Cochayuyo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SUBSTITUTE(SUBSTITUTE( SUBSTITUTE( SUBSTITUTE( SUBSTITUTE( SUBSTITUTE( SUBSTITUTE( SUBSTITUTE( SUBSTITUTE( SUBSTITUTE( SUBSTITUTE([food_2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" calcext:value-type="string">
            <text:p>COL</text:p>
          </table:table-cell>
          <table:table-cell office:value-type="string" calcext:value-type="string">
            <text:p>Col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SUBSTITUTE(SUBSTITUTE( SUBSTITUTE( SUBSTITUTE( SUBSTITUTE( SUBSTITUTE( SUBSTITUTE( SUBSTITUTE( SUBSTITUTE( SUBSTITUTE( SUBSTITUTE([food_2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DEBRUSELAS" calcext:value-type="string">
            <text:p>COLDEBRUSELAS</text:p>
          </table:table-cell>
          <table:table-cell office:value-type="string" calcext:value-type="string">
            <text:p>Col de Bruselas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SUBSTITUTE(SUBSTITUTE( SUBSTITUTE( SUBSTITUTE( SUBSTITUTE( SUBSTITUTE( SUBSTITUTE( SUBSTITUTE( SUBSTITUTE( SUBSTITUTE( SUBSTITUTE([food_2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IFLOR" calcext:value-type="string">
            <text:p>COLIFLOR</text:p>
          </table:table-cell>
          <table:table-cell office:value-type="string" calcext:value-type="string">
            <text:p>Coliflor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SUBSTITUTE(SUBSTITUTE( SUBSTITUTE( SUBSTITUTE( SUBSTITUTE( SUBSTITUTE( SUBSTITUTE( SUBSTITUTE( SUBSTITUTE( SUBSTITUTE( SUBSTITUTE([food_2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NDIBIA" calcext:value-type="string">
            <text:p>ENDIBIA</text:p>
          </table:table-cell>
          <table:table-cell office:value-type="string" calcext:value-type="string">
            <text:p>Endibia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SUBSTITUTE(SUBSTITUTE( SUBSTITUTE( SUBSTITUTE( SUBSTITUTE( SUBSTITUTE( SUBSTITUTE( SUBSTITUTE( SUBSTITUTE( SUBSTITUTE( SUBSTITUTE([food_2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CAROLA" calcext:value-type="string">
            <text:p>ESCAROLA</text:p>
          </table:table-cell>
          <table:table-cell office:value-type="string" calcext:value-type="string">
            <text:p>Escaro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SUBSTITUTE(SUBSTITUTE( SUBSTITUTE( SUBSTITUTE( SUBSTITUTE( SUBSTITUTE( SUBSTITUTE( SUBSTITUTE( SUBSTITUTE( SUBSTITUTE( SUBSTITUTE([food_2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" calcext:value-type="string">
            <text:p>ESPARRAGOS</text:p>
          </table:table-cell>
          <table:table-cell office:value-type="string" calcext:value-type="string">
            <text:p>Espárragos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SUBSTITUTE(SUBSTITUTE( SUBSTITUTE( SUBSTITUTE( SUBSTITUTE( SUBSTITUTE( SUBSTITUTE( SUBSTITUTE( SUBSTITUTE( SUBSTITUTE( SUBSTITUTE([food_2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ENLATA" calcext:value-type="string">
            <text:p>ESPARRAGOSENLATA</text:p>
          </table:table-cell>
          <table:table-cell office:value-type="string" calcext:value-type="string">
            <text:p>Espárragos en lat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SUBSTITUTE(SUBSTITUTE( SUBSTITUTE( SUBSTITUTE( SUBSTITUTE( SUBSTITUTE( SUBSTITUTE( SUBSTITUTE( SUBSTITUTE( SUBSTITUTE( SUBSTITUTE([food_2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" calcext:value-type="string">
            <text:p>ESPINACA</text:p>
          </table:table-cell>
          <table:table-cell office:value-type="string" calcext:value-type="string">
            <text:p>Espinaca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SUBSTITUTE(SUBSTITUTE( SUBSTITUTE( SUBSTITUTE( SUBSTITUTE( SUBSTITUTE( SUBSTITUTE( SUBSTITUTE( SUBSTITUTE( SUBSTITUTE( SUBSTITUTE([food_2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SCONGELADAS" calcext:value-type="string">
            <text:p>ESPINACASCONGELADAS</text:p>
          </table:table-cell>
          <table:table-cell office:value-type="string" calcext:value-type="string">
            <text:p>Espinacas congeladas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SUBSTITUTE(SUBSTITUTE( SUBSTITUTE( SUBSTITUTE( SUBSTITUTE( SUBSTITUTE( SUBSTITUTE( SUBSTITUTE( SUBSTITUTE( SUBSTITUTE( SUBSTITUTE([food_2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TIERNAS" calcext:value-type="string">
            <text:p>HABASTIERNAS</text:p>
          </table:table-cell>
          <table:table-cell office:value-type="string" calcext:value-type="string">
            <text:p>Habas tiern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UPPER(SUBSTITUTE(SUBSTITUTE( SUBSTITUTE( SUBSTITUTE( SUBSTITUTE( SUBSTITUTE( SUBSTITUTE( SUBSTITUTE( SUBSTITUTE( SUBSTITUTE( SUBSTITUTE([food_2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NOJO" calcext:value-type="string">
            <text:p>HINOJO</text:p>
          </table:table-cell>
          <table:table-cell office:value-type="string" calcext:value-type="string">
            <text:p>Hinojo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SUBSTITUTE(SUBSTITUTE( SUBSTITUTE( SUBSTITUTE( SUBSTITUTE( SUBSTITUTE( SUBSTITUTE( SUBSTITUTE( SUBSTITUTE( SUBSTITUTE( SUBSTITUTE([food_2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UGA" calcext:value-type="string">
            <text:p>LECHUGA</text:p>
          </table:table-cell>
          <table:table-cell office:value-type="string" calcext:value-type="string">
            <text:p>Lechuga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SUBSTITUTE(SUBSTITUTE( SUBSTITUTE( SUBSTITUTE( SUBSTITUTE( SUBSTITUTE( SUBSTITUTE( SUBSTITUTE( SUBSTITUTE( SUBSTITUTE( SUBSTITUTE([food_2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DULCEENCONSERVA" calcext:value-type="string">
            <text:p>MAIZDULCEENCONSERVA</text:p>
          </table:table-cell>
          <table:table-cell office:value-type="string" calcext:value-type="string">
            <text:p>Maíz dulce en conserva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SUBSTITUTE(SUBSTITUTE( SUBSTITUTE( SUBSTITUTE( SUBSTITUTE( SUBSTITUTE( SUBSTITUTE( SUBSTITUTE( SUBSTITUTE( SUBSTITUTE( SUBSTITUTE([food_2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BOS" calcext:value-type="string">
            <text:p>NABOS</text:p>
          </table:table-cell>
          <table:table-cell office:value-type="string" calcext:value-type="string">
            <text:p>Nabos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SUBSTITUTE(SUBSTITUTE( SUBSTITUTE( SUBSTITUTE( SUBSTITUTE( SUBSTITUTE( SUBSTITUTE( SUBSTITUTE( SUBSTITUTE( SUBSTITUTE( SUBSTITUTE([food_2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COCIDAS" calcext:value-type="string">
            <text:p>PAPASCOCIDAS</text:p>
          </table:table-cell>
          <table:table-cell office:value-type="string" calcext:value-type="string">
            <text:p>Papas cocidas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SUBSTITUTE(SUBSTITUTE( SUBSTITUTE( SUBSTITUTE( SUBSTITUTE( SUBSTITUTE( SUBSTITUTE( SUBSTITUTE( SUBSTITUTE( SUBSTITUTE( SUBSTITUTE([food_2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PINO" calcext:value-type="string">
            <text:p>PEPINO</text:p>
          </table:table-cell>
          <table:table-cell office:value-type="string" calcext:value-type="string">
            <text:p>Pepino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SUBSTITUTE(SUBSTITUTE( SUBSTITUTE( SUBSTITUTE( SUBSTITUTE( SUBSTITUTE( SUBSTITUTE( SUBSTITUTE( SUBSTITUTE( SUBSTITUTE( SUBSTITUTE([food_2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EJIL" calcext:value-type="string">
            <text:p>PEREJIL</text:p>
          </table:table-cell>
          <table:table-cell office:value-type="string" calcext:value-type="string">
            <text:p>Perejil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SUBSTITUTE(SUBSTITUTE( SUBSTITUTE( SUBSTITUTE( SUBSTITUTE( SUBSTITUTE( SUBSTITUTE( SUBSTITUTE( SUBSTITUTE( SUBSTITUTE( SUBSTITUTE([food_2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MIENTO" calcext:value-type="string">
            <text:p>PIMIENTO</text:p>
          </table:table-cell>
          <table:table-cell office:value-type="string" calcext:value-type="string">
            <text:p>Pimiento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SUBSTITUTE(SUBSTITUTE( SUBSTITUTE( SUBSTITUTE( SUBSTITUTE( SUBSTITUTE( SUBSTITUTE( SUBSTITUTE( SUBSTITUTE( SUBSTITUTE( SUBSTITUTE([food_2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SVERDES" calcext:value-type="string">
            <text:p>POROTOSVERDES</text:p>
          </table:table-cell>
          <table:table-cell office:value-type="string" calcext:value-type="string">
            <text:p>Porotos verde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SUBSTITUTE(SUBSTITUTE( SUBSTITUTE( SUBSTITUTE( SUBSTITUTE( SUBSTITUTE( SUBSTITUTE( SUBSTITUTE( SUBSTITUTE( SUBSTITUTE( SUBSTITUTE([food_2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ERROS" calcext:value-type="string">
            <text:p>PUERROS</text:p>
          </table:table-cell>
          <table:table-cell office:value-type="string" calcext:value-type="string">
            <text:p>Puerros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SUBSTITUTE(SUBSTITUTE( SUBSTITUTE( SUBSTITUTE( SUBSTITUTE( SUBSTITUTE( SUBSTITUTE( SUBSTITUTE( SUBSTITUTE( SUBSTITUTE( SUBSTITUTE([food_2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REDEPAPAS" calcext:value-type="string">
            <text:p>PUREDEPAPAS</text:p>
          </table:table-cell>
          <table:table-cell office:value-type="string" calcext:value-type="string">
            <text:p>Puré de papas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SUBSTITUTE(SUBSTITUTE( SUBSTITUTE( SUBSTITUTE( SUBSTITUTE( SUBSTITUTE( SUBSTITUTE( SUBSTITUTE( SUBSTITUTE( SUBSTITUTE( SUBSTITUTE([food_2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BANOS" calcext:value-type="string">
            <text:p>RABANOS</text:p>
          </table:table-cell>
          <table:table-cell office:value-type="string" calcext:value-type="string">
            <text:p>Rábanos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SUBSTITUTE(SUBSTITUTE( SUBSTITUTE( SUBSTITUTE( SUBSTITUTE( SUBSTITUTE( SUBSTITUTE( SUBSTITUTE( SUBSTITUTE( SUBSTITUTE( SUBSTITUTE([food_2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MOLACHA" calcext:value-type="string">
            <text:p>REMOLACHA</text:p>
          </table:table-cell>
          <table:table-cell office:value-type="string" calcext:value-type="string">
            <text:p>Remolach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SUBSTITUTE(SUBSTITUTE( SUBSTITUTE( SUBSTITUTE( SUBSTITUTE( SUBSTITUTE( SUBSTITUTE( SUBSTITUTE( SUBSTITUTE( SUBSTITUTE( SUBSTITUTE([food_2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POLLO" calcext:value-type="string">
            <text:p>REPOLLO</text:p>
          </table:table-cell>
          <table:table-cell office:value-type="string" calcext:value-type="string">
            <text:p>Repollo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SUBSTITUTE(SUBSTITUTE( SUBSTITUTE( SUBSTITUTE( SUBSTITUTE( SUBSTITUTE( SUBSTITUTE( SUBSTITUTE( SUBSTITUTE( SUBSTITUTE( SUBSTITUTE([food_2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UCULA" calcext:value-type="string">
            <text:p>RUCULA</text:p>
          </table:table-cell>
          <table:table-cell office:value-type="string" calcext:value-type="string">
            <text:p>Rúcu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SUBSTITUTE(SUBSTITUTE( SUBSTITUTE( SUBSTITUTE( SUBSTITUTE( SUBSTITUTE( SUBSTITUTE( SUBSTITUTE( SUBSTITUTE( SUBSTITUTE( SUBSTITUTE([food_2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,BROTESDE" calcext:value-type="string">
            <text:p>SOJA,BROTESDE</text:p>
          </table:table-cell>
          <table:table-cell office:value-type="string" calcext:value-type="string">
            <text:p>Soja, Brotes de 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UPPER(SUBSTITUTE(SUBSTITUTE( SUBSTITUTE( SUBSTITUTE( SUBSTITUTE( SUBSTITUTE( SUBSTITUTE( SUBSTITUTE( SUBSTITUTE( SUBSTITUTE( SUBSTITUTE([food_2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TRITURADOENCONSERVA" calcext:value-type="string">
            <text:p>TOMATETRITURADOENCONSERVA</text:p>
          </table:table-cell>
          <table:table-cell office:value-type="string" calcext:value-type="string">
            <text:p>Tomate triturado en conserv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SUBSTITUTE(SUBSTITUTE( SUBSTITUTE( SUBSTITUTE( SUBSTITUTE( SUBSTITUTE( SUBSTITUTE( SUBSTITUTE( SUBSTITUTE( SUBSTITUTE( SUBSTITUTE([food_2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S" calcext:value-type="string">
            <text:p>TOMATES</text:p>
          </table:table-cell>
          <table:table-cell office:value-type="string" calcext:value-type="string">
            <text:p>Tomates 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food_3" table:style-name="ta1">
        <table:table-column table:style-name="co19" table:default-cell-style-name="Default"/>
        <table:table-column table:style-name="co25" table:default-cell-style-name="Default"/>
        <table:table-column table:style-name="co25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SUBSTITUTE(SUBSTITUTE( SUBSTITUTE( SUBSTITUTE( SUBSTITUTE( SUBSTITUTE( SUBSTITUTE( SUBSTITUTE( SUBSTITUTE( SUBSTITUTE( SUBSTITUTE([food_3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FA" calcext:value-type="string">
            <text:p>TRUFA</text:p>
          </table:table-cell>
          <table:table-cell office:value-type="string" calcext:value-type="string">
            <text:p>Truf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SUBSTITUTE(SUBSTITUTE( SUBSTITUTE( SUBSTITUTE( SUBSTITUTE( SUBSTITUTE( SUBSTITUTE( SUBSTITUTE( SUBSTITUTE( SUBSTITUTE( SUBSTITUTE([food_3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ANAHORIA" calcext:value-type="string">
            <text:p>ZANAHORIA</text:p>
          </table:table-cell>
          <table:table-cell office:value-type="string" calcext:value-type="string">
            <text:p>Zanahori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SUBSTITUTE(SUBSTITUTE( SUBSTITUTE( SUBSTITUTE( SUBSTITUTE( SUBSTITUTE( SUBSTITUTE( SUBSTITUTE( SUBSTITUTE( SUBSTITUTE( SUBSTITUTE([food_3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TOMATE" calcext:value-type="string">
            <text:p>ZUMODETOMATE</text:p>
          </table:table-cell>
          <table:table-cell office:value-type="string" calcext:value-type="string">
            <text:p>Zumo de tomate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SUBSTITUTE(SUBSTITUTE( SUBSTITUTE( SUBSTITUTE( SUBSTITUTE( SUBSTITUTE( SUBSTITUTE( SUBSTITUTE( SUBSTITUTE( SUBSTITUTE( SUBSTITUTE([food_3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ANDANOS" calcext:value-type="string">
            <text:p>ARANDANOS</text:p>
          </table:table-cell>
          <table:table-cell office:value-type="string" calcext:value-type="string">
            <text:p>Arándanos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SUBSTITUTE(SUBSTITUTE( SUBSTITUTE( SUBSTITUTE( SUBSTITUTE( SUBSTITUTE( SUBSTITUTE( SUBSTITUTE( SUBSTITUTE( SUBSTITUTE( SUBSTITUTE([food_3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QUI" calcext:value-type="string">
            <text:p>CAQUI</text:p>
          </table:table-cell>
          <table:table-cell office:value-type="string" calcext:value-type="string">
            <text:p>Caqui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SUBSTITUTE(SUBSTITUTE( SUBSTITUTE( SUBSTITUTE( SUBSTITUTE( SUBSTITUTE( SUBSTITUTE( SUBSTITUTE( SUBSTITUTE( SUBSTITUTE( SUBSTITUTE([food_3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ZA" calcext:value-type="string">
            <text:p>CEREZA</text:p>
          </table:table-cell>
          <table:table-cell office:value-type="string" calcext:value-type="string">
            <text:p>Cerez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SUBSTITUTE(SUBSTITUTE( SUBSTITUTE( SUBSTITUTE( SUBSTITUTE( SUBSTITUTE( SUBSTITUTE( SUBSTITUTE( SUBSTITUTE( SUBSTITUTE( SUBSTITUTE([food_3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RIMOYA" calcext:value-type="string">
            <text:p>CHIRIMOYA</text:p>
          </table:table-cell>
          <table:table-cell office:value-type="string" calcext:value-type="string">
            <text:p>Chirimoya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SUBSTITUTE(SUBSTITUTE( SUBSTITUTE( SUBSTITUTE( SUBSTITUTE( SUBSTITUTE( SUBSTITUTE( SUBSTITUTE( SUBSTITUTE( SUBSTITUTE( SUBSTITUTE([food_3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" calcext:value-type="string">
            <text:p>CIRUELA</text:p>
          </table:table-cell>
          <table:table-cell office:value-type="string" calcext:value-type="string">
            <text:p>Ciruel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SUBSTITUTE(SUBSTITUTE( SUBSTITUTE( SUBSTITUTE( SUBSTITUTE( SUBSTITUTE( SUBSTITUTE( SUBSTITUTE( SUBSTITUTE( SUBSTITUTE( SUBSTITUTE([food_3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SECA" calcext:value-type="string">
            <text:p>CIRUELASECA</text:p>
          </table:table-cell>
          <table:table-cell office:value-type="string" calcext:value-type="string">
            <text:p>Ciruela seca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SUBSTITUTE(SUBSTITUTE( SUBSTITUTE( SUBSTITUTE( SUBSTITUTE( SUBSTITUTE( SUBSTITUTE( SUBSTITUTE( SUBSTITUTE( SUBSTITUTE( SUBSTITUTE([food_3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O" calcext:value-type="string">
            <text:p>COCO</text:p>
          </table:table-cell>
          <table:table-cell office:value-type="string" calcext:value-type="string">
            <text:p>Coco 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SUBSTITUTE(SUBSTITUTE( SUBSTITUTE( SUBSTITUTE( SUBSTITUTE( SUBSTITUTE( SUBSTITUTE( SUBSTITUTE( SUBSTITUTE( SUBSTITUTE( SUBSTITUTE([food_3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MASCO" calcext:value-type="string">
            <text:p>DAMASCO</text:p>
          </table:table-cell>
          <table:table-cell office:value-type="string" calcext:value-type="string">
            <text:p>Damasco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SUBSTITUTE(SUBSTITUTE( SUBSTITUTE( SUBSTITUTE( SUBSTITUTE( SUBSTITUTE( SUBSTITUTE( SUBSTITUTE( SUBSTITUTE( SUBSTITUTE( SUBSTITUTE([food_3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" calcext:value-type="string">
            <text:p>DATIL</text:p>
          </table:table-cell>
          <table:table-cell office:value-type="string" calcext:value-type="string">
            <text:p>Dátil 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SUBSTITUTE(SUBSTITUTE( SUBSTITUTE( SUBSTITUTE( SUBSTITUTE( SUBSTITUTE( SUBSTITUTE( SUBSTITUTE( SUBSTITUTE( SUBSTITUTE( SUBSTITUTE([food_3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SECO" calcext:value-type="string">
            <text:p>DATILSECO</text:p>
          </table:table-cell>
          <table:table-cell office:value-type="string" calcext:value-type="string">
            <text:p>Dátil seco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SUBSTITUTE(SUBSTITUTE( SUBSTITUTE( SUBSTITUTE( SUBSTITUTE( SUBSTITUTE( SUBSTITUTE( SUBSTITUTE( SUBSTITUTE( SUBSTITUTE( SUBSTITUTE([food_3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" calcext:value-type="string">
            <text:p>DURAZNO</text:p>
          </table:table-cell>
          <table:table-cell office:value-type="string" calcext:value-type="string">
            <text:p>Durazno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SUBSTITUTE(SUBSTITUTE( SUBSTITUTE( SUBSTITUTE( SUBSTITUTE( SUBSTITUTE( SUBSTITUTE( SUBSTITUTE( SUBSTITUTE( SUBSTITUTE( SUBSTITUTE([food_3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ALMIBAR" calcext:value-type="string">
            <text:p>DURAZNOENALMIBAR</text:p>
          </table:table-cell>
          <table:table-cell office:value-type="string" calcext:value-type="string">
            <text:p>Durazno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SUBSTITUTE(SUBSTITUTE( SUBSTITUTE( SUBSTITUTE( SUBSTITUTE( SUBSTITUTE( SUBSTITUTE( SUBSTITUTE( SUBSTITUTE( SUBSTITUTE( SUBSTITUTE([food_3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AMBUESA" calcext:value-type="string">
            <text:p>FRAMBUESA</text:p>
          </table:table-cell>
          <table:table-cell office:value-type="string" calcext:value-type="string">
            <text:p>Frambues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SUBSTITUTE(SUBSTITUTE( SUBSTITUTE( SUBSTITUTE( SUBSTITUTE( SUBSTITUTE( SUBSTITUTE( SUBSTITUTE( SUBSTITUTE( SUBSTITUTE( SUBSTITUTE([food_3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ESAS" calcext:value-type="string">
            <text:p>FRESAS</text:p>
          </table:table-cell>
          <table:table-cell office:value-type="string" calcext:value-type="string">
            <text:p>Fresas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SUBSTITUTE(SUBSTITUTE( SUBSTITUTE( SUBSTITUTE( SUBSTITUTE( SUBSTITUTE( SUBSTITUTE( SUBSTITUTE( SUBSTITUTE( SUBSTITUTE( SUBSTITUTE([food_3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ANADA" calcext:value-type="string">
            <text:p>GRANADA</text:p>
          </table:table-cell>
          <table:table-cell office:value-type="string" calcext:value-type="string">
            <text:p>Granad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SUBSTITUTE(SUBSTITUTE( SUBSTITUTE( SUBSTITUTE( SUBSTITUTE( SUBSTITUTE( SUBSTITUTE( SUBSTITUTE( SUBSTITUTE( SUBSTITUTE( SUBSTITUTE([food_3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OSELLA" calcext:value-type="string">
            <text:p>GROSELLA</text:p>
          </table:table-cell>
          <table:table-cell office:value-type="string" calcext:value-type="string">
            <text:p>Grosel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SUBSTITUTE(SUBSTITUTE( SUBSTITUTE( SUBSTITUTE( SUBSTITUTE( SUBSTITUTE( SUBSTITUTE( SUBSTITUTE( SUBSTITUTE( SUBSTITUTE( SUBSTITUTE([food_3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" calcext:value-type="string">
            <text:p>HIGOS</text:p>
          </table:table-cell>
          <table:table-cell office:value-type="string" calcext:value-type="string">
            <text:p>Hig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SUBSTITUTE(SUBSTITUTE( SUBSTITUTE( SUBSTITUTE( SUBSTITUTE( SUBSTITUTE( SUBSTITUTE( SUBSTITUTE( SUBSTITUTE( SUBSTITUTE( SUBSTITUTE([food_3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SECOS" calcext:value-type="string">
            <text:p>HIGOSSECOS</text:p>
          </table:table-cell>
          <table:table-cell office:value-type="string" calcext:value-type="string">
            <text:p>Higos secos 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UPPER(SUBSTITUTE(SUBSTITUTE( SUBSTITUTE( SUBSTITUTE( SUBSTITUTE( SUBSTITUTE( SUBSTITUTE( SUBSTITUTE( SUBSTITUTE( SUBSTITUTE( SUBSTITUTE([food_3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IWI" calcext:value-type="string">
            <text:p>KIWI</text:p>
          </table:table-cell>
          <table:table-cell office:value-type="string" calcext:value-type="string">
            <text:p>Kiwi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SUBSTITUTE(SUBSTITUTE( SUBSTITUTE( SUBSTITUTE( SUBSTITUTE( SUBSTITUTE( SUBSTITUTE( SUBSTITUTE( SUBSTITUTE( SUBSTITUTE( SUBSTITUTE([food_3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MON" calcext:value-type="string">
            <text:p>LIMON</text:p>
          </table:table-cell>
          <table:table-cell office:value-type="string" calcext:value-type="string">
            <text:p>Limón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SUBSTITUTE(SUBSTITUTE( SUBSTITUTE( SUBSTITUTE( SUBSTITUTE( SUBSTITUTE( SUBSTITUTE( SUBSTITUTE( SUBSTITUTE( SUBSTITUTE( SUBSTITUTE([food_3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DARINA" calcext:value-type="string">
            <text:p>MANDARINA</text:p>
          </table:table-cell>
          <table:table-cell office:value-type="string" calcext:value-type="string">
            <text:p>Mandarin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SUBSTITUTE(SUBSTITUTE( SUBSTITUTE( SUBSTITUTE( SUBSTITUTE( SUBSTITUTE( SUBSTITUTE( SUBSTITUTE( SUBSTITUTE( SUBSTITUTE( SUBSTITUTE([food_3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GO" calcext:value-type="string">
            <text:p>MANGO</text:p>
          </table:table-cell>
          <table:table-cell office:value-type="string" calcext:value-type="string">
            <text:p>Mang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SUBSTITUTE(SUBSTITUTE( SUBSTITUTE( SUBSTITUTE( SUBSTITUTE( SUBSTITUTE( SUBSTITUTE( SUBSTITUTE( SUBSTITUTE( SUBSTITUTE( SUBSTITUTE([food_3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" calcext:value-type="string">
            <text:p>MANZANA</text:p>
          </table:table-cell>
          <table:table-cell office:value-type="string" calcext:value-type="string">
            <text:p>Manzana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SUBSTITUTE(SUBSTITUTE( SUBSTITUTE( SUBSTITUTE( SUBSTITUTE( SUBSTITUTE( SUBSTITUTE( SUBSTITUTE( SUBSTITUTE( SUBSTITUTE( SUBSTITUTE([food_3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LON" calcext:value-type="string">
            <text:p>MELON</text:p>
          </table:table-cell>
          <table:table-cell office:value-type="string" calcext:value-type="string">
            <text:p>Meló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SUBSTITUTE(SUBSTITUTE( SUBSTITUTE( SUBSTITUTE( SUBSTITUTE( SUBSTITUTE( SUBSTITUTE( SUBSTITUTE( SUBSTITUTE( SUBSTITUTE( SUBSTITUTE([food_3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A" calcext:value-type="string">
            <text:p>MORA</text:p>
          </table:table-cell>
          <table:table-cell office:value-type="string" calcext:value-type="string">
            <text:p>Mo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SUBSTITUTE(SUBSTITUTE( SUBSTITUTE( SUBSTITUTE( SUBSTITUTE( SUBSTITUTE( SUBSTITUTE( SUBSTITUTE( SUBSTITUTE( SUBSTITUTE( SUBSTITUTE([food_3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RANJA" calcext:value-type="string">
            <text:p>NARANJA</text:p>
          </table:table-cell>
          <table:table-cell office:value-type="string" calcext:value-type="string">
            <text:p>Naranj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SUBSTITUTE(SUBSTITUTE( SUBSTITUTE( SUBSTITUTE( SUBSTITUTE( SUBSTITUTE( SUBSTITUTE( SUBSTITUTE( SUBSTITUTE( SUBSTITUTE( SUBSTITUTE([food_3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ECTARINA" calcext:value-type="string">
            <text:p>NECTARINA</text:p>
          </table:table-cell>
          <table:table-cell office:value-type="string" calcext:value-type="string">
            <text:p>Nectarina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SUBSTITUTE(SUBSTITUTE( SUBSTITUTE( SUBSTITUTE( SUBSTITUTE( SUBSTITUTE( SUBSTITUTE( SUBSTITUTE( SUBSTITUTE( SUBSTITUTE( SUBSTITUTE([food_3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ISPEROS" calcext:value-type="string">
            <text:p>NISPEROS</text:p>
          </table:table-cell>
          <table:table-cell office:value-type="string" calcext:value-type="string">
            <text:p>Nísperos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SUBSTITUTE(SUBSTITUTE( SUBSTITUTE( SUBSTITUTE( SUBSTITUTE( SUBSTITUTE( SUBSTITUTE( SUBSTITUTE( SUBSTITUTE( SUBSTITUTE( SUBSTITUTE([food_3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LTA" calcext:value-type="string">
            <text:p>PALTA</text:p>
          </table:table-cell>
          <table:table-cell office:value-type="string" calcext:value-type="string">
            <text:p>Palta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SUBSTITUTE(SUBSTITUTE( SUBSTITUTE( SUBSTITUTE( SUBSTITUTE( SUBSTITUTE( SUBSTITUTE( SUBSTITUTE( SUBSTITUTE( SUBSTITUTE( SUBSTITUTE([food_3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YA" calcext:value-type="string">
            <text:p>PAPAYA</text:p>
          </table:table-cell>
          <table:table-cell office:value-type="string" calcext:value-type="string">
            <text:p>Papay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SUBSTITUTE(SUBSTITUTE( SUBSTITUTE( SUBSTITUTE( SUBSTITUTE( SUBSTITUTE( SUBSTITUTE( SUBSTITUTE( SUBSTITUTE( SUBSTITUTE( SUBSTITUTE([food_3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A" calcext:value-type="string">
            <text:p>PERA</text:p>
          </table:table-cell>
          <table:table-cell office:value-type="string" calcext:value-type="string">
            <text:p>Per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SUBSTITUTE(SUBSTITUTE( SUBSTITUTE( SUBSTITUTE( SUBSTITUTE( SUBSTITUTE( SUBSTITUTE( SUBSTITUTE( SUBSTITUTE( SUBSTITUTE( SUBSTITUTE([food_3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" calcext:value-type="string">
            <text:p>PIÑA</text:p>
          </table:table-cell>
          <table:table-cell office:value-type="string" calcext:value-type="string">
            <text:p>Piña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SUBSTITUTE(SUBSTITUTE( SUBSTITUTE( SUBSTITUTE( SUBSTITUTE( SUBSTITUTE( SUBSTITUTE( SUBSTITUTE( SUBSTITUTE( SUBSTITUTE( SUBSTITUTE([food_3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ENALMIBAR" calcext:value-type="string">
            <text:p>PIÑAENALMIBAR</text:p>
          </table:table-cell>
          <table:table-cell office:value-type="string" calcext:value-type="string">
            <text:p>Piña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SUBSTITUTE(SUBSTITUTE( SUBSTITUTE( SUBSTITUTE( SUBSTITUTE( SUBSTITUTE( SUBSTITUTE( SUBSTITUTE( SUBSTITUTE( SUBSTITUTE( SUBSTITUTE([food_3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LATANO" calcext:value-type="string">
            <text:p>PLATANO</text:p>
          </table:table-cell>
          <table:table-cell office:value-type="string" calcext:value-type="string">
            <text:p>Plátano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SUBSTITUTE(SUBSTITUTE( SUBSTITUTE( SUBSTITUTE( SUBSTITUTE( SUBSTITUTE( SUBSTITUTE( SUBSTITUTE( SUBSTITUTE( SUBSTITUTE( SUBSTITUTE([food_3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MELO" calcext:value-type="string">
            <text:p>POMELO</text:p>
          </table:table-cell>
          <table:table-cell office:value-type="string" calcext:value-type="string">
            <text:p>Pomelo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SUBSTITUTE(SUBSTITUTE( SUBSTITUTE( SUBSTITUTE( SUBSTITUTE( SUBSTITUTE( SUBSTITUTE( SUBSTITUTE( SUBSTITUTE( SUBSTITUTE( SUBSTITUTE([food_3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NDIA" calcext:value-type="string">
            <text:p>SANDIA</text:p>
          </table:table-cell>
          <table:table-cell office:value-type="string" calcext:value-type="string">
            <text:p>Sandí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SUBSTITUTE(SUBSTITUTE( SUBSTITUTE( SUBSTITUTE( SUBSTITUTE( SUBSTITUTE( SUBSTITUTE( SUBSTITUTE( SUBSTITUTE( SUBSTITUTE( SUBSTITUTE([food_3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" calcext:value-type="string">
            <text:p>UVA</text:p>
          </table:table-cell>
          <table:table-cell office:value-type="string" calcext:value-type="string">
            <text:p>Uva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SUBSTITUTE(SUBSTITUTE( SUBSTITUTE( SUBSTITUTE( SUBSTITUTE( SUBSTITUTE( SUBSTITUTE( SUBSTITUTE( SUBSTITUTE( SUBSTITUTE( SUBSTITUTE([food_3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PASA" calcext:value-type="string">
            <text:p>UVAPASA</text:p>
          </table:table-cell>
          <table:table-cell office:value-type="string" calcext:value-type="string">
            <text:p>Uva pasa 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SUBSTITUTE(SUBSTITUTE( SUBSTITUTE( SUBSTITUTE( SUBSTITUTE( SUBSTITUTE( SUBSTITUTE( SUBSTITUTE( SUBSTITUTE( SUBSTITUTE( SUBSTITUTE([food_3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FRUTA" calcext:value-type="string">
            <text:p>ZUMODEFRUTA</text:p>
          </table:table-cell>
          <table:table-cell office:value-type="string" calcext:value-type="string">
            <text:p>Zumo de frut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SUBSTITUTE(SUBSTITUTE( SUBSTITUTE( SUBSTITUTE( SUBSTITUTE( SUBSTITUTE( SUBSTITUTE( SUBSTITUTE( SUBSTITUTE( SUBSTITUTE( SUBSTITUTE([food_3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NARANJA" calcext:value-type="string">
            <text:p>ZUMODENARANJA</text:p>
          </table:table-cell>
          <table:table-cell office:value-type="string" calcext:value-type="string">
            <text:p>Zumo de Naranj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SUBSTITUTE(SUBSTITUTE( SUBSTITUTE( SUBSTITUTE( SUBSTITUTE( SUBSTITUTE( SUBSTITUTE( SUBSTITUTE( SUBSTITUTE( SUBSTITUTE( SUBSTITUTE([food_3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NDRAS" calcext:value-type="string">
            <text:p>ALMENDRAS</text:p>
          </table:table-cell>
          <table:table-cell office:value-type="string" calcext:value-type="string">
            <text:p>Almendras 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SUBSTITUTE(SUBSTITUTE( SUBSTITUTE( SUBSTITUTE( SUBSTITUTE( SUBSTITUTE( SUBSTITUTE( SUBSTITUTE( SUBSTITUTE( SUBSTITUTE( SUBSTITUTE([food_3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LLANAS" calcext:value-type="string">
            <text:p>AVELLANAS</text:p>
          </table:table-cell>
          <table:table-cell office:value-type="string" calcext:value-type="string">
            <text:p>Avellanas 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SUBSTITUTE(SUBSTITUTE( SUBSTITUTE( SUBSTITUTE( SUBSTITUTE( SUBSTITUTE( SUBSTITUTE( SUBSTITUTE( SUBSTITUTE( SUBSTITUTE( SUBSTITUTE([food_3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STAÑAS" calcext:value-type="string">
            <text:p>CASTAÑAS</text:p>
          </table:table-cell>
          <table:table-cell office:value-type="string" calcext:value-type="string">
            <text:p>Castañas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SUBSTITUTE(SUBSTITUTE( SUBSTITUTE( SUBSTITUTE( SUBSTITUTE( SUBSTITUTE( SUBSTITUTE( SUBSTITUTE( SUBSTITUTE( SUBSTITUTE( SUBSTITUTE([food_3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I" calcext:value-type="string">
            <text:p>MANI</text:p>
          </table:table-cell>
          <table:table-cell office:value-type="string" calcext:value-type="string">
            <text:p>Maní 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SUBSTITUTE(SUBSTITUTE( SUBSTITUTE( SUBSTITUTE( SUBSTITUTE( SUBSTITUTE( SUBSTITUTE( SUBSTITUTE( SUBSTITUTE( SUBSTITUTE( SUBSTITUTE([food_3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UECES" calcext:value-type="string">
            <text:p>NUECES</text:p>
          </table:table-cell>
          <table:table-cell office:value-type="string" calcext:value-type="string">
            <text:p>Nuec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SUBSTITUTE(SUBSTITUTE( SUBSTITUTE( SUBSTITUTE( SUBSTITUTE( SUBSTITUTE( SUBSTITUTE( SUBSTITUTE( SUBSTITUTE( SUBSTITUTE( SUBSTITUTE([food_3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ONES" calcext:value-type="string">
            <text:p>PIÑONES</text:p>
          </table:table-cell>
          <table:table-cell office:value-type="string" calcext:value-type="string">
            <text:p>Piñon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SUBSTITUTE(SUBSTITUTE( SUBSTITUTE( SUBSTITUTE( SUBSTITUTE( SUBSTITUTE( SUBSTITUTE( SUBSTITUTE( SUBSTITUTE( SUBSTITUTE( SUBSTITUTE([food_3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TACHO" calcext:value-type="string">
            <text:p>PISTACHO</text:p>
          </table:table-cell>
          <table:table-cell office:value-type="string" calcext:value-type="string">
            <text:p>Pistacho </text:p>
          </table:table-cell>
          <table:table-cell office:value-type="float" office:value="581" calcext:value-type="float">
            <text:p>581</text:p>
          </table:table-cell>
        </table:table-row>
      </table:table>
      <table:table table:name="food_4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UAJADA" calcext:value-type="string">
            <text:p>CUAJADA</text:p>
          </table:table-cell>
          <table:table-cell office:value-type="string" calcext:value-type="string">
            <text:p>Cuajad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HUEVO" calcext:value-type="string">
            <text:p>FLANDEHUEVO</text:p>
          </table:table-cell>
          <table:table-cell office:value-type="string" calcext:value-type="string">
            <text:p>Flan de huev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VAINILLA" calcext:value-type="string">
            <text:p>FLANDEVAINILLA</text:p>
          </table:table-cell>
          <table:table-cell office:value-type="string" calcext:value-type="string">
            <text:p>Flan de vainilla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LACTEOS" calcext:value-type="string">
            <text:p>HELADOSLACTEOS</text:p>
          </table:table-cell>
          <table:table-cell office:value-type="string" calcext:value-type="string">
            <text:p>Helados lácteos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C/AZUCAR" calcext:value-type="string">
            <text:p>LECHECONDENSADAC/AZUCAR</text:p>
          </table:table-cell>
          <table:table-cell office:value-type="string" calcext:value-type="string">
            <text:p>Leche condensada c/azúcar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S/AZUCAR" calcext:value-type="string">
            <text:p>LECHECONDENSADAS/AZUCAR</text:p>
          </table:table-cell>
          <table:table-cell office:value-type="string" calcext:value-type="string">
            <text:p>Leche condensada s/azúcar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CABRA" calcext:value-type="string">
            <text:p>LECHEDECABRA</text:p>
          </table:table-cell>
          <table:table-cell office:value-type="string" calcext:value-type="string">
            <text:p>Leche de cabra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OVEJA" calcext:value-type="string">
            <text:p>LECHEDEOVEJA</text:p>
          </table:table-cell>
          <table:table-cell office:value-type="string" calcext:value-type="string">
            <text:p>Leche de oveja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SCREMADA" calcext:value-type="string">
            <text:p>LECHEDESCREMADA</text:p>
          </table:table-cell>
          <table:table-cell office:value-type="string" calcext:value-type="string">
            <text:p>Leche descremada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DESCREMADA" calcext:value-type="string">
            <text:p>LECHEENPOLVODESCREMADA</text:p>
          </table:table-cell>
          <table:table-cell office:value-type="string" calcext:value-type="string">
            <text:p>Leche en polvo descrem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ENTERA" calcext:value-type="string">
            <text:p>LECHEENPOLVOENTERA</text:p>
          </table:table-cell>
          <table:table-cell office:value-type="string" calcext:value-type="string">
            <text:p>Leche en polvo entera 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TERA" calcext:value-type="string">
            <text:p>LECHEENTERA</text:p>
          </table:table-cell>
          <table:table-cell office:value-type="string" calcext:value-type="string">
            <text:p>Leche entera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SEMIDESCREMADA" calcext:value-type="string">
            <text:p>LECHESEMIDESCREMADA</text:p>
          </table:table-cell>
          <table:table-cell office:value-type="string" calcext:value-type="string">
            <text:p>Leche semi descremada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USSE" calcext:value-type="string">
            <text:p>MOUSSE</text:p>
          </table:table-cell>
          <table:table-cell office:value-type="string" calcext:value-type="string">
            <text:p>Mousse 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TAOCREMADELECHE" calcext:value-type="string">
            <text:p>NATAOCREMADELECHE</text:p>
          </table:table-cell>
          <table:table-cell office:value-type="string" calcext:value-type="string">
            <text:p>Nata o crema de leche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LANCODESNATADO" calcext:value-type="string">
            <text:p>QUESOBLANCODESNATADO</text:p>
          </table:table-cell>
          <table:table-cell office:value-type="string" calcext:value-type="string">
            <text:p>Queso blanco desnatado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RIE" calcext:value-type="string">
            <text:p>QUESOBRIE</text:p>
          </table:table-cell>
          <table:table-cell office:value-type="string" calcext:value-type="string">
            <text:p>Queso Brie 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AMMEMBERT" calcext:value-type="string">
            <text:p>QUESOCAMMEMBERT</text:p>
          </table:table-cell>
          <table:table-cell office:value-type="string" calcext:value-type="string">
            <text:p>Queso cammembert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HEDDAR" calcext:value-type="string">
            <text:p>QUESOCHEDDAR</text:p>
          </table:table-cell>
          <table:table-cell office:value-type="string" calcext:value-type="string">
            <text:p>Queso cheddar 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REMA" calcext:value-type="string">
            <text:p>QUESOCREMA</text:p>
          </table:table-cell>
          <table:table-cell office:value-type="string" calcext:value-type="string">
            <text:p>Queso crem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OLA" calcext:value-type="string">
            <text:p>QUESODEBOLA</text:p>
          </table:table-cell>
          <table:table-cell office:value-type="string" calcext:value-type="string">
            <text:p>Queso de bola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URGOS" calcext:value-type="string">
            <text:p>QUESODEBURGOS</text:p>
          </table:table-cell>
          <table:table-cell office:value-type="string" calcext:value-type="string">
            <text:p>Queso de Burgos 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OVEJA" calcext:value-type="string">
            <text:p>QUESODEOVEJA</text:p>
          </table:table-cell>
          <table:table-cell office:value-type="string" calcext:value-type="string">
            <text:p>Queso de ovej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DAM" calcext:value-type="string">
            <text:p>QUESOEDAM</text:p>
          </table:table-cell>
          <table:table-cell office:value-type="string" calcext:value-type="string">
            <text:p>Queso edam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MMENTAL" calcext:value-type="string">
            <text:p>QUESOEMMENTAL</text:p>
          </table:table-cell>
          <table:table-cell office:value-type="string" calcext:value-type="string">
            <text:p>Queso emmental 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FUNDIDOUNTABLE" calcext:value-type="string">
            <text:p>QUESOFUNDIDOUNTABLE</text:p>
          </table:table-cell>
          <table:table-cell office:value-type="string" calcext:value-type="string">
            <text:p>Queso fundido untable 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GRUYERE" calcext:value-type="string">
            <text:p>QUESOGRUYERE</text:p>
          </table:table-cell>
          <table:table-cell office:value-type="string" calcext:value-type="string">
            <text:p>Queso gruyere 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ANCHEGO" calcext:value-type="string">
            <text:p>QUESOMANCHEGO</text:p>
          </table:table-cell>
          <table:table-cell office:value-type="string" calcext:value-type="string">
            <text:p>Queso manchego 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OZZARELLA" calcext:value-type="string">
            <text:p>QUESOMOZZARELLA</text:p>
          </table:table-cell>
          <table:table-cell office:value-type="string" calcext:value-type="string">
            <text:p>Queso mozzarell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PARMESANO" calcext:value-type="string">
            <text:p>QUESOPARMESANO</text:p>
          </table:table-cell>
          <table:table-cell office:value-type="string" calcext:value-type="string">
            <text:p>Queso parmesano 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ICOTA" calcext:value-type="string">
            <text:p>QUESORICOTA</text:p>
          </table:table-cell>
          <table:table-cell office:value-type="string" calcext:value-type="string">
            <text:p>Queso ricota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OQUEFORT" calcext:value-type="string">
            <text:p>QUESOROQUEFORT</text:p>
          </table:table-cell>
          <table:table-cell office:value-type="string" calcext:value-type="string">
            <text:p>Queso roquefort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QUESON" calcext:value-type="string">
            <text:p>REQUESON</text:p>
          </table:table-cell>
          <table:table-cell office:value-type="string" calcext:value-type="string">
            <text:p>Requesón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" calcext:value-type="string">
            <text:p>YOGURDESNATADO</text:p>
          </table:table-cell>
          <table:table-cell office:value-type="string" calcext:value-type="string">
            <text:p>Yogur desnatado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CONFRUTAS" calcext:value-type="string">
            <text:p>YOGURDESNATADOCONFRUTAS</text:p>
          </table:table-cell>
          <table:table-cell office:value-type="string" calcext:value-type="string">
            <text:p>Yogur desnatado con frutas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ENRIQUECIDOCONNATA" calcext:value-type="string">
            <text:p>YOGURENRIQUECIDOCONNATA</text:p>
          </table:table-cell>
          <table:table-cell office:value-type="string" calcext:value-type="string">
            <text:p>Yogur enriquecido con nat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" calcext:value-type="string">
            <text:p>YOGURNATURAL</text:p>
          </table:table-cell>
          <table:table-cell office:value-type="string" calcext:value-type="string">
            <text:p>Yogur natural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CONFRUTA" calcext:value-type="string">
            <text:p>YOGURNATURALCONFRUTA</text:p>
          </table:table-cell>
          <table:table-cell office:value-type="string" calcext:value-type="string">
            <text:p>Yogur natural con fruta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ON(PANCETAAHUMADA)" calcext:value-type="string">
            <text:p>BACON(PANCETAAHUMADA)</text:p>
          </table:table-cell>
          <table:table-cell office:value-type="string" calcext:value-type="string">
            <text:p>Bacon (Panceta ahumada) 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COCIDA" calcext:value-type="string">
            <text:p>BUTIFARRACOCIDA</text:p>
          </table:table-cell>
          <table:table-cell office:value-type="string" calcext:value-type="string">
            <text:p>Butifarra cocida 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,SALCHICHAFRESCA" calcext:value-type="string">
            <text:p>BUTIFARRA,SALCHICHAFRESCA</text:p>
          </table:table-cell>
          <table:table-cell office:value-type="string" calcext:value-type="string">
            <text:p>Butifarra, salchicha fresca 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RITO" calcext:value-type="string">
            <text:p>CABRITO</text:p>
          </table:table-cell>
          <table:table-cell office:value-type="string" calcext:value-type="string">
            <text:p>Cabrito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CHULETA" calcext:value-type="string">
            <text:p>CERDO,CHULETA</text:p>
          </table:table-cell>
          <table:table-cell office:value-type="string" calcext:value-type="string">
            <text:p>Cerdo, chuleta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HIGADO" calcext:value-type="string">
            <text:p>CERDO,HIGADO</text:p>
          </table:table-cell>
          <table:table-cell office:value-type="string" calcext:value-type="string">
            <text:p>Cerdo, hígado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LOMO" calcext:value-type="string">
            <text:p>CERDO,LOMO</text:p>
          </table:table-cell>
          <table:table-cell office:value-type="string" calcext:value-type="string">
            <text:p>Cerdo, lomo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RQUI" calcext:value-type="string">
            <text:p>CHARQUI</text:p>
          </table:table-cell>
          <table:table-cell office:value-type="string" calcext:value-type="string">
            <text:p>Charqui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CHARRON" calcext:value-type="string">
            <text:p>CHICHARRON</text:p>
          </table:table-cell>
          <table:table-cell office:value-type="string" calcext:value-type="string">
            <text:p>Chicharrón 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RIZO" calcext:value-type="string">
            <text:p>CHORIZO</text:p>
          </table:table-cell>
          <table:table-cell office:value-type="string" calcext:value-type="string">
            <text:p>Chorizo 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ERVO" calcext:value-type="string">
            <text:p>CIERVO</text:p>
          </table:table-cell>
          <table:table-cell office:value-type="string" calcext:value-type="string">
            <text:p>Ciervo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DORNIZYPERDIZ" calcext:value-type="string">
            <text:p>CODORNIZYPERDIZ</text:p>
          </table:table-cell>
          <table:table-cell office:value-type="string" calcext:value-type="string">
            <text:p>Codorniz y perdiz </text:p>
          </table:table-cell>
          <table:table-cell office:value-type="float" office:value="114" calcext:value-type="float">
            <text:p>114</text:p>
          </table:table-cell>
        </table:table-row>
      </table:table>
      <table:table table:name="food_5" table:style-name="ta1">
        <table:table-column table:style-name="co2" table:default-cell-style-name="Default"/>
        <table:table-column table:style-name="co28" table:default-cell-style-name="Default"/>
        <table:table-column table:style-name="co29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UPPER(SUBSTITUTE(SUBSTITUTE( SUBSTITUTE( SUBSTITUTE( SUBSTITUTE( SUBSTITUTE( SUBSTITUTE( SUBSTITUTE( SUBSTITUTE( SUBSTITUTE( SUBSTITUTE([food_5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EJO,LIEBRE" calcext:value-type="string">
            <text:p>CONEJO,LIEBRE</text:p>
          </table:table-cell>
          <table:table-cell office:value-type="string" calcext:value-type="string">
            <text:p>Conejo, liebre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UPPER(SUBSTITUTE(SUBSTITUTE( SUBSTITUTE( SUBSTITUTE( SUBSTITUTE( SUBSTITUTE( SUBSTITUTE( SUBSTITUTE( SUBSTITUTE( SUBSTITUTE( SUBSTITUTE([food_5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LECHON" calcext:value-type="string">
            <text:p>CORDEROLECHON</text:p>
          </table:table-cell>
          <table:table-cell office:value-type="string" calcext:value-type="string">
            <text:p>Cordero lechón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UPPER(SUBSTITUTE(SUBSTITUTE( SUBSTITUTE( SUBSTITUTE( SUBSTITUTE( SUBSTITUTE( SUBSTITUTE( SUBSTITUTE( SUBSTITUTE( SUBSTITUTE( SUBSTITUTE([food_5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PIERNA" calcext:value-type="string">
            <text:p>CORDEROPIERNA</text:p>
          </table:table-cell>
          <table:table-cell office:value-type="string" calcext:value-type="string">
            <text:p>Cordero pierna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UPPER(SUBSTITUTE(SUBSTITUTE( SUBSTITUTE( SUBSTITUTE( SUBSTITUTE( SUBSTITUTE( SUBSTITUTE( SUBSTITUTE( SUBSTITUTE( SUBSTITUTE( SUBSTITUTE([food_5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COSTILLAS" calcext:value-type="string">
            <text:p>CORDERO,COSTILLAS</text:p>
          </table:table-cell>
          <table:table-cell office:value-type="string" calcext:value-type="string">
            <text:p>Cordero, costillas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UPPER(SUBSTITUTE(SUBSTITUTE( SUBSTITUTE( SUBSTITUTE( SUBSTITUTE( SUBSTITUTE( SUBSTITUTE( SUBSTITUTE( SUBSTITUTE( SUBSTITUTE( SUBSTITUTE([food_5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HIGADO" calcext:value-type="string">
            <text:p>CORDERO,HIGADO</text:p>
          </table:table-cell>
          <table:table-cell office:value-type="string" calcext:value-type="string">
            <text:p>Cordero, hígado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UPPER(SUBSTITUTE(SUBSTITUTE( SUBSTITUTE( SUBSTITUTE( SUBSTITUTE( SUBSTITUTE( SUBSTITUTE( SUBSTITUTE( SUBSTITUTE( SUBSTITUTE( SUBSTITUTE([food_5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AISAN" calcext:value-type="string">
            <text:p>FAISAN</text:p>
          </table:table-cell>
          <table:table-cell office:value-type="string" calcext:value-type="string">
            <text:p>Faisán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UPPER(SUBSTITUTE(SUBSTITUTE( SUBSTITUTE( SUBSTITUTE( SUBSTITUTE( SUBSTITUTE( SUBSTITUTE( SUBSTITUTE( SUBSTITUTE( SUBSTITUTE( SUBSTITUTE([food_5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OIE-GRAS" calcext:value-type="string">
            <text:p>FOIE-GRAS</text:p>
          </table:table-cell>
          <table:table-cell office:value-type="string" calcext:value-type="string">
            <text:p>Foie-Gras 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UPPER(SUBSTITUTE(SUBSTITUTE( SUBSTITUTE( SUBSTITUTE( SUBSTITUTE( SUBSTITUTE( SUBSTITUTE( SUBSTITUTE( SUBSTITUTE( SUBSTITUTE( SUBSTITUTE([food_5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INA" calcext:value-type="string">
            <text:p>GALLINA</text:p>
          </table:table-cell>
          <table:table-cell office:value-type="string" calcext:value-type="string">
            <text:p>Gallina 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UPPER(SUBSTITUTE(SUBSTITUTE( SUBSTITUTE( SUBSTITUTE( SUBSTITUTE( SUBSTITUTE( SUBSTITUTE( SUBSTITUTE( SUBSTITUTE( SUBSTITUTE( SUBSTITUTE([food_5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MBURGUESA" calcext:value-type="string">
            <text:p>HAMBURGUESA</text:p>
          </table:table-cell>
          <table:table-cell office:value-type="string" calcext:value-type="string">
            <text:p>Hamburguesa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UPPER(SUBSTITUTE(SUBSTITUTE( SUBSTITUTE( SUBSTITUTE( SUBSTITUTE( SUBSTITUTE( SUBSTITUTE( SUBSTITUTE( SUBSTITUTE( SUBSTITUTE( SUBSTITUTE([food_5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BALI" calcext:value-type="string">
            <text:p>JABALI</text:p>
          </table:table-cell>
          <table:table-cell office:value-type="string" calcext:value-type="string">
            <text:p>Jabalí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UPPER(SUBSTITUTE(SUBSTITUTE( SUBSTITUTE( SUBSTITUTE( SUBSTITUTE( SUBSTITUTE( SUBSTITUTE( SUBSTITUTE( SUBSTITUTE( SUBSTITUTE( SUBSTITUTE([food_5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" calcext:value-type="string">
            <text:p>JAMON</text:p>
          </table:table-cell>
          <table:table-cell office:value-type="string" calcext:value-type="string">
            <text:p>Jamón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UPPER(SUBSTITUTE(SUBSTITUTE( SUBSTITUTE( SUBSTITUTE( SUBSTITUTE( SUBSTITUTE( SUBSTITUTE( SUBSTITUTE( SUBSTITUTE( SUBSTITUTE( SUBSTITUTE([food_5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OCIDO" calcext:value-type="string">
            <text:p>JAMONCOCIDO</text:p>
          </table:table-cell>
          <table:table-cell office:value-type="string" calcext:value-type="string">
            <text:p>Jamón cocid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UPPER(SUBSTITUTE(SUBSTITUTE( SUBSTITUTE( SUBSTITUTE( SUBSTITUTE( SUBSTITUTE( SUBSTITUTE( SUBSTITUTE( SUBSTITUTE( SUBSTITUTE( SUBSTITUTE([food_5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RUDO" calcext:value-type="string">
            <text:p>JAMONCRUDO</text:p>
          </table:table-cell>
          <table:table-cell office:value-type="string" calcext:value-type="string">
            <text:p>Jamón crudo 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UPPER(SUBSTITUTE(SUBSTITUTE( SUBSTITUTE( SUBSTITUTE( SUBSTITUTE( SUBSTITUTE( SUBSTITUTE( SUBSTITUTE( SUBSTITUTE( SUBSTITUTE( SUBSTITUTE([food_5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ORK" calcext:value-type="string">
            <text:p>JAMONYORK</text:p>
          </table:table-cell>
          <table:table-cell office:value-type="string" calcext:value-type="string">
            <text:p>Jamón York 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UPPER(SUBSTITUTE(SUBSTITUTE( SUBSTITUTE( SUBSTITUTE( SUBSTITUTE( SUBSTITUTE( SUBSTITUTE( SUBSTITUTE( SUBSTITUTE( SUBSTITUTE( SUBSTITUTE([food_5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EVACA" calcext:value-type="string">
            <text:p>LENGUADEVACA</text:p>
          </table:table-cell>
          <table:table-cell office:value-type="string" calcext:value-type="string">
            <text:p>Lengua de vaca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UPPER(SUBSTITUTE(SUBSTITUTE( SUBSTITUTE( SUBSTITUTE( SUBSTITUTE( SUBSTITUTE( SUBSTITUTE( SUBSTITUTE( SUBSTITUTE( SUBSTITUTE( SUBSTITUTE([food_5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OMOEMBUCHADO" calcext:value-type="string">
            <text:p>LOMOEMBUCHADO</text:p>
          </table:table-cell>
          <table:table-cell office:value-type="string" calcext:value-type="string">
            <text:p>Lomo embuchado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UPPER(SUBSTITUTE(SUBSTITUTE( SUBSTITUTE( SUBSTITUTE( SUBSTITUTE( SUBSTITUTE( SUBSTITUTE( SUBSTITUTE( SUBSTITUTE( SUBSTITUTE( SUBSTITUTE([food_5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TADELA" calcext:value-type="string">
            <text:p>MORTADELA</text:p>
          </table:table-cell>
          <table:table-cell office:value-type="string" calcext:value-type="string">
            <text:p>Mortadela 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UPPER(SUBSTITUTE(SUBSTITUTE( SUBSTITUTE( SUBSTITUTE( SUBSTITUTE( SUBSTITUTE( SUBSTITUTE( SUBSTITUTE( SUBSTITUTE( SUBSTITUTE( SUBSTITUTE([food_5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TO" calcext:value-type="string">
            <text:p>PATO</text:p>
          </table:table-cell>
          <table:table-cell office:value-type="string" calcext:value-type="string">
            <text:p>Pato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UPPER(SUBSTITUTE(SUBSTITUTE( SUBSTITUTE( SUBSTITUTE( SUBSTITUTE( SUBSTITUTE( SUBSTITUTE( SUBSTITUTE( SUBSTITUTE( SUBSTITUTE( SUBSTITUTE([food_5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MUSLO" calcext:value-type="string">
            <text:p>PAVO,MUSLO</text:p>
          </table:table-cell>
          <table:table-cell office:value-type="string" calcext:value-type="string">
            <text:p>Pav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UPPER(SUBSTITUTE(SUBSTITUTE( SUBSTITUTE( SUBSTITUTE( SUBSTITUTE( SUBSTITUTE( SUBSTITUTE( SUBSTITUTE( SUBSTITUTE( SUBSTITUTE( SUBSTITUTE([food_5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PECHUGA" calcext:value-type="string">
            <text:p>PAVO,PECHUGA</text:p>
          </table:table-cell>
          <table:table-cell office:value-type="string" calcext:value-type="string">
            <text:p>Pav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UPPER(SUBSTITUTE(SUBSTITUTE( SUBSTITUTE( SUBSTITUTE( SUBSTITUTE( SUBSTITUTE( SUBSTITUTE( SUBSTITUTE( SUBSTITUTE( SUBSTITUTE( SUBSTITUTE([food_5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DIZ" calcext:value-type="string">
            <text:p>PERDIZ</text:p>
          </table:table-cell>
          <table:table-cell office:value-type="string" calcext:value-type="string">
            <text:p>Perdiz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UPPER(SUBSTITUTE(SUBSTITUTE( SUBSTITUTE( SUBSTITUTE( SUBSTITUTE( SUBSTITUTE( SUBSTITUTE( SUBSTITUTE( SUBSTITUTE( SUBSTITUTE( SUBSTITUTE([food_5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SDECERDO" calcext:value-type="string">
            <text:p>PIESDECERDO</text:p>
          </table:table-cell>
          <table:table-cell office:value-type="string" calcext:value-type="string">
            <text:p>Pies de cerd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UPPER(SUBSTITUTE(SUBSTITUTE( SUBSTITUTE( SUBSTITUTE( SUBSTITUTE( SUBSTITUTE( SUBSTITUTE( SUBSTITUTE( SUBSTITUTE( SUBSTITUTE( SUBSTITUTE([food_5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HIGADO" calcext:value-type="string">
            <text:p>POLLO,HIGADO</text:p>
          </table:table-cell>
          <table:table-cell office:value-type="string" calcext:value-type="string">
            <text:p>Poll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UPPER(SUBSTITUTE(SUBSTITUTE( SUBSTITUTE( SUBSTITUTE( SUBSTITUTE( SUBSTITUTE( SUBSTITUTE( SUBSTITUTE( SUBSTITUTE( SUBSTITUTE( SUBSTITUTE([food_5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MUSLO" calcext:value-type="string">
            <text:p>POLLO,MUSLO</text:p>
          </table:table-cell>
          <table:table-cell office:value-type="string" calcext:value-type="string">
            <text:p>Poll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UPPER(SUBSTITUTE(SUBSTITUTE( SUBSTITUTE( SUBSTITUTE( SUBSTITUTE( SUBSTITUTE( SUBSTITUTE( SUBSTITUTE( SUBSTITUTE( SUBSTITUTE( SUBSTITUTE([food_5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PECHUGA" calcext:value-type="string">
            <text:p>POLLO,PECHUGA</text:p>
          </table:table-cell>
          <table:table-cell office:value-type="string" calcext:value-type="string">
            <text:p>Poll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UPPER(SUBSTITUTE(SUBSTITUTE( SUBSTITUTE( SUBSTITUTE( SUBSTITUTE( SUBSTITUTE( SUBSTITUTE( SUBSTITUTE( SUBSTITUTE( SUBSTITUTE( SUBSTITUTE([food_5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AMIN" calcext:value-type="string">
            <text:p>SALAMIN</text:p>
          </table:table-cell>
          <table:table-cell office:value-type="string" calcext:value-type="string">
            <text:p>Salamín 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UPPER(SUBSTITUTE(SUBSTITUTE( SUBSTITUTE( SUBSTITUTE( SUBSTITUTE( SUBSTITUTE( SUBSTITUTE( SUBSTITUTE( SUBSTITUTE( SUBSTITUTE( SUBSTITUTE([food_5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AFRANKFURT" calcext:value-type="string">
            <text:p>SALCHICHAFRANKFURT</text:p>
          </table:table-cell>
          <table:table-cell office:value-type="string" calcext:value-type="string">
            <text:p>Salchicha Frankfurt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UPPER(SUBSTITUTE(SUBSTITUTE( SUBSTITUTE( SUBSTITUTE( SUBSTITUTE( SUBSTITUTE( SUBSTITUTE( SUBSTITUTE( SUBSTITUTE( SUBSTITUTE( SUBSTITUTE([food_5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ON" calcext:value-type="string">
            <text:p>SALCHICHON</text:p>
          </table:table-cell>
          <table:table-cell office:value-type="string" calcext:value-type="string">
            <text:p>Salchichón 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UPPER(SUBSTITUTE(SUBSTITUTE( SUBSTITUTE( SUBSTITUTE( SUBSTITUTE( SUBSTITUTE( SUBSTITUTE( SUBSTITUTE( SUBSTITUTE( SUBSTITUTE( SUBSTITUTE([food_5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BISTEC" calcext:value-type="string">
            <text:p>TERNERA,BISTEC</text:p>
          </table:table-cell>
          <table:table-cell office:value-type="string" calcext:value-type="string">
            <text:p>Ternera, bistec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UPPER(SUBSTITUTE(SUBSTITUTE( SUBSTITUTE( SUBSTITUTE( SUBSTITUTE( SUBSTITUTE( SUBSTITUTE( SUBSTITUTE( SUBSTITUTE( SUBSTITUTE( SUBSTITUTE([food_5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CHULETA" calcext:value-type="string">
            <text:p>TERNERA,CHULETA</text:p>
          </table:table-cell>
          <table:table-cell office:value-type="string" calcext:value-type="string">
            <text:p>Ternera, chuleta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UPPER(SUBSTITUTE(SUBSTITUTE( SUBSTITUTE( SUBSTITUTE( SUBSTITUTE( SUBSTITUTE( SUBSTITUTE( SUBSTITUTE( SUBSTITUTE( SUBSTITUTE( SUBSTITUTE([food_5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HIGADO" calcext:value-type="string">
            <text:p>TERNERA,HIGADO</text:p>
          </table:table-cell>
          <table:table-cell office:value-type="string" calcext:value-type="string">
            <text:p>Ternera, hígado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UPPER(SUBSTITUTE(SUBSTITUTE( SUBSTITUTE( SUBSTITUTE( SUBSTITUTE( SUBSTITUTE( SUBSTITUTE( SUBSTITUTE( SUBSTITUTE( SUBSTITUTE( SUBSTITUTE([food_5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LENGUA" calcext:value-type="string">
            <text:p>TERNERA,LENGUA</text:p>
          </table:table-cell>
          <table:table-cell office:value-type="string" calcext:value-type="string">
            <text:p>Ternera, lengua 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UPPER(SUBSTITUTE(SUBSTITUTE( SUBSTITUTE( SUBSTITUTE( SUBSTITUTE( SUBSTITUTE( SUBSTITUTE( SUBSTITUTE( SUBSTITUTE( SUBSTITUTE( SUBSTITUTE([food_5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RIÑON" calcext:value-type="string">
            <text:p>TERNERA,RIÑON</text:p>
          </table:table-cell>
          <table:table-cell office:value-type="string" calcext:value-type="string">
            <text:p>Ternera, riñón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UPPER(SUBSTITUTE(SUBSTITUTE( SUBSTITUTE( SUBSTITUTE( SUBSTITUTE( SUBSTITUTE( SUBSTITUTE( SUBSTITUTE( SUBSTITUTE( SUBSTITUTE( SUBSTITUTE([food_5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ESOS" calcext:value-type="string">
            <text:p>TERNERA,SESOS</text:p>
          </table:table-cell>
          <table:table-cell office:value-type="string" calcext:value-type="string">
            <text:p>Ternera, sesos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UPPER(SUBSTITUTE(SUBSTITUTE( SUBSTITUTE( SUBSTITUTE( SUBSTITUTE( SUBSTITUTE( SUBSTITUTE( SUBSTITUTE( SUBSTITUTE( SUBSTITUTE( SUBSTITUTE([food_5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OLOMILLO" calcext:value-type="string">
            <text:p>TERNERA,SOLOMILLO</text:p>
          </table:table-cell>
          <table:table-cell office:value-type="string" calcext:value-type="string">
            <text:p>Ternera, solomill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UPPER(SUBSTITUTE(SUBSTITUTE( SUBSTITUTE( SUBSTITUTE( SUBSTITUTE( SUBSTITUTE( SUBSTITUTE( SUBSTITUTE( SUBSTITUTE( SUBSTITUTE( SUBSTITUTE([food_5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IRADEASADO" calcext:value-type="string">
            <text:p>TIRADEASADO</text:p>
          </table:table-cell>
          <table:table-cell office:value-type="string" calcext:value-type="string">
            <text:p>Tira de asado 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UPPER(SUBSTITUTE(SUBSTITUTE( SUBSTITUTE( SUBSTITUTE( SUBSTITUTE( SUBSTITUTE( SUBSTITUTE( SUBSTITUTE( SUBSTITUTE( SUBSTITUTE( SUBSTITUTE([food_5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IPAS" calcext:value-type="string">
            <text:p>TRIPAS</text:p>
          </table:table-cell>
          <table:table-cell office:value-type="string" calcext:value-type="string">
            <text:p>Tripas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UPPER(SUBSTITUTE(SUBSTITUTE( SUBSTITUTE( SUBSTITUTE( SUBSTITUTE( SUBSTITUTE( SUBSTITUTE( SUBSTITUTE( SUBSTITUTE( SUBSTITUTE( SUBSTITUTE([food_5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ACUNO,HIGADO" calcext:value-type="string">
            <text:p>VACUNO,HIGADO</text:p>
          </table:table-cell>
          <table:table-cell office:value-type="string" calcext:value-type="string">
            <text:p>Vacun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UPPER(SUBSTITUTE(SUBSTITUTE( SUBSTITUTE( SUBSTITUTE( SUBSTITUTE( SUBSTITUTE( SUBSTITUTE( SUBSTITUTE( SUBSTITUTE( SUBSTITUTE( SUBSTITUTE([food_5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JAS" calcext:value-type="string">
            <text:p>ALMEJAS</text:p>
          </table:table-cell>
          <table:table-cell office:value-type="string" calcext:value-type="string">
            <text:p>Almejas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UPPER(SUBSTITUTE(SUBSTITUTE( SUBSTITUTE( SUBSTITUTE( SUBSTITUTE( SUBSTITUTE( SUBSTITUTE( SUBSTITUTE( SUBSTITUTE( SUBSTITUTE( SUBSTITUTE([food_5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CHOAS" calcext:value-type="string">
            <text:p>ANCHOAS</text:p>
          </table:table-cell>
          <table:table-cell office:value-type="string" calcext:value-type="string">
            <text:p>Anchoas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UPPER(SUBSTITUTE(SUBSTITUTE( SUBSTITUTE( SUBSTITUTE( SUBSTITUTE( SUBSTITUTE( SUBSTITUTE( SUBSTITUTE( SUBSTITUTE( SUBSTITUTE( SUBSTITUTE([food_5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GUILAS" calcext:value-type="string">
            <text:p>ANGUILAS</text:p>
          </table:table-cell>
          <table:table-cell office:value-type="string" calcext:value-type="string">
            <text:p>Anguilas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UPPER(SUBSTITUTE(SUBSTITUTE( SUBSTITUTE( SUBSTITUTE( SUBSTITUTE( SUBSTITUTE( SUBSTITUTE( SUBSTITUTE( SUBSTITUTE( SUBSTITUTE( SUBSTITUTE([food_5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AHUMADO" calcext:value-type="string">
            <text:p>ARENQUEAHUMADO</text:p>
          </table:table-cell>
          <table:table-cell office:value-type="string" calcext:value-type="string">
            <text:p>Arenque ahumado 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UPPER(SUBSTITUTE(SUBSTITUTE( SUBSTITUTE( SUBSTITUTE( SUBSTITUTE( SUBSTITUTE( SUBSTITUTE( SUBSTITUTE( SUBSTITUTE( SUBSTITUTE( SUBSTITUTE([food_5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SECO" calcext:value-type="string">
            <text:p>ARENQUESECO</text:p>
          </table:table-cell>
          <table:table-cell office:value-type="string" calcext:value-type="string">
            <text:p>Arenque seco 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UPPER(SUBSTITUTE(SUBSTITUTE( SUBSTITUTE( SUBSTITUTE( SUBSTITUTE( SUBSTITUTE( SUBSTITUTE( SUBSTITUTE( SUBSTITUTE( SUBSTITUTE( SUBSTITUTE([food_5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CEITEVEGETAL" calcext:value-type="string">
            <text:p>ATUNENLATACONACEITEVEGETAL</text:p>
          </table:table-cell>
          <table:table-cell office:value-type="string" calcext:value-type="string">
            <text:p>Atún en lata con aceite vegetal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UPPER(SUBSTITUTE(SUBSTITUTE( SUBSTITUTE( SUBSTITUTE( SUBSTITUTE( SUBSTITUTE( SUBSTITUTE( SUBSTITUTE( SUBSTITUTE( SUBSTITUTE( SUBSTITUTE([food_5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GUA" calcext:value-type="string">
            <text:p>ATUNENLATACONAGUA</text:p>
          </table:table-cell>
          <table:table-cell office:value-type="string" calcext:value-type="string">
            <text:p>Atún en lata con agua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UPPER(SUBSTITUTE(SUBSTITUTE( SUBSTITUTE( SUBSTITUTE( SUBSTITUTE( SUBSTITUTE( SUBSTITUTE( SUBSTITUTE( SUBSTITUTE( SUBSTITUTE( SUBSTITUTE([food_5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FRESCO" calcext:value-type="string">
            <text:p>ATUNFRESCO</text:p>
          </table:table-cell>
          <table:table-cell office:value-type="string" calcext:value-type="string">
            <text:p>Atún fresco 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UPPER(SUBSTITUTE(SUBSTITUTE( SUBSTITUTE( SUBSTITUTE( SUBSTITUTE( SUBSTITUTE( SUBSTITUTE( SUBSTITUTE( SUBSTITUTE( SUBSTITUTE( SUBSTITUTE([food_5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FRESCO" calcext:value-type="string">
            <text:p>BACALAOFRESCO</text:p>
          </table:table-cell>
          <table:table-cell office:value-type="string" calcext:value-type="string">
            <text:p>Bacalao fresco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UPPER(SUBSTITUTE(SUBSTITUTE( SUBSTITUTE( SUBSTITUTE( SUBSTITUTE( SUBSTITUTE( SUBSTITUTE( SUBSTITUTE( SUBSTITUTE( SUBSTITUTE( SUBSTITUTE([food_5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ALADOREMOJADO" calcext:value-type="string">
            <text:p>BACALAOSALADOREMOJADO</text:p>
          </table:table-cell>
          <table:table-cell office:value-type="string" calcext:value-type="string">
            <text:p>Bacalao salado remojado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UPPER(SUBSTITUTE(SUBSTITUTE( SUBSTITUTE( SUBSTITUTE( SUBSTITUTE( SUBSTITUTE( SUBSTITUTE( SUBSTITUTE( SUBSTITUTE( SUBSTITUTE( SUBSTITUTE([food_5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ECO" calcext:value-type="string">
            <text:p>BACALAOSECO</text:p>
          </table:table-cell>
          <table:table-cell office:value-type="string" calcext:value-type="string">
            <text:p>Bacalao seco 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UPPER(SUBSTITUTE(SUBSTITUTE( SUBSTITUTE( SUBSTITUTE( SUBSTITUTE( SUBSTITUTE( SUBSTITUTE( SUBSTITUTE( SUBSTITUTE( SUBSTITUTE( SUBSTITUTE([food_5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SUGO" calcext:value-type="string">
            <text:p>BESUGO</text:p>
          </table:table-cell>
          <table:table-cell office:value-type="string" calcext:value-type="string">
            <text:p>Besugo </text:p>
          </table:table-cell>
          <table:table-cell office:value-type="float" office:value="118" calcext:value-type="float">
            <text:p>118</text:p>
          </table:table-cell>
        </table:table-row>
      </table:table>
      <table:table table:name="food_6" table:style-name="ta1">
        <table:table-column table:style-name="co2" table:default-cell-style-name="Default"/>
        <table:table-column table:style-name="co30" table:default-cell-style-name="Default"/>
        <table:table-column table:style-name="co3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UPPER(SUBSTITUTE(SUBSTITUTE( SUBSTITUTE( SUBSTITUTE( SUBSTITUTE( SUBSTITUTE( SUBSTITUTE( SUBSTITUTE( SUBSTITUTE( SUBSTITUTE( SUBSTITUTE([food_6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ALLA" calcext:value-type="string">
            <text:p>CABALLA</text:p>
          </table:table-cell>
          <table:table-cell office:value-type="string" calcext:value-type="string">
            <text:p>Caballa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UPPER(SUBSTITUTE(SUBSTITUTE( SUBSTITUTE( SUBSTITUTE( SUBSTITUTE( SUBSTITUTE( SUBSTITUTE( SUBSTITUTE( SUBSTITUTE( SUBSTITUTE( SUBSTITUTE([food_6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MAR" calcext:value-type="string">
            <text:p>CALAMAR</text:p>
          </table:table-cell>
          <table:table-cell office:value-type="string" calcext:value-type="string">
            <text:p>Calamar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UPPER(SUBSTITUTE(SUBSTITUTE( SUBSTITUTE( SUBSTITUTE( SUBSTITUTE( SUBSTITUTE( SUBSTITUTE( SUBSTITUTE( SUBSTITUTE( SUBSTITUTE( SUBSTITUTE([food_6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GREJO" calcext:value-type="string">
            <text:p>CANGREJO</text:p>
          </table:table-cell>
          <table:table-cell office:value-type="string" calcext:value-type="string">
            <text:p>Cangrejo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UPPER(SUBSTITUTE(SUBSTITUTE( SUBSTITUTE( SUBSTITUTE( SUBSTITUTE( SUBSTITUTE( SUBSTITUTE( SUBSTITUTE( SUBSTITUTE( SUBSTITUTE( SUBSTITUTE([food_6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VIAR" calcext:value-type="string">
            <text:p>CAVIAR</text:p>
          </table:table-cell>
          <table:table-cell office:value-type="string" calcext:value-type="string">
            <text:p>Caviar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UPPER(SUBSTITUTE(SUBSTITUTE( SUBSTITUTE( SUBSTITUTE( SUBSTITUTE( SUBSTITUTE( SUBSTITUTE( SUBSTITUTE( SUBSTITUTE( SUBSTITUTE( SUBSTITUTE([food_6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GRIO" calcext:value-type="string">
            <text:p>CONGRIO</text:p>
          </table:table-cell>
          <table:table-cell office:value-type="string" calcext:value-type="string">
            <text:p>Congri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UPPER(SUBSTITUTE(SUBSTITUTE( SUBSTITUTE( SUBSTITUTE( SUBSTITUTE( SUBSTITUTE( SUBSTITUTE( SUBSTITUTE( SUBSTITUTE( SUBSTITUTE( SUBSTITUTE([food_6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ORADA" calcext:value-type="string">
            <text:p>DORADA</text:p>
          </table:table-cell>
          <table:table-cell office:value-type="string" calcext:value-type="string">
            <text:p>Dorad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UPPER(SUBSTITUTE(SUBSTITUTE( SUBSTITUTE( SUBSTITUTE( SUBSTITUTE( SUBSTITUTE( SUBSTITUTE( SUBSTITUTE( SUBSTITUTE( SUBSTITUTE( SUBSTITUTE([food_6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O" calcext:value-type="string">
            <text:p>GALLO</text:p>
          </table:table-cell>
          <table:table-cell office:value-type="string" calcext:value-type="string">
            <text:p>Gall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UPPER(SUBSTITUTE(SUBSTITUTE( SUBSTITUTE( SUBSTITUTE( SUBSTITUTE( SUBSTITUTE( SUBSTITUTE( SUBSTITUTE( SUBSTITUTE( SUBSTITUTE( SUBSTITUTE([food_6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MBAS" calcext:value-type="string">
            <text:p>GAMBAS</text:p>
          </table:table-cell>
          <table:table-cell office:value-type="string" calcext:value-type="string">
            <text:p>Gambas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UPPER(SUBSTITUTE(SUBSTITUTE( SUBSTITUTE( SUBSTITUTE( SUBSTITUTE( SUBSTITUTE( SUBSTITUTE( SUBSTITUTE( SUBSTITUTE( SUBSTITUTE( SUBSTITUTE([food_6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ANI-KAMA" calcext:value-type="string">
            <text:p>KANI-KAMA</text:p>
          </table:table-cell>
          <table:table-cell office:value-type="string" calcext:value-type="string">
            <text:p>Kani-Kam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UPPER(SUBSTITUTE(SUBSTITUTE( SUBSTITUTE( SUBSTITUTE( SUBSTITUTE( SUBSTITUTE( SUBSTITUTE( SUBSTITUTE( SUBSTITUTE( SUBSTITUTE( SUBSTITUTE([food_6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A" calcext:value-type="string">
            <text:p>LANGOSTA</text:p>
          </table:table-cell>
          <table:table-cell office:value-type="string" calcext:value-type="string">
            <text:p>Langosta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UPPER(SUBSTITUTE(SUBSTITUTE( SUBSTITUTE( SUBSTITUTE( SUBSTITUTE( SUBSTITUTE( SUBSTITUTE( SUBSTITUTE( SUBSTITUTE( SUBSTITUTE( SUBSTITUTE([food_6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INO" calcext:value-type="string">
            <text:p>LANGOSTINO</text:p>
          </table:table-cell>
          <table:table-cell office:value-type="string" calcext:value-type="string">
            <text:p>Langostin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UPPER(SUBSTITUTE(SUBSTITUTE( SUBSTITUTE( SUBSTITUTE( SUBSTITUTE( SUBSTITUTE( SUBSTITUTE( SUBSTITUTE( SUBSTITUTE( SUBSTITUTE( SUBSTITUTE([food_6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O" calcext:value-type="string">
            <text:p>LENGUADO</text:p>
          </table:table-cell>
          <table:table-cell office:value-type="string" calcext:value-type="string">
            <text:p>Lenguad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UPPER(SUBSTITUTE(SUBSTITUTE( SUBSTITUTE( SUBSTITUTE( SUBSTITUTE( SUBSTITUTE( SUBSTITUTE( SUBSTITUTE( SUBSTITUTE( SUBSTITUTE( SUBSTITUTE([food_6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BINA" calcext:value-type="string">
            <text:p>LUBINA</text:p>
          </table:table-cell>
          <table:table-cell office:value-type="string" calcext:value-type="string">
            <text:p>Lubina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UPPER(SUBSTITUTE(SUBSTITUTE( SUBSTITUTE( SUBSTITUTE( SUBSTITUTE( SUBSTITUTE( SUBSTITUTE( SUBSTITUTE( SUBSTITUTE( SUBSTITUTE( SUBSTITUTE([food_6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CIO" calcext:value-type="string">
            <text:p>LUCIO</text:p>
          </table:table-cell>
          <table:table-cell office:value-type="string" calcext:value-type="string">
            <text:p>Luci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UPPER(SUBSTITUTE(SUBSTITUTE( SUBSTITUTE( SUBSTITUTE( SUBSTITUTE( SUBSTITUTE( SUBSTITUTE( SUBSTITUTE( SUBSTITUTE( SUBSTITUTE( SUBSTITUTE([food_6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JILLON" calcext:value-type="string">
            <text:p>MEJILLON</text:p>
          </table:table-cell>
          <table:table-cell office:value-type="string" calcext:value-type="string">
            <text:p>Mejilló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UPPER(SUBSTITUTE(SUBSTITUTE( SUBSTITUTE( SUBSTITUTE( SUBSTITUTE( SUBSTITUTE( SUBSTITUTE( SUBSTITUTE( SUBSTITUTE( SUBSTITUTE( SUBSTITUTE([food_6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LUZA" calcext:value-type="string">
            <text:p>MERLUZA</text:p>
          </table:table-cell>
          <table:table-cell office:value-type="string" calcext:value-type="string">
            <text:p>Merluz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UPPER(SUBSTITUTE(SUBSTITUTE( SUBSTITUTE( SUBSTITUTE( SUBSTITUTE( SUBSTITUTE( SUBSTITUTE( SUBSTITUTE( SUBSTITUTE( SUBSTITUTE( SUBSTITUTE([food_6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O" calcext:value-type="string">
            <text:p>MERO</text:p>
          </table:table-cell>
          <table:table-cell office:value-type="string" calcext:value-type="string">
            <text:p>Mero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UPPER(SUBSTITUTE(SUBSTITUTE( SUBSTITUTE( SUBSTITUTE( SUBSTITUTE( SUBSTITUTE( SUBSTITUTE( SUBSTITUTE( SUBSTITUTE( SUBSTITUTE( SUBSTITUTE([food_6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OSTRAS" calcext:value-type="string">
            <text:p>OSTRAS</text:p>
          </table:table-cell>
          <table:table-cell office:value-type="string" calcext:value-type="string">
            <text:p>Ostra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UPPER(SUBSTITUTE(SUBSTITUTE( SUBSTITUTE( SUBSTITUTE( SUBSTITUTE( SUBSTITUTE( SUBSTITUTE( SUBSTITUTE( SUBSTITUTE( SUBSTITUTE( SUBSTITUTE([food_6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JERREY" calcext:value-type="string">
            <text:p>PEJERREY</text:p>
          </table:table-cell>
          <table:table-cell office:value-type="string" calcext:value-type="string">
            <text:p>Pejerrey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UPPER(SUBSTITUTE(SUBSTITUTE( SUBSTITUTE( SUBSTITUTE( SUBSTITUTE( SUBSTITUTE( SUBSTITUTE( SUBSTITUTE( SUBSTITUTE( SUBSTITUTE( SUBSTITUTE([food_6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ZESPADA" calcext:value-type="string">
            <text:p>PEZESPADA</text:p>
          </table:table-cell>
          <table:table-cell office:value-type="string" calcext:value-type="string">
            <text:p>Pez espada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UPPER(SUBSTITUTE(SUBSTITUTE( SUBSTITUTE( SUBSTITUTE( SUBSTITUTE( SUBSTITUTE( SUBSTITUTE( SUBSTITUTE( SUBSTITUTE( SUBSTITUTE( SUBSTITUTE([food_6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LPO" calcext:value-type="string">
            <text:p>PULPO</text:p>
          </table:table-cell>
          <table:table-cell office:value-type="string" calcext:value-type="string">
            <text:p>Pulp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UPPER(SUBSTITUTE(SUBSTITUTE( SUBSTITUTE( SUBSTITUTE( SUBSTITUTE( SUBSTITUTE( SUBSTITUTE( SUBSTITUTE( SUBSTITUTE( SUBSTITUTE( SUBSTITUTE([food_6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DABALLO" calcext:value-type="string">
            <text:p>RODABALLO</text:p>
          </table:table-cell>
          <table:table-cell office:value-type="string" calcext:value-type="string">
            <text:p>Rodaball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UPPER(SUBSTITUTE(SUBSTITUTE( SUBSTITUTE( SUBSTITUTE( SUBSTITUTE( SUBSTITUTE( SUBSTITUTE( SUBSTITUTE( SUBSTITUTE( SUBSTITUTE( SUBSTITUTE([food_6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" calcext:value-type="string">
            <text:p>SALMON</text:p>
          </table:table-cell>
          <table:table-cell office:value-type="string" calcext:value-type="string">
            <text:p>Salmó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UPPER(SUBSTITUTE(SUBSTITUTE( SUBSTITUTE( SUBSTITUTE( SUBSTITUTE( SUBSTITUTE( SUBSTITUTE( SUBSTITUTE( SUBSTITUTE( SUBSTITUTE( SUBSTITUTE([food_6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AHUMADO" calcext:value-type="string">
            <text:p>SALMONAHUMADO</text:p>
          </table:table-cell>
          <table:table-cell office:value-type="string" calcext:value-type="string">
            <text:p>Salmón ahumado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UPPER(SUBSTITUTE(SUBSTITUTE( SUBSTITUTE( SUBSTITUTE( SUBSTITUTE( SUBSTITUTE( SUBSTITUTE( SUBSTITUTE( SUBSTITUTE( SUBSTITUTE( SUBSTITUTE([food_6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ETE" calcext:value-type="string">
            <text:p>SALMONETE</text:p>
          </table:table-cell>
          <table:table-cell office:value-type="string" calcext:value-type="string">
            <text:p>Salmonete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UPPER(SUBSTITUTE(SUBSTITUTE( SUBSTITUTE( SUBSTITUTE( SUBSTITUTE( SUBSTITUTE( SUBSTITUTE( SUBSTITUTE( SUBSTITUTE( SUBSTITUTE( SUBSTITUTE([food_6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ENLATACONACEITEVEGETAL" calcext:value-type="string">
            <text:p>SARDINAENLATACONACEITEVEGETAL</text:p>
          </table:table-cell>
          <table:table-cell office:value-type="string" calcext:value-type="string">
            <text:p>Sardina en lata con aceite vegetal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UPPER(SUBSTITUTE(SUBSTITUTE( SUBSTITUTE( SUBSTITUTE( SUBSTITUTE( SUBSTITUTE( SUBSTITUTE( SUBSTITUTE( SUBSTITUTE( SUBSTITUTE( SUBSTITUTE([food_6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S" calcext:value-type="string">
            <text:p>SARDINAS</text:p>
          </table:table-cell>
          <table:table-cell office:value-type="string" calcext:value-type="string">
            <text:p>Sardinas 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UPPER(SUBSTITUTE(SUBSTITUTE( SUBSTITUTE( SUBSTITUTE( SUBSTITUTE( SUBSTITUTE( SUBSTITUTE( SUBSTITUTE( SUBSTITUTE( SUBSTITUTE( SUBSTITUTE([food_6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CHA" calcext:value-type="string">
            <text:p>TRUCHA</text:p>
          </table:table-cell>
          <table:table-cell office:value-type="string" calcext:value-type="string">
            <text:p>Trucha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UPPER(SUBSTITUTE(SUBSTITUTE( SUBSTITUTE( SUBSTITUTE( SUBSTITUTE( SUBSTITUTE( SUBSTITUTE( SUBSTITUTE( SUBSTITUTE( SUBSTITUTE( SUBSTITUTE([food_6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ARDIENTE" calcext:value-type="string">
            <text:p>AGUAARDIENTE</text:p>
          </table:table-cell>
          <table:table-cell office:value-type="string" calcext:value-type="string">
            <text:p>Agua ardiente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UPPER(SUBSTITUTE(SUBSTITUTE( SUBSTITUTE( SUBSTITUTE( SUBSTITUTE( SUBSTITUTE( SUBSTITUTE( SUBSTITUTE( SUBSTITUTE( SUBSTITUTE( SUBSTITUTE([food_6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TONICA" calcext:value-type="string">
            <text:p>AGUATONICA</text:p>
          </table:table-cell>
          <table:table-cell office:value-type="string" calcext:value-type="string">
            <text:p>Agua tónic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UPPER(SUBSTITUTE(SUBSTITUTE( SUBSTITUTE( SUBSTITUTE( SUBSTITUTE( SUBSTITUTE( SUBSTITUTE( SUBSTITUTE( SUBSTITUTE( SUBSTITUTE( SUBSTITUTE([food_6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IS" calcext:value-type="string">
            <text:p>ANIS</text:p>
          </table:table-cell>
          <table:table-cell office:value-type="string" calcext:value-type="string">
            <text:p>Anís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UPPER(SUBSTITUTE(SUBSTITUTE( SUBSTITUTE( SUBSTITUTE( SUBSTITUTE( SUBSTITUTE( SUBSTITUTE( SUBSTITUTE( SUBSTITUTE( SUBSTITUTE( SUBSTITUTE([food_6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TIDOLACTEODECACAO" calcext:value-type="string">
            <text:p>BATIDOLACTEODECACAO</text:p>
          </table:table-cell>
          <table:table-cell office:value-type="string" calcext:value-type="string">
            <text:p>Batido lácteo de cacao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UPPER(SUBSTITUTE(SUBSTITUTE( SUBSTITUTE( SUBSTITUTE( SUBSTITUTE( SUBSTITUTE( SUBSTITUTE( SUBSTITUTE( SUBSTITUTE( SUBSTITUTE( SUBSTITUTE([food_6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SINAZUCARALATAZA" calcext:value-type="string">
            <text:p>CACAOENPOLVOSINAZUCARALATAZA</text:p>
          </table:table-cell>
          <table:table-cell office:value-type="string" calcext:value-type="string">
            <text:p>Cacao en polvo sin azúcar a la taza 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UPPER(SUBSTITUTE(SUBSTITUTE( SUBSTITUTE( SUBSTITUTE( SUBSTITUTE( SUBSTITUTE( SUBSTITUTE( SUBSTITUTE( SUBSTITUTE( SUBSTITUTE( SUBSTITUTE([food_6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FE" calcext:value-type="string">
            <text:p>CAFE</text:p>
          </table:table-cell>
          <table:table-cell office:value-type="string" calcext:value-type="string">
            <text:p>Caf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UPPER(SUBSTITUTE(SUBSTITUTE( SUBSTITUTE( SUBSTITUTE( SUBSTITUTE( SUBSTITUTE( SUBSTITUTE( SUBSTITUTE( SUBSTITUTE( SUBSTITUTE( SUBSTITUTE([food_6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NEGRA" calcext:value-type="string">
            <text:p>CERVEZANEGRA</text:p>
          </table:table-cell>
          <table:table-cell office:value-type="string" calcext:value-type="string">
            <text:p>Cerveza neg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UPPER(SUBSTITUTE(SUBSTITUTE( SUBSTITUTE( SUBSTITUTE( SUBSTITUTE( SUBSTITUTE( SUBSTITUTE( SUBSTITUTE( SUBSTITUTE( SUBSTITUTE( SUBSTITUTE([food_6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RUBIA" calcext:value-type="string">
            <text:p>CERVEZARUBIA</text:p>
          </table:table-cell>
          <table:table-cell office:value-type="string" calcext:value-type="string">
            <text:p>Cerveza rubi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UPPER(SUBSTITUTE(SUBSTITUTE( SUBSTITUTE( SUBSTITUTE( SUBSTITUTE( SUBSTITUTE( SUBSTITUTE( SUBSTITUTE( SUBSTITUTE( SUBSTITUTE( SUBSTITUTE([food_6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EMI-SEC" calcext:value-type="string">
            <text:p>CHAMPAÑADEMI-SEC</text:p>
          </table:table-cell>
          <table:table-cell office:value-type="string" calcext:value-type="string">
            <text:p>Champaña demi-sec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UPPER(SUBSTITUTE(SUBSTITUTE( SUBSTITUTE( SUBSTITUTE( SUBSTITUTE( SUBSTITUTE( SUBSTITUTE( SUBSTITUTE( SUBSTITUTE( SUBSTITUTE( SUBSTITUTE([food_6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ULCE" calcext:value-type="string">
            <text:p>CHAMPAÑADULCE</text:p>
          </table:table-cell>
          <table:table-cell office:value-type="string" calcext:value-type="string">
            <text:p>Champaña dulce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UPPER(SUBSTITUTE(SUBSTITUTE( SUBSTITUTE( SUBSTITUTE( SUBSTITUTE( SUBSTITUTE( SUBSTITUTE( SUBSTITUTE( SUBSTITUTE( SUBSTITUTE( SUBSTITUTE([food_6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SECA" calcext:value-type="string">
            <text:p>CHAMPAÑASECA</text:p>
          </table:table-cell>
          <table:table-cell office:value-type="string" calcext:value-type="string">
            <text:p>Champaña seca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UPPER(SUBSTITUTE(SUBSTITUTE( SUBSTITUTE( SUBSTITUTE( SUBSTITUTE( SUBSTITUTE( SUBSTITUTE( SUBSTITUTE( SUBSTITUTE( SUBSTITUTE( SUBSTITUTE([food_6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ÑAC,BRANDY" calcext:value-type="string">
            <text:p>COÑAC,BRANDY</text:p>
          </table:table-cell>
          <table:table-cell office:value-type="string" calcext:value-type="string">
            <text:p>Coñac, brandy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UPPER(SUBSTITUTE(SUBSTITUTE( SUBSTITUTE( SUBSTITUTE( SUBSTITUTE( SUBSTITUTE( SUBSTITUTE( SUBSTITUTE( SUBSTITUTE( SUBSTITUTE( SUBSTITUTE([food_6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DECACAO" calcext:value-type="string">
            <text:p>CREMADECACAO</text:p>
          </table:table-cell>
          <table:table-cell office:value-type="string" calcext:value-type="string">
            <text:p>Crema de cacao 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UPPER(SUBSTITUTE(SUBSTITUTE( SUBSTITUTE( SUBSTITUTE( SUBSTITUTE( SUBSTITUTE( SUBSTITUTE( SUBSTITUTE( SUBSTITUTE( SUBSTITUTE( SUBSTITUTE([food_6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IQUIRI" calcext:value-type="string">
            <text:p>DAIQUIRI</text:p>
          </table:table-cell>
          <table:table-cell office:value-type="string" calcext:value-type="string">
            <text:p>Daiquiri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UPPER(SUBSTITUTE(SUBSTITUTE( SUBSTITUTE( SUBSTITUTE( SUBSTITUTE( SUBSTITUTE( SUBSTITUTE( SUBSTITUTE( SUBSTITUTE( SUBSTITUTE( SUBSTITUTE([food_6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&amp;TONICA" calcext:value-type="string">
            <text:p>GIN&amp;TONICA</text:p>
          </table:table-cell>
          <table:table-cell office:value-type="string" calcext:value-type="string">
            <text:p>Gin &amp; Tónic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UPPER(SUBSTITUTE(SUBSTITUTE( SUBSTITUTE( SUBSTITUTE( SUBSTITUTE( SUBSTITUTE( SUBSTITUTE( SUBSTITUTE( SUBSTITUTE( SUBSTITUTE( SUBSTITUTE([food_6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EBRA" calcext:value-type="string">
            <text:p>GINEBRA</text:p>
          </table:table-cell>
          <table:table-cell office:value-type="string" calcext:value-type="string">
            <text:p>Ginebra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UPPER(SUBSTITUTE(SUBSTITUTE( SUBSTITUTE( SUBSTITUTE( SUBSTITUTE( SUBSTITUTE( SUBSTITUTE( SUBSTITUTE( SUBSTITUTE( SUBSTITUTE( SUBSTITUTE([food_6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ALMENDRAS" calcext:value-type="string">
            <text:p>LECHEDEALMENDRAS</text:p>
          </table:table-cell>
          <table:table-cell office:value-type="string" calcext:value-type="string">
            <text:p>Leche de almendras 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UPPER(SUBSTITUTE(SUBSTITUTE( SUBSTITUTE( SUBSTITUTE( SUBSTITUTE( SUBSTITUTE( SUBSTITUTE( SUBSTITUTE( SUBSTITUTE( SUBSTITUTE( SUBSTITUTE([food_6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CORDECAÑA" calcext:value-type="string">
            <text:p>LICORDECAÑA</text:p>
          </table:table-cell>
          <table:table-cell office:value-type="string" calcext:value-type="string">
            <text:p>Licor de caña 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UPPER(SUBSTITUTE(SUBSTITUTE( SUBSTITUTE( SUBSTITUTE( SUBSTITUTE( SUBSTITUTE( SUBSTITUTE( SUBSTITUTE( SUBSTITUTE( SUBSTITUTE( SUBSTITUTE([food_6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COLADA" calcext:value-type="string">
            <text:p>PIÑACOLADA</text:p>
          </table:table-cell>
          <table:table-cell office:value-type="string" calcext:value-type="string">
            <text:p>Piña colad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UPPER(SUBSTITUTE(SUBSTITUTE( SUBSTITUTE( SUBSTITUTE( SUBSTITUTE( SUBSTITUTE( SUBSTITUTE( SUBSTITUTE( SUBSTITUTE( SUBSTITUTE( SUBSTITUTE([food_6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CO" calcext:value-type="string">
            <text:p>PISCO</text:p>
          </table:table-cell>
          <table:table-cell office:value-type="string" calcext:value-type="string">
            <text:p>Pisco 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UPPER(SUBSTITUTE(SUBSTITUTE( SUBSTITUTE( SUBSTITUTE( SUBSTITUTE( SUBSTITUTE( SUBSTITUTE( SUBSTITUTE( SUBSTITUTE( SUBSTITUTE( SUBSTITUTE([food_6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FRESCOSCARBONATADOS" calcext:value-type="string">
            <text:p>REFRESCOSCARBONATADOS</text:p>
          </table:table-cell>
          <table:table-cell office:value-type="string" calcext:value-type="string">
            <text:p>Refrescos carbonatados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UPPER(SUBSTITUTE(SUBSTITUTE( SUBSTITUTE( SUBSTITUTE( SUBSTITUTE( SUBSTITUTE( SUBSTITUTE( SUBSTITUTE( SUBSTITUTE( SUBSTITUTE( SUBSTITUTE([food_6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N" calcext:value-type="string">
            <text:p>RON</text:p>
          </table:table-cell>
          <table:table-cell office:value-type="string" calcext:value-type="string">
            <text:p>Ron </text:p>
          </table:table-cell>
          <table:table-cell office:value-type="float" office:value="244" calcext:value-type="float">
            <text:p>244</text:p>
          </table:table-cell>
        </table:table-row>
      </table:table>
      <table:table table:name="food_7" table:style-name="ta1">
        <table:table-column table:style-name="co2" table:default-cell-style-name="Default"/>
        <table:table-column table:style-name="co32" table:default-cell-style-name="Default"/>
        <table:table-column table:style-name="co3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UPPER(SUBSTITUTE(SUBSTITUTE( SUBSTITUTE( SUBSTITUTE( SUBSTITUTE( SUBSTITUTE( SUBSTITUTE( SUBSTITUTE( SUBSTITUTE( SUBSTITUTE( SUBSTITUTE([food_7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DULCE" calcext:value-type="string">
            <text:p>SIDRADULCE</text:p>
          </table:table-cell>
          <table:table-cell office:value-type="string" calcext:value-type="string">
            <text:p>Sidra dulce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UPPER(SUBSTITUTE(SUBSTITUTE( SUBSTITUTE( SUBSTITUTE( SUBSTITUTE( SUBSTITUTE( SUBSTITUTE( SUBSTITUTE( SUBSTITUTE( SUBSTITUTE( SUBSTITUTE([food_7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SECA" calcext:value-type="string">
            <text:p>SIDRASECA</text:p>
          </table:table-cell>
          <table:table-cell office:value-type="string" calcext:value-type="string">
            <text:p>Sidra seca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UPPER(SUBSTITUTE(SUBSTITUTE( SUBSTITUTE( SUBSTITUTE( SUBSTITUTE( SUBSTITUTE( SUBSTITUTE( SUBSTITUTE( SUBSTITUTE( SUBSTITUTE( SUBSTITUTE([food_7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" calcext:value-type="string">
            <text:p>TE</text:p>
          </table:table-cell>
          <table:table-cell office:value-type="string" calcext:value-type="string">
            <text:p>T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UPPER(SUBSTITUTE(SUBSTITUTE( SUBSTITUTE( SUBSTITUTE( SUBSTITUTE( SUBSTITUTE( SUBSTITUTE( SUBSTITUTE( SUBSTITUTE( SUBSTITUTE( SUBSTITUTE([food_7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AMARGO" calcext:value-type="string">
            <text:p>VERMOUTHAMARGO</text:p>
          </table:table-cell>
          <table:table-cell office:value-type="string" calcext:value-type="string">
            <text:p>Vermouth amarg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UPPER(SUBSTITUTE(SUBSTITUTE( SUBSTITUTE( SUBSTITUTE( SUBSTITUTE( SUBSTITUTE( SUBSTITUTE( SUBSTITUTE( SUBSTITUTE( SUBSTITUTE( SUBSTITUTE([food_7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DULCE" calcext:value-type="string">
            <text:p>VERMOUTHDULCE</text:p>
          </table:table-cell>
          <table:table-cell office:value-type="string" calcext:value-type="string">
            <text:p>Vermouth dulce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UPPER(SUBSTITUTE(SUBSTITUTE( SUBSTITUTE( SUBSTITUTE( SUBSTITUTE( SUBSTITUTE( SUBSTITUTE( SUBSTITUTE( SUBSTITUTE( SUBSTITUTE( SUBSTITUTE([food_7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EMESA" calcext:value-type="string">
            <text:p>VINODEMESA</text:p>
          </table:table-cell>
          <table:table-cell office:value-type="string" calcext:value-type="string">
            <text:p>Vino de mesa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UPPER(SUBSTITUTE(SUBSTITUTE( SUBSTITUTE( SUBSTITUTE( SUBSTITUTE( SUBSTITUTE( SUBSTITUTE( SUBSTITUTE( SUBSTITUTE( SUBSTITUTE( SUBSTITUTE([food_7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ULCE,JEREZ" calcext:value-type="string">
            <text:p>VINODULCE,JEREZ</text:p>
          </table:table-cell>
          <table:table-cell office:value-type="string" calcext:value-type="string">
            <text:p>Vino dulce, jerez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UPPER(SUBSTITUTE(SUBSTITUTE( SUBSTITUTE( SUBSTITUTE( SUBSTITUTE( SUBSTITUTE( SUBSTITUTE( SUBSTITUTE( SUBSTITUTE( SUBSTITUTE( SUBSTITUTE([food_7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OPORTO" calcext:value-type="string">
            <text:p>VINOOPORTO</text:p>
          </table:table-cell>
          <table:table-cell office:value-type="string" calcext:value-type="string">
            <text:p>Vino oporto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UPPER(SUBSTITUTE(SUBSTITUTE( SUBSTITUTE( SUBSTITUTE( SUBSTITUTE( SUBSTITUTE( SUBSTITUTE( SUBSTITUTE( SUBSTITUTE( SUBSTITUTE( SUBSTITUTE([food_7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ODKA" calcext:value-type="string">
            <text:p>VODKA</text:p>
          </table:table-cell>
          <table:table-cell office:value-type="string" calcext:value-type="string">
            <text:p>Vodka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UPPER(SUBSTITUTE(SUBSTITUTE( SUBSTITUTE( SUBSTITUTE( SUBSTITUTE( SUBSTITUTE( SUBSTITUTE( SUBSTITUTE( SUBSTITUTE( SUBSTITUTE( SUBSTITUTE([food_7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WHISKY" calcext:value-type="string">
            <text:p>WHISKY</text:p>
          </table:table-cell>
          <table:table-cell office:value-type="string" calcext:value-type="string">
            <text:p>Whisky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UPPER(SUBSTITUTE(SUBSTITUTE( SUBSTITUTE( SUBSTITUTE( SUBSTITUTE( SUBSTITUTE( SUBSTITUTE( SUBSTITUTE( SUBSTITUTE( SUBSTITUTE( SUBSTITUTE([food_7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RRADECHOCOLATE" calcext:value-type="string">
            <text:p>BARRADECHOCOLATE</text:p>
          </table:table-cell>
          <table:table-cell office:value-type="string" calcext:value-type="string">
            <text:p>Barra de chocolate 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UPPER(SUBSTITUTE(SUBSTITUTE( SUBSTITUTE( SUBSTITUTE( SUBSTITUTE( SUBSTITUTE( SUBSTITUTE( SUBSTITUTE( SUBSTITUTE( SUBSTITUTE( SUBSTITUTE([food_7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PALOMITAS" calcext:value-type="string">
            <text:p>MAIZ,PALOMITAS</text:p>
          </table:table-cell>
          <table:table-cell office:value-type="string" calcext:value-type="string">
            <text:p>Maíz, palomitas 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UPPER(SUBSTITUTE(SUBSTITUTE( SUBSTITUTE( SUBSTITUTE( SUBSTITUTE( SUBSTITUTE( SUBSTITUTE( SUBSTITUTE( SUBSTITUTE( SUBSTITUTE( SUBSTITUTE([food_7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TIRASFRITAS" calcext:value-type="string">
            <text:p>MAIZ,TIRASFRITAS</text:p>
          </table:table-cell>
          <table:table-cell office:value-type="string" calcext:value-type="string">
            <text:p>Maíz, tiras fritas 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UPPER(SUBSTITUTE(SUBSTITUTE( SUBSTITUTE( SUBSTITUTE( SUBSTITUTE( SUBSTITUTE( SUBSTITUTE( SUBSTITUTE( SUBSTITUTE( SUBSTITUTE( SUBSTITUTE([food_7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FRITAS" calcext:value-type="string">
            <text:p>PAPASFRITAS</text:p>
          </table:table-cell>
          <table:table-cell office:value-type="string" calcext:value-type="string">
            <text:p>Papas fritas 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UPPER(SUBSTITUTE(SUBSTITUTE( SUBSTITUTE( SUBSTITUTE( SUBSTITUTE( SUBSTITUTE( SUBSTITUTE( SUBSTITUTE( SUBSTITUTE( SUBSTITUTE( SUBSTITUTE([food_7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GIRASOL" calcext:value-type="string">
            <text:p>ACEITEDEGIRASOL</text:p>
          </table:table-cell>
          <table:table-cell office:value-type="string" calcext:value-type="string">
            <text:p>Aceite de girasol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UPPER(SUBSTITUTE(SUBSTITUTE( SUBSTITUTE( SUBSTITUTE( SUBSTITUTE( SUBSTITUTE( SUBSTITUTE( SUBSTITUTE( SUBSTITUTE( SUBSTITUTE( SUBSTITUTE([food_7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IZ" calcext:value-type="string">
            <text:p>ACEITEDEMAIZ</text:p>
          </table:table-cell>
          <table:table-cell office:value-type="string" calcext:value-type="string">
            <text:p>Aceite de maíz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UPPER(SUBSTITUTE(SUBSTITUTE( SUBSTITUTE( SUBSTITUTE( SUBSTITUTE( SUBSTITUTE( SUBSTITUTE( SUBSTITUTE( SUBSTITUTE( SUBSTITUTE( SUBSTITUTE([food_7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NI" calcext:value-type="string">
            <text:p>ACEITEDEMANI</text:p>
          </table:table-cell>
          <table:table-cell office:value-type="string" calcext:value-type="string">
            <text:p>Aceite de maní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UPPER(SUBSTITUTE(SUBSTITUTE( SUBSTITUTE( SUBSTITUTE( SUBSTITUTE( SUBSTITUTE( SUBSTITUTE( SUBSTITUTE( SUBSTITUTE( SUBSTITUTE( SUBSTITUTE([food_7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OLIVA" calcext:value-type="string">
            <text:p>ACEITEDEOLIVA</text:p>
          </table:table-cell>
          <table:table-cell office:value-type="string" calcext:value-type="string">
            <text:p>Aceite de oliv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UPPER(SUBSTITUTE(SUBSTITUTE( SUBSTITUTE( SUBSTITUTE( SUBSTITUTE( SUBSTITUTE( SUBSTITUTE( SUBSTITUTE( SUBSTITUTE( SUBSTITUTE( SUBSTITUTE([food_7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SOJA" calcext:value-type="string">
            <text:p>ACEITEDESOJA</text:p>
          </table:table-cell>
          <table:table-cell office:value-type="string" calcext:value-type="string">
            <text:p>Aceite de soj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UPPER(SUBSTITUTE(SUBSTITUTE( SUBSTITUTE( SUBSTITUTE( SUBSTITUTE( SUBSTITUTE( SUBSTITUTE( SUBSTITUTE( SUBSTITUTE( SUBSTITUTE( SUBSTITUTE([food_7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CA" calcext:value-type="string">
            <text:p>MANTECA</text:p>
          </table:table-cell>
          <table:table-cell office:value-type="string" calcext:value-type="string">
            <text:p>Manteca 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UPPER(SUBSTITUTE(SUBSTITUTE( SUBSTITUTE( SUBSTITUTE( SUBSTITUTE( SUBSTITUTE( SUBSTITUTE( SUBSTITUTE( SUBSTITUTE( SUBSTITUTE( SUBSTITUTE([food_7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QUILLA" calcext:value-type="string">
            <text:p>MANTEQUILLA</text:p>
          </table:table-cell>
          <table:table-cell office:value-type="string" calcext:value-type="string">
            <text:p>Mantequilla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UPPER(SUBSTITUTE(SUBSTITUTE( SUBSTITUTE( SUBSTITUTE( SUBSTITUTE( SUBSTITUTE( SUBSTITUTE( SUBSTITUTE( SUBSTITUTE( SUBSTITUTE( SUBSTITUTE([food_7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RGARINAVEGETAL" calcext:value-type="string">
            <text:p>MARGARINAVEGETAL</text:p>
          </table:table-cell>
          <table:table-cell office:value-type="string" calcext:value-type="string">
            <text:p>Margarina vegetal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UPPER(SUBSTITUTE(SUBSTITUTE( SUBSTITUTE( SUBSTITUTE( SUBSTITUTE( SUBSTITUTE( SUBSTITUTE( SUBSTITUTE( SUBSTITUTE( SUBSTITUTE( SUBSTITUTE([food_7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CHAMEL" calcext:value-type="string">
            <text:p>BECHAMEL</text:p>
          </table:table-cell>
          <table:table-cell office:value-type="string" calcext:value-type="string">
            <text:p>Bechamel 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UPPER(SUBSTITUTE(SUBSTITUTE( SUBSTITUTE( SUBSTITUTE( SUBSTITUTE( SUBSTITUTE( SUBSTITUTE( SUBSTITUTE( SUBSTITUTE( SUBSTITUTE( SUBSTITUTE([food_7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DOSCONCENTRADOS" calcext:value-type="string">
            <text:p>CALDOSCONCENTRADOS</text:p>
          </table:table-cell>
          <table:table-cell office:value-type="string" calcext:value-type="string">
            <text:p>Caldos concentrados 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UPPER(SUBSTITUTE(SUBSTITUTE( SUBSTITUTE( SUBSTITUTE( SUBSTITUTE( SUBSTITUTE( SUBSTITUTE( SUBSTITUTE( SUBSTITUTE( SUBSTITUTE( SUBSTITUTE([food_7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ETCHUP" calcext:value-type="string">
            <text:p>KETCHUP</text:p>
          </table:table-cell>
          <table:table-cell office:value-type="string" calcext:value-type="string">
            <text:p>Ketchup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UPPER(SUBSTITUTE(SUBSTITUTE( SUBSTITUTE( SUBSTITUTE( SUBSTITUTE( SUBSTITUTE( SUBSTITUTE( SUBSTITUTE( SUBSTITUTE( SUBSTITUTE( SUBSTITUTE([food_7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" calcext:value-type="string">
            <text:p>MAYONESA</text:p>
          </table:table-cell>
          <table:table-cell office:value-type="string" calcext:value-type="string">
            <text:p>Mayonesa 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UPPER(SUBSTITUTE(SUBSTITUTE( SUBSTITUTE( SUBSTITUTE( SUBSTITUTE( SUBSTITUTE( SUBSTITUTE( SUBSTITUTE( SUBSTITUTE( SUBSTITUTE( SUBSTITUTE([food_7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LIGHT" calcext:value-type="string">
            <text:p>MAYONESALIGHT</text:p>
          </table:table-cell>
          <table:table-cell office:value-type="string" calcext:value-type="string">
            <text:p>Mayonesa light 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UPPER(SUBSTITUTE(SUBSTITUTE( SUBSTITUTE( SUBSTITUTE( SUBSTITUTE( SUBSTITUTE( SUBSTITUTE( SUBSTITUTE( SUBSTITUTE( SUBSTITUTE( SUBSTITUTE([food_7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STAZA" calcext:value-type="string">
            <text:p>MOSTAZA</text:p>
          </table:table-cell>
          <table:table-cell office:value-type="string" calcext:value-type="string">
            <text:p>Mostaza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UPPER(SUBSTITUTE(SUBSTITUTE( SUBSTITUTE( SUBSTITUTE( SUBSTITUTE( SUBSTITUTE( SUBSTITUTE( SUBSTITUTE( SUBSTITUTE( SUBSTITUTE( SUBSTITUTE([food_7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SOJA" calcext:value-type="string">
            <text:p>SALSADESOJA</text:p>
          </table:table-cell>
          <table:table-cell office:value-type="string" calcext:value-type="string">
            <text:p>Salsa de soj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UPPER(SUBSTITUTE(SUBSTITUTE( SUBSTITUTE( SUBSTITUTE( SUBSTITUTE( SUBSTITUTE( SUBSTITUTE( SUBSTITUTE( SUBSTITUTE( SUBSTITUTE( SUBSTITUTE([food_7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TOMATEENCONSERVA" calcext:value-type="string">
            <text:p>SALSADETOMATEENCONSERVA</text:p>
          </table:table-cell>
          <table:table-cell office:value-type="string" calcext:value-type="string">
            <text:p>Salsa de tomate en conserv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UPPER(SUBSTITUTE(SUBSTITUTE( SUBSTITUTE( SUBSTITUTE( SUBSTITUTE( SUBSTITUTE( SUBSTITUTE( SUBSTITUTE( SUBSTITUTE( SUBSTITUTE( SUBSTITUTE([food_7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GOLF" calcext:value-type="string">
            <text:p>SALSAGOLF</text:p>
          </table:table-cell>
          <table:table-cell office:value-type="string" calcext:value-type="string">
            <text:p>Salsa golf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UPPER(SUBSTITUTE(SUBSTITUTE( SUBSTITUTE( SUBSTITUTE( SUBSTITUTE( SUBSTITUTE( SUBSTITUTE( SUBSTITUTE( SUBSTITUTE( SUBSTITUTE( SUBSTITUTE([food_7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FRITO" calcext:value-type="string">
            <text:p>SOFRITO</text:p>
          </table:table-cell>
          <table:table-cell office:value-type="string" calcext:value-type="string">
            <text:p>Sofrito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UPPER(SUBSTITUTE(SUBSTITUTE( SUBSTITUTE( SUBSTITUTE( SUBSTITUTE( SUBSTITUTE( SUBSTITUTE( SUBSTITUTE( SUBSTITUTE( SUBSTITUTE( SUBSTITUTE([food_7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AGRES" calcext:value-type="string">
            <text:p>VINAGRES</text:p>
          </table:table-cell>
          <table:table-cell office:value-type="string" calcext:value-type="string">
            <text:p>Vinagre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UPPER(SUBSTITUTE(SUBSTITUTE( SUBSTITUTE( SUBSTITUTE( SUBSTITUTE( SUBSTITUTE( SUBSTITUTE( SUBSTITUTE( SUBSTITUTE( SUBSTITUTE( SUBSTITUTE([food_7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CONLECHE" calcext:value-type="string">
            <text:p>ARROZCONLECHE</text:p>
          </table:table-cell>
          <table:table-cell office:value-type="string" calcext:value-type="string">
            <text:p>Arroz con leche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UPPER(SUBSTITUTE(SUBSTITUTE( SUBSTITUTE( SUBSTITUTE( SUBSTITUTE( SUBSTITUTE( SUBSTITUTE( SUBSTITUTE( SUBSTITUTE( SUBSTITUTE( SUBSTITUTE([food_7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BAROISE" calcext:value-type="string">
            <text:p>BABAROISE</text:p>
          </table:table-cell>
          <table:table-cell office:value-type="string" calcext:value-type="string">
            <text:p>Babaroise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UPPER(SUBSTITUTE(SUBSTITUTE( SUBSTITUTE( SUBSTITUTE( SUBSTITUTE( SUBSTITUTE( SUBSTITUTE( SUBSTITUTE( SUBSTITUTE( SUBSTITUTE( SUBSTITUTE([food_7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LIN" calcext:value-type="string">
            <text:p>BERLIN</text:p>
          </table:table-cell>
          <table:table-cell office:value-type="string" calcext:value-type="string">
            <text:p>Berlín 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UPPER(SUBSTITUTE(SUBSTITUTE( SUBSTITUTE( SUBSTITUTE( SUBSTITUTE( SUBSTITUTE( SUBSTITUTE( SUBSTITUTE( SUBSTITUTE( SUBSTITUTE( SUBSTITUTE([food_7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AZODEREINA" calcext:value-type="string">
            <text:p>BRAZODEREINA</text:p>
          </table:table-cell>
          <table:table-cell office:value-type="string" calcext:value-type="string">
            <text:p>Brazo de reina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UPPER(SUBSTITUTE(SUBSTITUTE( SUBSTITUTE( SUBSTITUTE( SUBSTITUTE( SUBSTITUTE( SUBSTITUTE( SUBSTITUTE( SUBSTITUTE( SUBSTITUTE( SUBSTITUTE([food_7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ÑUELOS" calcext:value-type="string">
            <text:p>BUÑUELOS</text:p>
          </table:table-cell>
          <table:table-cell office:value-type="string" calcext:value-type="string">
            <text:p>Buñuelo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UPPER(SUBSTITUTE(SUBSTITUTE( SUBSTITUTE( SUBSTITUTE( SUBSTITUTE( SUBSTITUTE( SUBSTITUTE( SUBSTITUTE( SUBSTITUTE( SUBSTITUTE( SUBSTITUTE([food_7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APE" calcext:value-type="string">
            <text:p>CANAPE</text:p>
          </table:table-cell>
          <table:table-cell office:value-type="string" calcext:value-type="string">
            <text:p>Canapé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UPPER(SUBSTITUTE(SUBSTITUTE( SUBSTITUTE( SUBSTITUTE( SUBSTITUTE( SUBSTITUTE( SUBSTITUTE( SUBSTITUTE( SUBSTITUTE( SUBSTITUTE( SUBSTITUTE([food_7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ELONES" calcext:value-type="string">
            <text:p>CANELONES</text:p>
          </table:table-cell>
          <table:table-cell office:value-type="string" calcext:value-type="string">
            <text:p>Canelones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UPPER(SUBSTITUTE(SUBSTITUTE( SUBSTITUTE( SUBSTITUTE( SUBSTITUTE( SUBSTITUTE( SUBSTITUTE( SUBSTITUTE( SUBSTITUTE( SUBSTITUTE( SUBSTITUTE([food_7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URROS" calcext:value-type="string">
            <text:p>CHURROS</text:p>
          </table:table-cell>
          <table:table-cell office:value-type="string" calcext:value-type="string">
            <text:p>Churros 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UPPER(SUBSTITUTE(SUBSTITUTE( SUBSTITUTE( SUBSTITUTE( SUBSTITUTE( SUBSTITUTE( SUBSTITUTE( SUBSTITUTE( SUBSTITUTE( SUBSTITUTE( SUBSTITUTE([food_7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MPOTADEFRUTAS" calcext:value-type="string">
            <text:p>COMPOTADEFRUTAS</text:p>
          </table:table-cell>
          <table:table-cell office:value-type="string" calcext:value-type="string">
            <text:p>Compota de frutas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UPPER(SUBSTITUTE(SUBSTITUTE( SUBSTITUTE( SUBSTITUTE( SUBSTITUTE( SUBSTITUTE( SUBSTITUTE( SUBSTITUTE( SUBSTITUTE( SUBSTITUTE( SUBSTITUTE([food_7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QUETAS" calcext:value-type="string">
            <text:p>CROQUETAS</text:p>
          </table:table-cell>
          <table:table-cell office:value-type="string" calcext:value-type="string">
            <text:p>Croqueta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UPPER(SUBSTITUTE(SUBSTITUTE( SUBSTITUTE( SUBSTITUTE( SUBSTITUTE( SUBSTITUTE( SUBSTITUTE( SUBSTITUTE( SUBSTITUTE( SUBSTITUTE( SUBSTITUTE([food_7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CONSERVA" calcext:value-type="string">
            <text:p>DURAZNOENCONSERVA</text:p>
          </table:table-cell>
          <table:table-cell office:value-type="string" calcext:value-type="string">
            <text:p>Durazno en conserva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UPPER(SUBSTITUTE(SUBSTITUTE( SUBSTITUTE( SUBSTITUTE( SUBSTITUTE( SUBSTITUTE( SUBSTITUTE( SUBSTITUTE( SUBSTITUTE( SUBSTITUTE( SUBSTITUTE([food_7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MPANADADEATUN" calcext:value-type="string">
            <text:p>EMPANADADEATUN</text:p>
          </table:table-cell>
          <table:table-cell office:value-type="string" calcext:value-type="string">
            <text:p>Empanada de atún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UPPER(SUBSTITUTE(SUBSTITUTE( SUBSTITUTE( SUBSTITUTE( SUBSTITUTE( SUBSTITUTE( SUBSTITUTE( SUBSTITUTE( SUBSTITUTE( SUBSTITUTE( SUBSTITUTE([food_7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LEASOLA" calcext:value-type="string">
            <text:p>JALEASOLA</text:p>
          </table:table-cell>
          <table:table-cell office:value-type="string" calcext:value-type="string">
            <text:p>Jalea sol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UPPER(SUBSTITUTE(SUBSTITUTE( SUBSTITUTE( SUBSTITUTE( SUBSTITUTE( SUBSTITUTE( SUBSTITUTE( SUBSTITUTE( SUBSTITUTE( SUBSTITUTE( SUBSTITUTE([food_7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QUESOAPANADOS" calcext:value-type="string">
            <text:p>JAMONYQUESOAPANADOS</text:p>
          </table:table-cell>
          <table:table-cell office:value-type="string" calcext:value-type="string">
            <text:p>Jamón y queso apanados 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UPPER(SUBSTITUTE(SUBSTITUTE( SUBSTITUTE( SUBSTITUTE( SUBSTITUTE( SUBSTITUTE( SUBSTITUTE( SUBSTITUTE( SUBSTITUTE( SUBSTITUTE( SUBSTITUTE([food_7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SAÑA" calcext:value-type="string">
            <text:p>LASAÑA</text:p>
          </table:table-cell>
          <table:table-cell office:value-type="string" calcext:value-type="string">
            <text:p>Lasaña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UPPER(SUBSTITUTE(SUBSTITUTE( SUBSTITUTE( SUBSTITUTE( SUBSTITUTE( SUBSTITUTE( SUBSTITUTE( SUBSTITUTE( SUBSTITUTE( SUBSTITUTE( SUBSTITUTE([food_7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ASADA" calcext:value-type="string">
            <text:p>LECHEASADA</text:p>
          </table:table-cell>
          <table:table-cell office:value-type="string" calcext:value-type="string">
            <text:p>Leche asada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UPPER(SUBSTITUTE(SUBSTITUTE( SUBSTITUTE( SUBSTITUTE( SUBSTITUTE( SUBSTITUTE( SUBSTITUTE( SUBSTITUTE( SUBSTITUTE( SUBSTITUTE( SUBSTITUTE([food_7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NEVADA" calcext:value-type="string">
            <text:p>LECHENEVADA</text:p>
          </table:table-cell>
          <table:table-cell office:value-type="string" calcext:value-type="string">
            <text:p>Leche nevada 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food_8" table:style-name="ta1">
        <table:table-column table:style-name="co2" table:default-cell-style-name="Default"/>
        <table:table-column table:style-name="co17" table:default-cell-style-name="Default"/>
        <table:table-column table:style-name="co34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UPPER(SUBSTITUTE(SUBSTITUTE( SUBSTITUTE( SUBSTITUTE( SUBSTITUTE( SUBSTITUTE( SUBSTITUTE( SUBSTITUTE( SUBSTITUTE( SUBSTITUTE( SUBSTITUTE([food_8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ASADA" calcext:value-type="string">
            <text:p>MANZANAASADA</text:p>
          </table:table-cell>
          <table:table-cell office:value-type="string" calcext:value-type="string">
            <text:p>Manzana asada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UPPER(SUBSTITUTE(SUBSTITUTE( SUBSTITUTE( SUBSTITUTE( SUBSTITUTE( SUBSTITUTE( SUBSTITUTE( SUBSTITUTE( SUBSTITUTE( SUBSTITUTE( SUBSTITUTE([food_8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TECONHUESILLOS" calcext:value-type="string">
            <text:p>MOTECONHUESILLOS</text:p>
          </table:table-cell>
          <table:table-cell office:value-type="string" calcext:value-type="string">
            <text:p>Mote con huesillos 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UPPER(SUBSTITUTE(SUBSTITUTE( SUBSTITUTE( SUBSTITUTE( SUBSTITUTE( SUBSTITUTE( SUBSTITUTE( SUBSTITUTE( SUBSTITUTE( SUBSTITUTE( SUBSTITUTE([food_8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ÑOQUISDEPAPA" calcext:value-type="string">
            <text:p>ÑOQUISDEPAPA</text:p>
          </table:table-cell>
          <table:table-cell office:value-type="string" calcext:value-type="string">
            <text:p>Ñoquis de papa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UPPER(SUBSTITUTE(SUBSTITUTE( SUBSTITUTE( SUBSTITUTE( SUBSTITUTE( SUBSTITUTE( SUBSTITUTE( SUBSTITUTE( SUBSTITUTE( SUBSTITUTE( SUBSTITUTE([food_8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QUEQUECONMANJAR" calcext:value-type="string">
            <text:p>PANQUEQUECONMANJAR</text:p>
          </table:table-cell>
          <table:table-cell office:value-type="string" calcext:value-type="string">
            <text:p>Panqueque con manjar 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UPPER(SUBSTITUTE(SUBSTITUTE( SUBSTITUTE( SUBSTITUTE( SUBSTITUTE( SUBSTITUTE( SUBSTITUTE( SUBSTITUTE( SUBSTITUTE( SUBSTITUTE( SUBSTITUTE([food_8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SCADOAPANADO" calcext:value-type="string">
            <text:p>PESCADOAPANADO</text:p>
          </table:table-cell>
          <table:table-cell office:value-type="string" calcext:value-type="string">
            <text:p>Pescado apanado 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UPPER(SUBSTITUTE(SUBSTITUTE( SUBSTITUTE( SUBSTITUTE( SUBSTITUTE( SUBSTITUTE( SUBSTITUTE( SUBSTITUTE( SUBSTITUTE( SUBSTITUTE( SUBSTITUTE([food_8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DELIMON" calcext:value-type="string">
            <text:p>PIEDELIMON</text:p>
          </table:table-cell>
          <table:table-cell office:value-type="string" calcext:value-type="string">
            <text:p>Pie de limón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UPPER(SUBSTITUTE(SUBSTITUTE( SUBSTITUTE( SUBSTITUTE( SUBSTITUTE( SUBSTITUTE( SUBSTITUTE( SUBSTITUTE( SUBSTITUTE( SUBSTITUTE( SUBSTITUTE([food_8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ZZA" calcext:value-type="string">
            <text:p>PIZZA</text:p>
          </table:table-cell>
          <table:table-cell office:value-type="string" calcext:value-type="string">
            <text:p>Pizza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UPPER(SUBSTITUTE(SUBSTITUTE( SUBSTITUTE( SUBSTITUTE( SUBSTITUTE( SUBSTITUTE( SUBSTITUTE( SUBSTITUTE( SUBSTITUTE( SUBSTITUTE( SUBSTITUTE([food_8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APANADO" calcext:value-type="string">
            <text:p>POLLOAPANADO</text:p>
          </table:table-cell>
          <table:table-cell office:value-type="string" calcext:value-type="string">
            <text:p>Pollo apanado 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UPPER(SUBSTITUTE(SUBSTITUTE( SUBSTITUTE( SUBSTITUTE( SUBSTITUTE( SUBSTITUTE( SUBSTITUTE( SUBSTITUTE( SUBSTITUTE( SUBSTITUTE( SUBSTITUTE([food_8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VIOLESDECARNEYJAMON" calcext:value-type="string">
            <text:p>RAVIOLESDECARNEYJAMON</text:p>
          </table:table-cell>
          <table:table-cell office:value-type="string" calcext:value-type="string">
            <text:p>Ravioles de carne y jamón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UPPER(SUBSTITUTE(SUBSTITUTE( SUBSTITUTE( SUBSTITUTE( SUBSTITUTE( SUBSTITUTE( SUBSTITUTE( SUBSTITUTE( SUBSTITUTE( SUBSTITUTE( SUBSTITUTE([food_8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LLOSPRIMAVERA" calcext:value-type="string">
            <text:p>ROLLOSPRIMAVERA</text:p>
          </table:table-cell>
          <table:table-cell office:value-type="string" calcext:value-type="string">
            <text:p>Rollos primavera 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UPPER(SUBSTITUTE(SUBSTITUTE( SUBSTITUTE( SUBSTITUTE( SUBSTITUTE( SUBSTITUTE( SUBSTITUTE( SUBSTITUTE( SUBSTITUTE( SUBSTITUTE( SUBSTITUTE([food_8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CONLECHE" calcext:value-type="string">
            <text:p>SEMOLACONLECHE</text:p>
          </table:table-cell>
          <table:table-cell office:value-type="string" calcext:value-type="string">
            <text:p>Sémola con leche 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UPPER(SUBSTITUTE(SUBSTITUTE( SUBSTITUTE( SUBSTITUTE( SUBSTITUTE( SUBSTITUTE( SUBSTITUTE( SUBSTITUTE( SUBSTITUTE( SUBSTITUTE( SUBSTITUTE([food_8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IPILLASPASADAS" calcext:value-type="string">
            <text:p>SOPAIPILLASPASADAS</text:p>
          </table:table-cell>
          <table:table-cell office:value-type="string" calcext:value-type="string">
            <text:p>Sopaipillas pasada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UPPER(SUBSTITUTE(SUBSTITUTE( SUBSTITUTE( SUBSTITUTE( SUBSTITUTE( SUBSTITUTE( SUBSTITUTE( SUBSTITUTE( SUBSTITUTE( SUBSTITUTE( SUBSTITUTE([food_8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SDESOBRE" calcext:value-type="string">
            <text:p>SOPASDESOBRE</text:p>
          </table:table-cell>
          <table:table-cell office:value-type="string" calcext:value-type="string">
            <text:p>Sopas de sobre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UPPER(SUBSTITUTE(SUBSTITUTE( SUBSTITUTE( SUBSTITUTE( SUBSTITUTE( SUBSTITUTE( SUBSTITUTE( SUBSTITUTE( SUBSTITUTE( SUBSTITUTE( SUBSTITUTE([food_8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AMILHOJAS" calcext:value-type="string">
            <text:p>TORTAMILHOJAS</text:p>
          </table:table-cell>
          <table:table-cell office:value-type="string" calcext:value-type="string">
            <text:p>Torta mil hojas 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UPPER(SUBSTITUTE(SUBSTITUTE( SUBSTITUTE( SUBSTITUTE( SUBSTITUTE( SUBSTITUTE( SUBSTITUTE( SUBSTITUTE( SUBSTITUTE( SUBSTITUTE( SUBSTITUTE([food_8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ILLADEPAPA" calcext:value-type="string">
            <text:p>TORTILLADEPAPA</text:p>
          </table:table-cell>
          <table:table-cell office:value-type="string" calcext:value-type="string">
            <text:p>Tortilla de pap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UPPER(SUBSTITUTE(SUBSTITUTE( SUBSTITUTE( SUBSTITUTE( SUBSTITUTE( SUBSTITUTE( SUBSTITUTE( SUBSTITUTE( SUBSTITUTE( SUBSTITUTE( SUBSTITUTE([food_8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UTTIFRUTI" calcext:value-type="string">
            <text:p>TUTTIFRUTI</text:p>
          </table:table-cell>
          <table:table-cell office:value-type="string" calcext:value-type="string">
            <text:p>Tutti fruti </text:p>
          </table:table-cell>
          <table:table-cell office:value-type="float" office:value="185" calcext:value-type="float">
            <text:p>185</text:p>
          </table:table-cell>
        </table:table-row>
      </table:table>
      <table:table table:name="social_entity" table:style-name="ta1">
        <table:table-column table:style-name="co2" table:number-columns-repeated="3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m_rating</text:p>
          </table:table-cell>
          <table:table-cell office:value-type="string" calcext:value-type="string">
            <text:p>is_public</text:p>
          </table:table-cell>
          <table:table-cell office:value-type="string" calcext:value-type="string">
            <text:p>public_inscription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ocial_pictur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ecipe" table:style-name="ta1">
        <table:table-column table:style-name="co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ce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ce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information_url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sugested_time</text:p>
          </table:table-cell>
          <table:table-cell table:style-name="Default" office:value-type="string" calcext:value-type="string">
            <text:p>update_date</text:p>
          </table:table-cell>
          <table:table-cell office:value-type="string" calcext:value-type="string">
            <text:p>ingredients_in_step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fath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1</text:p>
          </table:table-cell>
          <table:table-cell office:value-type="string" calcext:value-type="string">
            <text:p>Sugested time recipe0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2</text:p>
          </table:table-cell>
          <table:table-cell office:value-type="string" calcext:value-type="string">
            <text:p>Sugested time recipe0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3</text:p>
          </table:table-cell>
          <table:table-cell office:value-type="string" calcext:value-type="string">
            <text:p>Sugested time recipe0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4</text:p>
          </table:table-cell>
          <table:table-cell office:value-type="string" calcext:value-type="string">
            <text:p>Sugested time recipe0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5</text:p>
          </table:table-cell>
          <table:table-cell office:value-type="string" calcext:value-type="string">
            <text:p>Sugested time recipe0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6</text:p>
          </table:table-cell>
          <table:table-cell office:value-type="string" calcext:value-type="string">
            <text:p>Sugested time recipe0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7</text:p>
          </table:table-cell>
          <table:table-cell office:value-type="string" calcext:value-type="string">
            <text:p>Sugested time recipe0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8</text:p>
          </table:table-cell>
          <table:table-cell office:value-type="string" calcext:value-type="string">
            <text:p>Sugested time recipe0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9</text:p>
          </table:table-cell>
          <table:table-cell office:value-type="string" calcext:value-type="string">
            <text:p>Sugested time recipe0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0</text:p>
          </table:table-cell>
          <table:table-cell office:value-type="string" calcext:value-type="string">
            <text:p>Sugested time recipe0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1</text:p>
          </table:table-cell>
          <table:table-cell office:value-type="string" calcext:value-type="string">
            <text:p>Sugested time recipe0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2</text:p>
          </table:table-cell>
          <table:table-cell office:value-type="string" calcext:value-type="string">
            <text:p>Sugested time recipe0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3</text:p>
          </table:table-cell>
          <table:table-cell office:value-type="string" calcext:value-type="string">
            <text:p>Sugested time recipe0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4</text:p>
          </table:table-cell>
          <table:table-cell office:value-type="string" calcext:value-type="string">
            <text:p>Sugested time recipe0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5</text:p>
          </table:table-cell>
          <table:table-cell office:value-type="string" calcext:value-type="string">
            <text:p>Sugested time recipe0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6</text:p>
          </table:table-cell>
          <table:table-cell office:value-type="string" calcext:value-type="string">
            <text:p>Sugested time recipe0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7</text:p>
          </table:table-cell>
          <table:table-cell office:value-type="string" calcext:value-type="string">
            <text:p>Sugested time recipe0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8</text:p>
          </table:table-cell>
          <table:table-cell office:value-type="string" calcext:value-type="string">
            <text:p>Sugested time recipe0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9</text:p>
          </table:table-cell>
          <table:table-cell office:value-type="string" calcext:value-type="string">
            <text:p>Sugested time recipe0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20</text:p>
          </table:table-cell>
          <table:table-cell office:value-type="string" calcext:value-type="string">
            <text:p>Sugested time recipe0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ep" table:style-name="ta1"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reci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Section: &quot;;[.B2];&quot; Recipe: &quot;;[.D2])" office:value-type="string" office:string-value="Section: 1 Recipe: 1" calcext:value-type="string">
            <text:p>Section: 1 Recipe: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Section: &quot;;[.B3];&quot; Recipe: &quot;;[.D3])" office:value-type="string" office:string-value="Section: 2 Recipe: 1" calcext:value-type="string">
            <text:p>Section: 2 Recipe: 1</text:p>
          </table:table-cell>
          <table:table-cell table:formula="of:=IF([.B3]&gt;[.B2];[.D2];[.D2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Section: &quot;;[.B4];&quot; Recipe: &quot;;[.D4])" office:value-type="string" office:string-value="Section: 3 Recipe: 1" calcext:value-type="string">
            <text:p>Section: 3 Recipe: 1</text:p>
          </table:table-cell>
          <table:table-cell table:formula="of:=IF([.B4]&gt;[.B3];[.D3];[.D3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Section: &quot;;[.B5];&quot; Recipe: &quot;;[.D5])" office:value-type="string" office:string-value="Section: 4 Recipe: 1" calcext:value-type="string">
            <text:p>Section: 4 Recipe: 1</text:p>
          </table:table-cell>
          <table:table-cell table:formula="of:=IF([.B5]&gt;[.B4];[.D4];[.D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6];&quot; Recipe: &quot;;[.D6])" office:value-type="string" office:string-value="Section: 1 Recipe: 2" calcext:value-type="string">
            <text:p>Section: 1 Recipe: 2</text:p>
          </table:table-cell>
          <table:table-cell table:formula="of:=IF([.B6]&gt;[.B5];[.D5];[.D5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7];&quot; Recipe: &quot;;[.D7])" office:value-type="string" office:string-value="Section: 2 Recipe: 2" calcext:value-type="string">
            <text:p>Section: 2 Recipe: 2</text:p>
          </table:table-cell>
          <table:table-cell table:formula="of:=IF([.B7]&gt;[.B6];[.D6];[.D6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8];&quot; Recipe: &quot;;[.D8])" office:value-type="string" office:string-value="Section: 3 Recipe: 2" calcext:value-type="string">
            <text:p>Section: 3 Recipe: 2</text:p>
          </table:table-cell>
          <table:table-cell table:formula="of:=IF([.B8]&gt;[.B7];[.D7];[.D7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9];&quot; Recipe: &quot;;[.D9])" office:value-type="string" office:string-value="Section: 1 Recipe: 3" calcext:value-type="string">
            <text:p>Section: 1 Recipe: 3</text:p>
          </table:table-cell>
          <table:table-cell table:formula="of:=IF([.B9]&gt;[.B8];[.D8];[.D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0];&quot; Recipe: &quot;;[.D10])" office:value-type="string" office:string-value="Section: 2 Recipe: 3" calcext:value-type="string">
            <text:p>Section: 2 Recipe: 3</text:p>
          </table:table-cell>
          <table:table-cell table:formula="of:=IF([.B10]&gt;[.B9];[.D9];[.D9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11];&quot; Recipe: &quot;;[.D11])" office:value-type="string" office:string-value="Section: 1 Recipe: 4" calcext:value-type="string">
            <text:p>Section: 1 Recipe: 4</text:p>
          </table:table-cell>
          <table:table-cell table:formula="of:=IF([.B11]&gt;[.B10];[.D10];[.D1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2];&quot; Recipe: &quot;;[.D12])" office:value-type="string" office:string-value="Section: 2 Recipe: 4" calcext:value-type="string">
            <text:p>Section: 2 Recipe: 4</text:p>
          </table:table-cell>
          <table:table-cell table:formula="of:=IF([.B12]&gt;[.B11];[.D11];[.D1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13];&quot; Recipe: &quot;;[.D13])" office:value-type="string" office:string-value="Section: 3 Recipe: 4" calcext:value-type="string">
            <text:p>Section: 3 Recipe: 4</text:p>
          </table:table-cell>
          <table:table-cell table:formula="of:=IF([.B13]&gt;[.B12];[.D12];[.D1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14];&quot; Recipe: &quot;;[.D14])" office:value-type="string" office:string-value="Section: 4 Recipe: 4" calcext:value-type="string">
            <text:p>Section: 4 Recipe: 4</text:p>
          </table:table-cell>
          <table:table-cell table:formula="of:=IF([.B14]&gt;[.B13];[.D13];[.D1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NCATENATE(&quot;Section: &quot;;[.B15];&quot; Recipe: &quot;;[.D15])" office:value-type="string" office:string-value="Section: 5 Recipe: 4" calcext:value-type="string">
            <text:p>Section: 5 Recipe: 4</text:p>
          </table:table-cell>
          <table:table-cell table:formula="of:=IF([.B15]&gt;[.B14];[.D14];[.D1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NCATENATE(&quot;Section: &quot;;[.B16];&quot; Recipe: &quot;;[.D16])" office:value-type="string" office:string-value="Section: 6 Recipe: 4" calcext:value-type="string">
            <text:p>Section: 6 Recipe: 4</text:p>
          </table:table-cell>
          <table:table-cell table:formula="of:=IF([.B16]&gt;[.B15];[.D15];[.D1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CONCATENATE(&quot;Section: &quot;;[.B17];&quot; Recipe: &quot;;[.D17])" office:value-type="string" office:string-value="Section: 7 Recipe: 4" calcext:value-type="string">
            <text:p>Section: 7 Recipe: 4</text:p>
          </table:table-cell>
          <table:table-cell table:formula="of:=IF([.B17]&gt;[.B16];[.D16];[.D16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CONCATENATE(&quot;Section: &quot;;[.B18];&quot; Recipe: &quot;;[.D18])" office:value-type="string" office:string-value="Section: 8 Recipe: 4" calcext:value-type="string">
            <text:p>Section: 8 Recipe: 4</text:p>
          </table:table-cell>
          <table:table-cell table:formula="of:=IF([.B18]&gt;[.B17];[.D17];[.D17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CONCATENATE(&quot;Section: &quot;;[.B19];&quot; Recipe: &quot;;[.D19])" office:value-type="string" office:string-value="Section: 9 Recipe: 4" calcext:value-type="string">
            <text:p>Section: 9 Recipe: 4</text:p>
          </table:table-cell>
          <table:table-cell table:formula="of:=IF([.B19]&gt;[.B18];[.D18];[.D18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0];&quot; Recipe: &quot;;[.D20])" office:value-type="string" office:string-value="Section: 1 Recipe: 5" calcext:value-type="string">
            <text:p>Section: 1 Recipe: 5</text:p>
          </table:table-cell>
          <table:table-cell table:formula="of:=IF([.B20]&gt;[.B19];[.D19];[.D1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1];&quot; Recipe: &quot;;[.D21])" office:value-type="string" office:string-value="Section: 2 Recipe: 5" calcext:value-type="string">
            <text:p>Section: 2 Recipe: 5</text:p>
          </table:table-cell>
          <table:table-cell table:formula="of:=IF([.B21]&gt;[.B20];[.D20];[.D2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2];&quot; Recipe: &quot;;[.D22])" office:value-type="string" office:string-value="Section: 1 Recipe: 6" calcext:value-type="string">
            <text:p>Section: 1 Recipe: 6</text:p>
          </table:table-cell>
          <table:table-cell table:formula="of:=IF([.B22]&gt;[.B21];[.D21];[.D2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3];&quot; Recipe: &quot;;[.D23])" office:value-type="string" office:string-value="Section: 2 Recipe: 6" calcext:value-type="string">
            <text:p>Section: 2 Recipe: 6</text:p>
          </table:table-cell>
          <table:table-cell table:formula="of:=IF([.B23]&gt;[.B22];[.D22];[.D2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4];&quot; Recipe: &quot;;[.D24])" office:value-type="string" office:string-value="Section: 1 Recipe: 7" calcext:value-type="string">
            <text:p>Section: 1 Recipe: 7</text:p>
          </table:table-cell>
          <table:table-cell table:formula="of:=IF([.B24]&gt;[.B23];[.D23];[.D2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5];&quot; Recipe: &quot;;[.D25])" office:value-type="string" office:string-value="Section: 2 Recipe: 7" calcext:value-type="string">
            <text:p>Section: 2 Recipe: 7</text:p>
          </table:table-cell>
          <table:table-cell table:formula="of:=IF([.B25]&gt;[.B24];[.D24];[.D2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26];&quot; Recipe: &quot;;[.D26])" office:value-type="string" office:string-value="Section: 3 Recipe: 7" calcext:value-type="string">
            <text:p>Section: 3 Recipe: 7</text:p>
          </table:table-cell>
          <table:table-cell table:formula="of:=IF([.B26]&gt;[.B25];[.D25];[.D2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7];&quot; Recipe: &quot;;[.D27])" office:value-type="string" office:string-value="Section: 1 Recipe: 8" calcext:value-type="string">
            <text:p>Section: 1 Recipe: 8</text:p>
          </table:table-cell>
          <table:table-cell table:formula="of:=IF([.B27]&gt;[.B26];[.D26];[.D26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8];&quot; Recipe: &quot;;[.D28])" office:value-type="string" office:string-value="Section: 2 Recipe: 8" calcext:value-type="string">
            <text:p>Section: 2 Recipe: 8</text:p>
          </table:table-cell>
          <table:table-cell table:formula="of:=IF([.B28]&gt;[.B27];[.D27];[.D2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9];&quot; Recipe: &quot;;[.D29])" office:value-type="string" office:string-value="Section: 1 Recipe: 9" calcext:value-type="string">
            <text:p>Section: 1 Recipe: 9</text:p>
          </table:table-cell>
          <table:table-cell table:formula="of:=IF([.B29]&gt;[.B28];[.D28];[.D28]+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0];&quot; Recipe: &quot;;[.D30])" office:value-type="string" office:string-value="Section: 1 Recipe: 10" calcext:value-type="string">
            <text:p>Section: 1 Recipe: 10</text:p>
          </table:table-cell>
          <table:table-cell table:formula="of:=IF([.B30]&gt;[.B29];[.D29];[.D29]+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1];&quot; Recipe: &quot;;[.D31])" office:value-type="string" office:string-value="Section: 1 Recipe: 11" calcext:value-type="string">
            <text:p>Section: 1 Recipe: 11</text:p>
          </table:table-cell>
          <table:table-cell table:formula="of:=IF([.B31]&gt;[.B30];[.D30];[.D30]+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2];&quot; Recipe: &quot;;[.D32])" office:value-type="string" office:string-value="Section: 1 Recipe: 12" calcext:value-type="string">
            <text:p>Section: 1 Recipe: 12</text:p>
          </table:table-cell>
          <table:table-cell table:formula="of:=IF([.B32]&gt;[.B31];[.D31];[.D31]+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3];&quot; Recipe: &quot;;[.D33])" office:value-type="string" office:string-value="Section: 1 Recipe: 13" calcext:value-type="string">
            <text:p>Section: 1 Recipe: 13</text:p>
          </table:table-cell>
          <table:table-cell table:formula="of:=IF([.B33]&gt;[.B32];[.D32];[.D32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4];&quot; Recipe: &quot;;[.D34])" office:value-type="string" office:string-value="Section: 2 Recipe: 13" calcext:value-type="string">
            <text:p>Section: 2 Recipe: 13</text:p>
          </table:table-cell>
          <table:table-cell table:formula="of:=IF([.B34]&gt;[.B33];[.D33];[.D33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5];&quot; Recipe: &quot;;[.D35])" office:value-type="string" office:string-value="Section: 1 Recipe: 14" calcext:value-type="string">
            <text:p>Section: 1 Recipe: 14</text:p>
          </table:table-cell>
          <table:table-cell table:formula="of:=IF([.B35]&gt;[.B34];[.D34];[.D34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6];&quot; Recipe: &quot;;[.D36])" office:value-type="string" office:string-value="Section: 2 Recipe: 14" calcext:value-type="string">
            <text:p>Section: 2 Recipe: 14</text:p>
          </table:table-cell>
          <table:table-cell table:formula="of:=IF([.B36]&gt;[.B35];[.D35];[.D35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37];&quot; Recipe: &quot;;[.D37])" office:value-type="string" office:string-value="Section: 3 Recipe: 14" calcext:value-type="string">
            <text:p>Section: 3 Recipe: 14</text:p>
          </table:table-cell>
          <table:table-cell table:formula="of:=IF([.B37]&gt;[.B36];[.D36];[.D36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8];&quot; Recipe: &quot;;[.D38])" office:value-type="string" office:string-value="Section: 1 Recipe: 15" calcext:value-type="string">
            <text:p>Section: 1 Recipe: 15</text:p>
          </table:table-cell>
          <table:table-cell table:formula="of:=IF([.B38]&gt;[.B37];[.D37];[.D37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9];&quot; Recipe: &quot;;[.D39])" office:value-type="string" office:string-value="Section: 2 Recipe: 15" calcext:value-type="string">
            <text:p>Section: 2 Recipe: 15</text:p>
          </table:table-cell>
          <table:table-cell table:formula="of:=IF([.B39]&gt;[.B38];[.D38];[.D38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40];&quot; Recipe: &quot;;[.D40])" office:value-type="string" office:string-value="Section: 3 Recipe: 15" calcext:value-type="string">
            <text:p>Section: 3 Recipe: 15</text:p>
          </table:table-cell>
          <table:table-cell table:formula="of:=IF([.B40]&gt;[.B39];[.D39];[.D39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41];&quot; Recipe: &quot;;[.D41])" office:value-type="string" office:string-value="Section: 4 Recipe: 15" calcext:value-type="string">
            <text:p>Section: 4 Recipe: 15</text:p>
          </table:table-cell>
          <table:table-cell table:formula="of:=IF([.B41]&gt;[.B40];[.D40];[.D40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2];&quot; Recipe: &quot;;[.D42])" office:value-type="string" office:string-value="Section: 1 Recipe: 16" calcext:value-type="string">
            <text:p>Section: 1 Recipe: 16</text:p>
          </table:table-cell>
          <table:table-cell table:formula="of:=IF([.B42]&gt;[.B41];[.D41];[.D41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3];&quot; Recipe: &quot;;[.D43])" office:value-type="string" office:string-value="Section: 2 Recipe: 16" calcext:value-type="string">
            <text:p>Section: 2 Recipe: 16</text:p>
          </table:table-cell>
          <table:table-cell table:formula="of:=IF([.B43]&gt;[.B42];[.D42];[.D42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4];&quot; Recipe: &quot;;[.D44])" office:value-type="string" office:string-value="Section: 1 Recipe: 17" calcext:value-type="string">
            <text:p>Section: 1 Recipe: 17</text:p>
          </table:table-cell>
          <table:table-cell table:formula="of:=IF([.B44]&gt;[.B43];[.D43];[.D43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5];&quot; Recipe: &quot;;[.D45])" office:value-type="string" office:string-value="Section: 2 Recipe: 17" calcext:value-type="string">
            <text:p>Section: 2 Recipe: 17</text:p>
          </table:table-cell>
          <table:table-cell table:formula="of:=IF([.B45]&gt;[.B44];[.D44];[.D44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6];&quot; Recipe: &quot;;[.D46])" office:value-type="string" office:string-value="Section: 1 Recipe: 18" calcext:value-type="string">
            <text:p>Section: 1 Recipe: 18</text:p>
          </table:table-cell>
          <table:table-cell table:formula="of:=IF([.B46]&gt;[.B45];[.D45];[.D45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7];&quot; Recipe: &quot;;[.D47])" office:value-type="string" office:string-value="Section: 2 Recipe: 18" calcext:value-type="string">
            <text:p>Section: 2 Recipe: 18</text:p>
          </table:table-cell>
          <table:table-cell table:formula="of:=IF([.B47]&gt;[.B46];[.D46];[.D46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8];&quot; Recipe: &quot;;[.D48])" office:value-type="string" office:string-value="Section: 1 Recipe: 19" calcext:value-type="string">
            <text:p>Section: 1 Recipe: 19</text:p>
          </table:table-cell>
          <table:table-cell table:formula="of:=IF([.B48]&gt;[.B47];[.D47];[.D47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9];&quot; Recipe: &quot;;[.D49])" office:value-type="string" office:string-value="Section: 2 Recipe: 19" calcext:value-type="string">
            <text:p>Section: 2 Recipe: 19</text:p>
          </table:table-cell>
          <table:table-cell table:formula="of:=IF([.B49]&gt;[.B48];[.D48];[.D48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50];&quot; Recipe: &quot;;[.D50])" office:value-type="string" office:string-value="Section: 1 Recipe: 20" calcext:value-type="string">
            <text:p>Section: 1 Recipe: 20</text:p>
          </table:table-cell>
          <table:table-cell table:formula="of:=IF([.B50]&gt;[.B49];[.D49];[.D49]+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51];&quot; Recipe: &quot;;[.D51])" office:value-type="string" office:string-value="Section: 2 Recipe: 20" calcext:value-type="string">
            <text:p>Section: 2 Recipe: 20</text:p>
          </table:table-cell>
          <table:table-cell table:formula="of:=IF([.B51]&gt;[.B50];[.D50];[.D50]+1)" office:value-type="float" office:value="20" calcext:value-type="float">
            <text:p>20</text:p>
          </table:table-cell>
        </table:table-row>
      </table:table>
      <table:table table:name="ingredien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tep_id</text:p>
          </table:table-cell>
          <table:table-cell office:value-type="string" calcext:value-type="string">
            <text:p>food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tep_picture" table:style-name="ta1">
        <table:table-column table:style-name="co2" table:default-cell-style-name="Default"/>
        <table:table-column table:style-name="co47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step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Picture of the step &quot;;[.E2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Picture of the step &quot;;[.E3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Picture of the step &quot;;[.E4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Picture of the step &quot;;[.E5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Picture of the step &quot;;[.E6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Picture of the step &quot;;[.E7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Picture of the step &quot;;[.E8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Picture of the step &quot;;[.E9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Picture of the step &quot;;[.E10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Picture of the step &quot;;[.E11])" office:value-type="string" office:string-value="Picture of the step 4" calcext:value-type="string">
            <text:p>Picture of the step 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&quot;Picture of the step &quot;;[.E12])" office:value-type="string" office:string-value="Picture of the step 5" calcext:value-type="string">
            <text:p>Picture of the step 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Picture of the step &quot;;[.E13])" office:value-type="string" office:string-value="Picture of the step 6" calcext:value-type="string">
            <text:p>Picture of the step 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&quot;Picture of the step &quot;;[.E14])" office:value-type="string" office:string-value="Picture of the step 7" calcext:value-type="string">
            <text:p>Picture of the step 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&quot;Picture of the step &quot;;[.E15])" office:value-type="string" office:string-value="Picture of the step 8" calcext:value-type="string">
            <text:p>Picture of the step 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&quot;Picture of the step &quot;;[.E16])" office:value-type="string" office:string-value="Picture of the step 9" calcext:value-type="string">
            <text:p>Picture of the step 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Picture of the step &quot;;[.E17])" office:value-type="string" office:string-value="Picture of the step 10" calcext:value-type="string">
            <text:p>Picture of the step 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&quot;Picture of the step &quot;;[.E18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&quot;Picture of the step &quot;;[.E19])" office:value-type="string" office:string-value="Picture of the step 11" calcext:value-type="string">
            <text:p>Picture of the step 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&quot;Picture of the step &quot;;[.E20])" office:value-type="string" office:string-value="Picture of the step 12" calcext:value-type="string">
            <text:p>Picture of the step 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Picture of the step &quot;;[.E21])" office:value-type="string" office:string-value="Picture of the step 13" calcext:value-type="string">
            <text:p>Picture of the step 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&quot;Picture of the step &quot;;[.E22])" office:value-type="string" office:string-value="Picture of the step 14" calcext:value-type="string">
            <text:p>Picture of the step 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&quot;Picture of the step &quot;;[.E23])" office:value-type="string" office:string-value="Picture of the step 15" calcext:value-type="string">
            <text:p>Picture of the step 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&quot;Picture of the step &quot;;[.E24])" office:value-type="string" office:string-value="Picture of the step 16" calcext:value-type="string">
            <text:p>Picture of the step 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Picture of the step &quot;;[.E25])" office:value-type="string" office:string-value="Picture of the step 17" calcext:value-type="string">
            <text:p>Picture of the step 1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&quot;Picture of the step &quot;;[.E26])" office:value-type="string" office:string-value="Picture of the step 18" calcext:value-type="string">
            <text:p>Picture of the step 1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&quot;Picture of the step &quot;;[.E27])" office:value-type="string" office:string-value="Picture of the step 19" calcext:value-type="string">
            <text:p>Picture of the step 1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&quot;Picture of the step &quot;;[.E28])" office:value-type="string" office:string-value="Picture of the step 20" calcext:value-type="string">
            <text:p>Picture of the step 2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Picture of the step &quot;;[.E29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NCATENATE(&quot;Picture of the step &quot;;[.E30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CATENATE(&quot;Picture of the step &quot;;[.E31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NCATENATE(&quot;Picture of the step &quot;;[.E32])" office:value-type="string" office:string-value="Picture of the step 23" calcext:value-type="string">
            <text:p>Picture of the step 2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Picture of the step &quot;;[.E33])" office:value-type="string" office:string-value="Picture of the step 24" calcext:value-type="string">
            <text:p>Picture of the step 2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NCATENATE(&quot;Picture of the step &quot;;[.E34])" office:value-type="string" office:string-value="Picture of the step 25" calcext:value-type="string">
            <text:p>Picture of the step 2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NCATENATE(&quot;Picture of the step &quot;;[.E35])" office:value-type="string" office:string-value="Picture of the step 26" calcext:value-type="string">
            <text:p>Picture of the step 2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NCATENATE(&quot;Picture of the step &quot;;[.E36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Picture of the step &quot;;[.E37])" office:value-type="string" office:string-value="Picture of the step 30" calcext:value-type="string">
            <text:p>Picture of the step 3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NCATENATE(&quot;Picture of the step &quot;;[.E38])" office:value-type="string" office:string-value="Picture of the step 31" calcext:value-type="string">
            <text:p>Picture of the step 3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NCATENATE(&quot;Picture of the step &quot;;[.E39])" office:value-type="string" office:string-value="Picture of the step 32" calcext:value-type="string">
            <text:p>Picture of the step 3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NCATENATE(&quot;Picture of the step &quot;;[.E40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Picture of the step &quot;;[.E41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NCATENATE(&quot;Picture of the step &quot;;[.E42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NCATENATE(&quot;Picture of the step &quot;;[.E43])" office:value-type="string" office:string-value="Picture of the step 34" calcext:value-type="string">
            <text:p>Picture of the step 3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NCATENATE(&quot;Picture of the step &quot;;[.E44])" office:value-type="string" office:string-value="Picture of the step 35" calcext:value-type="string">
            <text:p>Picture of the step 3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Picture of the step &quot;;[.E45])" office:value-type="string" office:string-value="Picture of the step 36" calcext:value-type="string">
            <text:p>Picture of the step 3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NCATENATE(&quot;Picture of the step &quot;;[.E46])" office:value-type="string" office:string-value="Picture of the step 37" calcext:value-type="string">
            <text:p>Picture of the step 3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NCATENATE(&quot;Picture of the step &quot;;[.E47])" office:value-type="string" office:string-value="Picture of the step 38" calcext:value-type="string">
            <text:p>Picture of the step 3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NCATENATE(&quot;Picture of the step &quot;;[.E48])" office:value-type="string" office:string-value="Picture of the step 39" calcext:value-type="string">
            <text:p>Picture of the step 3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Picture of the step &quot;;[.E49])" office:value-type="string" office:string-value="Picture of the step 40" calcext:value-type="string">
            <text:p>Picture of the step 4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NCATENATE(&quot;Picture of the step &quot;;[.E50])" office:value-type="string" office:string-value="Picture of the step 41" calcext:value-type="string">
            <text:p>Picture of the step 4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NCATENATE(&quot;Picture of the step &quot;;[.E51])" office:value-type="string" office:string-value="Picture of the step 43" calcext:value-type="string">
            <text:p>Picture of the step 4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schedule" table:style-name="ta1">
        <table:table-column table:style-name="co2" table:number-columns-repeated="3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2])" office:value-type="string" office:string-value="Schedule: 1" calcext:value-type="string">
            <text:p>Schedule: 1</text:p>
          </table:table-cell>
          <table:table-cell table:formula="of:=CONCATENATE(&quot;Description of schedule &quot;;[.A2])" office:value-type="string" office:string-value="Description of schedule 1" calcext:value-type="string">
            <text:p>Description of schedul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3])" office:value-type="string" office:string-value="Schedule: 2" calcext:value-type="string">
            <text:p>Schedule: 2</text:p>
          </table:table-cell>
          <table:table-cell table:formula="of:=CONCATENATE(&quot;Description of schedule &quot;;[.A3])" office:value-type="string" office:string-value="Description of schedule 2" calcext:value-type="string">
            <text:p>Description of schedule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])" office:value-type="string" office:string-value="Schedule: 3" calcext:value-type="string">
            <text:p>Schedule: 3</text:p>
          </table:table-cell>
          <table:table-cell table:formula="of:=CONCATENATE(&quot;Description of schedule &quot;;[.A4])" office:value-type="string" office:string-value="Description of schedule 3" calcext:value-type="string">
            <text:p>Description of schedule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5])" office:value-type="string" office:string-value="Schedule: 4" calcext:value-type="string">
            <text:p>Schedule: 4</text:p>
          </table:table-cell>
          <table:table-cell table:formula="of:=CONCATENATE(&quot;Description of schedule &quot;;[.A5])" office:value-type="string" office:string-value="Description of schedule 4" calcext:value-type="string">
            <text:p>Description of schedule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6])" office:value-type="string" office:string-value="Schedule: 5" calcext:value-type="string">
            <text:p>Schedule: 5</text:p>
          </table:table-cell>
          <table:table-cell table:formula="of:=CONCATENATE(&quot;Description of schedule &quot;;[.A6])" office:value-type="string" office:string-value="Description of schedule 5" calcext:value-type="string">
            <text:p>Description of schedule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7])" office:value-type="string" office:string-value="Schedule: 6" calcext:value-type="string">
            <text:p>Schedule: 6</text:p>
          </table:table-cell>
          <table:table-cell table:formula="of:=CONCATENATE(&quot;Description of schedule &quot;;[.A7])" office:value-type="string" office:string-value="Description of schedule 6" calcext:value-type="string">
            <text:p>Description of schedule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8])" office:value-type="string" office:string-value="Schedule: 7" calcext:value-type="string">
            <text:p>Schedule: 7</text:p>
          </table:table-cell>
          <table:table-cell table:formula="of:=CONCATENATE(&quot;Description of schedule &quot;;[.A8])" office:value-type="string" office:string-value="Description of schedule 7" calcext:value-type="string">
            <text:p>Description of schedule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9])" office:value-type="string" office:string-value="Schedule: 8" calcext:value-type="string">
            <text:p>Schedule: 8</text:p>
          </table:table-cell>
          <table:table-cell table:formula="of:=CONCATENATE(&quot;Description of schedule &quot;;[.A9])" office:value-type="string" office:string-value="Description of schedule 8" calcext:value-type="string">
            <text:p>Description of schedule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0])" office:value-type="string" office:string-value="Schedule: 9" calcext:value-type="string">
            <text:p>Schedule: 9</text:p>
          </table:table-cell>
          <table:table-cell table:formula="of:=CONCATENATE(&quot;Description of schedule &quot;;[.A10])" office:value-type="string" office:string-value="Description of schedule 9" calcext:value-type="string">
            <text:p>Description of schedule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3" office:value-type="float" office:value="20" calcext:value-type="float">
            <text:p>20</text:p>
          </table:table-cell>
          <table:table-cell table:formula="of:=CONCATENATE(&quot;Schedule: &quot;;[.A11])" office:value-type="string" office:string-value="Schedule: 10" calcext:value-type="string">
            <text:p>Schedule: 10</text:p>
          </table:table-cell>
          <table:table-cell table:formula="of:=CONCATENATE(&quot;Description of schedule &quot;;[.A11])" office:value-type="string" office:string-value="Description of schedule 10" calcext:value-type="string">
            <text:p>Description of schedule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12])" office:value-type="string" office:string-value="Schedule: 11" calcext:value-type="string">
            <text:p>Schedule: 11</text:p>
          </table:table-cell>
          <table:table-cell table:formula="of:=CONCATENATE(&quot;Description of schedule &quot;;[.A12])" office:value-type="string" office:string-value="Description of schedule 11" calcext:value-type="string">
            <text:p>Description of schedule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3" office:value-type="float" office:value="19" calcext:value-type="float">
            <text:p>19</text:p>
          </table:table-cell>
          <table:table-cell table:formula="of:=CONCATENATE(&quot;Schedule: &quot;;[.A13])" office:value-type="string" office:string-value="Schedule: 12" calcext:value-type="string">
            <text:p>Schedule: 12</text:p>
          </table:table-cell>
          <table:table-cell table:formula="of:=CONCATENATE(&quot;Description of schedule &quot;;[.A13])" office:value-type="string" office:string-value="Description of schedule 12" calcext:value-type="string">
            <text:p>Description of schedule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3" office:value-type="float" office:value="17" calcext:value-type="float">
            <text:p>17</text:p>
          </table:table-cell>
          <table:table-cell table:formula="of:=CONCATENATE(&quot;Schedule: &quot;;[.A14])" office:value-type="string" office:string-value="Schedule: 13" calcext:value-type="string">
            <text:p>Schedule: 13</text:p>
          </table:table-cell>
          <table:table-cell table:formula="of:=CONCATENATE(&quot;Description of schedule &quot;;[.A14])" office:value-type="string" office:string-value="Description of schedule 13" calcext:value-type="string">
            <text:p>Description of schedule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15])" office:value-type="string" office:string-value="Schedule: 14" calcext:value-type="string">
            <text:p>Schedule: 14</text:p>
          </table:table-cell>
          <table:table-cell table:formula="of:=CONCATENATE(&quot;Description of schedule &quot;;[.A15])" office:value-type="string" office:string-value="Description of schedule 14" calcext:value-type="string">
            <text:p>Description of schedule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16])" office:value-type="string" office:string-value="Schedule: 15" calcext:value-type="string">
            <text:p>Schedule: 15</text:p>
          </table:table-cell>
          <table:table-cell table:formula="of:=CONCATENATE(&quot;Description of schedule &quot;;[.A16])" office:value-type="string" office:string-value="Description of schedule 15" calcext:value-type="string">
            <text:p>Description of schedule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17])" office:value-type="string" office:string-value="Schedule: 16" calcext:value-type="string">
            <text:p>Schedule: 16</text:p>
          </table:table-cell>
          <table:table-cell table:formula="of:=CONCATENATE(&quot;Description of schedule &quot;;[.A17])" office:value-type="string" office:string-value="Description of schedule 16" calcext:value-type="string">
            <text:p>Description of schedule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18])" office:value-type="string" office:string-value="Schedule: 17" calcext:value-type="string">
            <text:p>Schedule: 17</text:p>
          </table:table-cell>
          <table:table-cell table:formula="of:=CONCATENATE(&quot;Description of schedule &quot;;[.A18])" office:value-type="string" office:string-value="Description of schedule 17" calcext:value-type="string">
            <text:p>Description of schedule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9])" office:value-type="string" office:string-value="Schedule: 18" calcext:value-type="string">
            <text:p>Schedule: 18</text:p>
          </table:table-cell>
          <table:table-cell table:formula="of:=CONCATENATE(&quot;Description of schedule &quot;;[.A19])" office:value-type="string" office:string-value="Description of schedule 18" calcext:value-type="string">
            <text:p>Description of schedule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0])" office:value-type="string" office:string-value="Schedule: 19" calcext:value-type="string">
            <text:p>Schedule: 19</text:p>
          </table:table-cell>
          <table:table-cell table:formula="of:=CONCATENATE(&quot;Description of schedule &quot;;[.A20])" office:value-type="string" office:string-value="Description of schedule 19" calcext:value-type="string">
            <text:p>Description of schedule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1])" office:value-type="string" office:string-value="Schedule: 20" calcext:value-type="string">
            <text:p>Schedule: 20</text:p>
          </table:table-cell>
          <table:table-cell table:formula="of:=CONCATENATE(&quot;Description of schedule &quot;;[.A21])" office:value-type="string" office:string-value="Description of schedule 20" calcext:value-type="string">
            <text:p>Description of schedule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2])" office:value-type="string" office:string-value="Schedule: 21" calcext:value-type="string">
            <text:p>Schedule: 21</text:p>
          </table:table-cell>
          <table:table-cell table:formula="of:=CONCATENATE(&quot;Description of schedule &quot;;[.A22])" office:value-type="string" office:string-value="Description of schedule 21" calcext:value-type="string">
            <text:p>Description of schedule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3" office:value-type="float" office:value="4" calcext:value-type="float">
            <text:p>4</text:p>
          </table:table-cell>
          <table:table-cell table:formula="of:=CONCATENATE(&quot;Schedule: &quot;;[.A23])" office:value-type="string" office:string-value="Schedule: 22" calcext:value-type="string">
            <text:p>Schedule: 22</text:p>
          </table:table-cell>
          <table:table-cell table:formula="of:=CONCATENATE(&quot;Description of schedule &quot;;[.A23])" office:value-type="string" office:string-value="Description of schedule 22" calcext:value-type="string">
            <text:p>Description of schedule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4])" office:value-type="string" office:string-value="Schedule: 23" calcext:value-type="string">
            <text:p>Schedule: 23</text:p>
          </table:table-cell>
          <table:table-cell table:formula="of:=CONCATENATE(&quot;Description of schedule &quot;;[.A24])" office:value-type="string" office:string-value="Description of schedule 23" calcext:value-type="string">
            <text:p>Description of schedule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5])" office:value-type="string" office:string-value="Schedule: 24" calcext:value-type="string">
            <text:p>Schedule: 24</text:p>
          </table:table-cell>
          <table:table-cell table:formula="of:=CONCATENATE(&quot;Description of schedule &quot;;[.A25])" office:value-type="string" office:string-value="Description of schedule 24" calcext:value-type="string">
            <text:p>Description of schedule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6])" office:value-type="string" office:string-value="Schedule: 25" calcext:value-type="string">
            <text:p>Schedule: 25</text:p>
          </table:table-cell>
          <table:table-cell table:formula="of:=CONCATENATE(&quot;Description of schedule &quot;;[.A26])" office:value-type="string" office:string-value="Description of schedule 25" calcext:value-type="string">
            <text:p>Description of schedule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3" office:value-type="float" office:value="8" calcext:value-type="float">
            <text:p>8</text:p>
          </table:table-cell>
          <table:table-cell table:formula="of:=CONCATENATE(&quot;Schedule: &quot;;[.A27])" office:value-type="string" office:string-value="Schedule: 26" calcext:value-type="string">
            <text:p>Schedule: 26</text:p>
          </table:table-cell>
          <table:table-cell table:formula="of:=CONCATENATE(&quot;Description of schedule &quot;;[.A27])" office:value-type="string" office:string-value="Description of schedule 26" calcext:value-type="string">
            <text:p>Description of schedule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8])" office:value-type="string" office:string-value="Schedule: 27" calcext:value-type="string">
            <text:p>Schedule: 27</text:p>
          </table:table-cell>
          <table:table-cell table:formula="of:=CONCATENATE(&quot;Description of schedule &quot;;[.A28])" office:value-type="string" office:string-value="Description of schedule 27" calcext:value-type="string">
            <text:p>Description of schedule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29])" office:value-type="string" office:string-value="Schedule: 28" calcext:value-type="string">
            <text:p>Schedule: 28</text:p>
          </table:table-cell>
          <table:table-cell table:formula="of:=CONCATENATE(&quot;Description of schedule &quot;;[.A29])" office:value-type="string" office:string-value="Description of schedule 28" calcext:value-type="string">
            <text:p>Description of schedule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30])" office:value-type="string" office:string-value="Schedule: 29" calcext:value-type="string">
            <text:p>Schedule: 29</text:p>
          </table:table-cell>
          <table:table-cell table:formula="of:=CONCATENATE(&quot;Description of schedule &quot;;[.A30])" office:value-type="string" office:string-value="Description of schedule 29" calcext:value-type="string">
            <text:p>Description of schedule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1])" office:value-type="string" office:string-value="Schedule: 30" calcext:value-type="string">
            <text:p>Schedule: 30</text:p>
          </table:table-cell>
          <table:table-cell table:formula="of:=CONCATENATE(&quot;Description of schedule &quot;;[.A31])" office:value-type="string" office:string-value="Description of schedule 30" calcext:value-type="string">
            <text:p>Description of schedule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3" office:value-type="float" office:value="2" calcext:value-type="float">
            <text:p>2</text:p>
          </table:table-cell>
          <table:table-cell table:formula="of:=CONCATENATE(&quot;Schedule: &quot;;[.A32])" office:value-type="string" office:string-value="Schedule: 31" calcext:value-type="string">
            <text:p>Schedule: 31</text:p>
          </table:table-cell>
          <table:table-cell table:formula="of:=CONCATENATE(&quot;Description of schedule &quot;;[.A32])" office:value-type="string" office:string-value="Description of schedule 31" calcext:value-type="string">
            <text:p>Description of schedule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3])" office:value-type="string" office:string-value="Schedule: 32" calcext:value-type="string">
            <text:p>Schedule: 32</text:p>
          </table:table-cell>
          <table:table-cell table:formula="of:=CONCATENATE(&quot;Description of schedule &quot;;[.A33])" office:value-type="string" office:string-value="Description of schedule 32" calcext:value-type="string">
            <text:p>Description of schedule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4])" office:value-type="string" office:string-value="Schedule: 33" calcext:value-type="string">
            <text:p>Schedule: 33</text:p>
          </table:table-cell>
          <table:table-cell table:formula="of:=CONCATENATE(&quot;Description of schedule &quot;;[.A34])" office:value-type="string" office:string-value="Description of schedule 33" calcext:value-type="string">
            <text:p>Description of schedule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5])" office:value-type="string" office:string-value="Schedule: 34" calcext:value-type="string">
            <text:p>Schedule: 34</text:p>
          </table:table-cell>
          <table:table-cell table:formula="of:=CONCATENATE(&quot;Description of schedule &quot;;[.A35])" office:value-type="string" office:string-value="Description of schedule 34" calcext:value-type="string">
            <text:p>Description of schedule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6])" office:value-type="string" office:string-value="Schedule: 35" calcext:value-type="string">
            <text:p>Schedule: 35</text:p>
          </table:table-cell>
          <table:table-cell table:formula="of:=CONCATENATE(&quot;Description of schedule &quot;;[.A36])" office:value-type="string" office:string-value="Description of schedule 35" calcext:value-type="string">
            <text:p>Description of schedule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7])" office:value-type="string" office:string-value="Schedule: 36" calcext:value-type="string">
            <text:p>Schedule: 36</text:p>
          </table:table-cell>
          <table:table-cell table:formula="of:=CONCATENATE(&quot;Description of schedule &quot;;[.A37])" office:value-type="string" office:string-value="Description of schedule 36" calcext:value-type="string">
            <text:p>Description of schedule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38])" office:value-type="string" office:string-value="Schedule: 37" calcext:value-type="string">
            <text:p>Schedule: 37</text:p>
          </table:table-cell>
          <table:table-cell table:formula="of:=CONCATENATE(&quot;Description of schedule &quot;;[.A38])" office:value-type="string" office:string-value="Description of schedule 37" calcext:value-type="string">
            <text:p>Description of schedule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39])" office:value-type="string" office:string-value="Schedule: 38" calcext:value-type="string">
            <text:p>Schedule: 38</text:p>
          </table:table-cell>
          <table:table-cell table:formula="of:=CONCATENATE(&quot;Description of schedule &quot;;[.A39])" office:value-type="string" office:string-value="Description of schedule 38" calcext:value-type="string">
            <text:p>Description of schedule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0])" office:value-type="string" office:string-value="Schedule: 39" calcext:value-type="string">
            <text:p>Schedule: 39</text:p>
          </table:table-cell>
          <table:table-cell table:formula="of:=CONCATENATE(&quot;Description of schedule &quot;;[.A40])" office:value-type="string" office:string-value="Description of schedule 39" calcext:value-type="string">
            <text:p>Description of schedule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41])" office:value-type="string" office:string-value="Schedule: 40" calcext:value-type="string">
            <text:p>Schedule: 40</text:p>
          </table:table-cell>
          <table:table-cell table:formula="of:=CONCATENATE(&quot;Description of schedule &quot;;[.A41])" office:value-type="string" office:string-value="Description of schedule 40" calcext:value-type="string">
            <text:p>Description of schedule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42])" office:value-type="string" office:string-value="Schedule: 41" calcext:value-type="string">
            <text:p>Schedule: 41</text:p>
          </table:table-cell>
          <table:table-cell table:formula="of:=CONCATENATE(&quot;Description of schedule &quot;;[.A42])" office:value-type="string" office:string-value="Description of schedule 41" calcext:value-type="string">
            <text:p>Description of schedule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43])" office:value-type="string" office:string-value="Schedule: 42" calcext:value-type="string">
            <text:p>Schedule: 42</text:p>
          </table:table-cell>
          <table:table-cell table:formula="of:=CONCATENATE(&quot;Description of schedule &quot;;[.A43])" office:value-type="string" office:string-value="Description of schedule 42" calcext:value-type="string">
            <text:p>Description of schedule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44])" office:value-type="string" office:string-value="Schedule: 43" calcext:value-type="string">
            <text:p>Schedule: 43</text:p>
          </table:table-cell>
          <table:table-cell table:formula="of:=CONCATENATE(&quot;Description of schedule &quot;;[.A44])" office:value-type="string" office:string-value="Description of schedule 43" calcext:value-type="string">
            <text:p>Description of schedule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45])" office:value-type="string" office:string-value="Schedule: 44" calcext:value-type="string">
            <text:p>Schedule: 44</text:p>
          </table:table-cell>
          <table:table-cell table:formula="of:=CONCATENATE(&quot;Description of schedule &quot;;[.A45])" office:value-type="string" office:string-value="Description of schedule 44" calcext:value-type="string">
            <text:p>Description of schedule 44</text:p>
          </table:table-cell>
        </table:table-row>
      </table:table>
      <table:table table:name="menu" table:style-name="ta1">
        <table:table-column table:style-name="co2" table:default-cell-style-name="Default"/>
        <table:table-column table:style-name="co38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hedul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01-01-01T10:20:13" calcext:value-type="date">
            <text:p>2001-01-01 10:2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]&gt;[.B2];[.C2];[.C2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]&gt;[.B3];[.C3];[.C3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]&gt;[.B4];[.C4];[.C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6]&gt;[.B5];[.C5];[.C5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7]&gt;[.B6];[.C6];[.C6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8]&gt;[.B7];[.C7];[.C7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9]&gt;[.B8];[.C8];[.C8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0]&gt;[.B9];[.C9];[.C9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1]&gt;[.B10];[.C10];[.C10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2]&gt;[.B11];[.C11];[.C11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3]&gt;[.B12];[.C12];[.C12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14]&gt;[.B13];[.C13];[.C13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5]&gt;[.B14];[.C14];[.C14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6]&gt;[.B15];[.C15];[.C15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7]&gt;[.B16];[.C16];[.C16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8]&gt;[.B17];[.C17];[.C17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19]&gt;[.B18];[.C18];[.C1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0]&gt;[.B19];[.C19];[.C19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1]&gt;[.B20];[.C20];[.C2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2]&gt;[.B21];[.C21];[.C2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23]&gt;[.B22];[.C22];[.C2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24]&gt;[.B23];[.C23];[.C2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25]&gt;[.B24];[.C24];[.C2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26]&gt;[.B25];[.C25];[.C2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7]&gt;[.B26];[.C26];[.C26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8]&gt;[.B27];[.C27];[.C27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9]&gt;[.B28];[.C28];[.C28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0]&gt;[.B29];[.C29];[.C2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31]&gt;[.B30];[.C30];[.C3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32]&gt;[.B31];[.C31];[.C31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33]&gt;[.B32];[.C32];[.C32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01-01-02T21:20:13" calcext:value-type="date">
            <text:p>2001-01-02 21:20:13</text:p>
          </table:table-cell>
          <table:table-cell table:formula="of:=IF([.B34]&gt;[.B33];[.C33];[.C33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01-01-03T14:20:13" calcext:value-type="date">
            <text:p>2001-01-03 14:20:13</text:p>
          </table:table-cell>
          <table:table-cell table:formula="of:=IF([.B35]&gt;[.B34];[.C34];[.C34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36]&gt;[.B35];[.C35];[.C3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7]&gt;[.B36];[.C36];[.C3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38]&gt;[.B37];[.C37];[.C3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9]&gt;[.B38];[.C38];[.C3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0]&gt;[.B39];[.C39];[.C3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1]&gt;[.B40];[.C40];[.C40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2]&gt;[.B41];[.C41];[.C41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3]&gt;[.B42];[.C42];[.C42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44]&gt;[.B43];[.C43];[.C4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5]&gt;[.B44];[.C44];[.C4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46]&gt;[.B45];[.C45];[.C4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47]&gt;[.B46];[.C46];[.C46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8]&gt;[.B47];[.C47];[.C4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9]&gt;[.B48];[.C48];[.C48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50]&gt;[.B49];[.C49];[.C49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1]&gt;[.B50];[.C50];[.C50]+1)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vent" table:style-name="ta1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user_id" table:base-cell-address="$users.$A$2" table:cell-range-address="$users.$A$2: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">
      <number:number number:decimal-places="0" number:min-integer-digits="2" number:grouping="true"/>
    </number:number-style>
    <number:number-style style:name="N107">
      <number:number number:decimal-places="0" number:min-integer-digits="2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9:35:46.7497194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21:41:07.488698239</dc:date>
    <dc:creator>Juanlu </dc:creator>
    <meta:editing-duration>PT3H35M14S</meta:editing-duration>
    <meta:editing-cycles>31</meta:editing-cycles>
    <meta:generator>LibreOffice/4.3.3.2$Linux_X86_64 LibreOffice_project/430m0$Build-2</meta:generator>
    <meta:document-statistic meta:table-count="24" meta:cell-count="3865" meta:object-count="0"/>
  </office:meta>
</office:document-meta>
</file>